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0.9846in"/>
    </style:style>
    <style:style style:name="co20" style:family="table-column">
      <style:table-column-properties fo:break-before="auto" style:column-width="1.0047in"/>
    </style:style>
    <style:style style:name="co21" style:family="table-column">
      <style:table-column-properties fo:break-before="auto" style:column-width="1.0264in"/>
    </style:style>
    <style:style style:name="co22" style:family="table-column">
      <style:table-column-properties fo:break-before="auto" style:column-width="1.1902in"/>
    </style:style>
    <style:style style:name="co23" style:family="table-column">
      <style:table-column-properties fo:break-before="auto" style:column-width="2.4575in"/>
    </style:style>
    <style:style style:name="co8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0.7126in"/>
    </style:style>
    <style:style style:name="co9" style:family="table-column">
      <style:table-column-properties fo:break-before="auto" style:column-width="2.2437in"/>
    </style:style>
    <style:style style:name="co10" style:family="table-column">
      <style:table-column-properties fo:break-before="auto" style:column-width="1.3437in"/>
    </style:style>
    <style:style style:name="co11" style:family="table-column">
      <style:table-column-properties fo:break-before="auto" style:column-width="2.698in"/>
    </style:style>
    <style:style style:name="co12" style:family="table-column">
      <style:table-column-properties fo:break-before="auto" style:column-width="1.1756in"/>
    </style:style>
    <style:style style:name="co13" style:family="table-column">
      <style:table-column-properties fo:break-before="auto" style:column-width="1.2709in"/>
    </style:style>
    <style:style style:name="co14" style:family="table-column">
      <style:table-column-properties fo:break-before="auto" style:column-width="1.6528in"/>
    </style:style>
    <style:style style:name="co15" style:family="table-column">
      <style:table-column-properties fo:break-before="auto" style:column-width="1.1252in"/>
    </style:style>
    <style:style style:name="co16" style:family="table-column">
      <style:table-column-properties fo:break-before="auto" style:column-width="5.1453in"/>
    </style:style>
    <style:style style:name="co17" style:family="table-column">
      <style:table-column-properties fo:break-before="auto" style:column-width="1.5091in"/>
    </style:style>
    <style:style style:name="co18" style:family="table-column">
      <style:table-column-properties fo:break-before="auto" style:column-width="0.9937in"/>
    </style:style>
    <style:style style:name="co24" style:family="table-column">
      <style:table-column-properties fo:break-before="auto" style:column-width="1.0701in"/>
    </style:style>
    <style:style style:name="co25" style:family="table-column">
      <style:table-column-properties fo:break-before="auto" style:column-width="1.4201in"/>
    </style:style>
    <style:style style:name="co26" style:family="table-column">
      <style:table-column-properties fo:break-before="auto" style:column-width="1.3654in"/>
    </style:style>
    <style:style style:name="co27" style:family="table-column">
      <style:table-column-properties fo:break-before="auto" style:column-width="2.5016in"/>
    </style:style>
    <style:style style:name="co28" style:family="table-column">
      <style:table-column-properties fo:break-before="auto" style:column-width="2.1736in"/>
    </style:style>
    <style:style style:name="co29" style:family="table-column">
      <style:table-column-properties fo:break-before="auto" style:column-width="1.2016in"/>
    </style:style>
    <style:style style:name="ro9" style:family="table-row">
      <style:table-row-properties style:row-height="0.2484in" fo:break-before="auto" style:use-optimal-row-height="false"/>
    </style:style>
    <style:style style:name="ro46" style:family="table-row">
      <style:table-row-properties style:row-height="0.4972in" fo:break-before="auto" style:use-optimal-row-height="false"/>
    </style:style>
    <style:style style:name="ro32" style:family="table-row">
      <style:table-row-properties style:row-height="0.4866in" fo:break-before="auto" style:use-optimal-row-height="true"/>
    </style:style>
    <style:style style:name="ro29" style:family="table-row">
      <style:table-row-properties style:row-height="0.6425in" fo:break-before="auto" style:use-optimal-row-height="true"/>
    </style:style>
    <style:style style:name="ro10" style:family="table-row">
      <style:table-row-properties style:row-height="0.178in" fo:break-before="auto" style:use-optimal-row-height="true"/>
    </style:style>
    <style:style style:name="ro21" style:family="table-row">
      <style:table-row-properties style:row-height="0.3311in" fo:break-before="auto" style:use-optimal-row-height="true"/>
    </style:style>
    <style:style style:name="ro28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ro11" style:family="table-row">
      <style:table-row-properties style:row-height="0.1945in" fo:break-before="auto" style:use-optimal-row-height="true"/>
    </style:style>
    <style:style style:name="ro12" style:family="table-row">
      <style:table-row-properties style:row-height="0.1965in" fo:break-before="auto" style:use-optimal-row-height="false"/>
    </style:style>
    <style:style style:name="ro13" style:family="table-row">
      <style:table-row-properties style:row-height="0.3417in" fo:break-before="auto" style:use-optimal-row-height="false"/>
    </style:style>
    <style:style style:name="ro14" style:family="table-row">
      <style:table-row-properties style:row-height="0.302in" fo:break-before="auto" style:use-optimal-row-height="false"/>
    </style:style>
    <style:style style:name="ro15" style:family="table-row">
      <style:table-row-properties style:row-height="0.3728in" fo:break-before="auto" style:use-optimal-row-height="false"/>
    </style:style>
    <style:style style:name="ro16" style:family="table-row">
      <style:table-row-properties style:row-height="0.3728in" fo:break-before="auto" style:use-optimal-row-height="true"/>
    </style:style>
    <style:style style:name="ro17" style:family="table-row">
      <style:table-row-properties style:row-height="0.211in" fo:break-before="auto" style:use-optimal-row-height="true"/>
    </style:style>
    <style:style style:name="ro18" style:family="table-row">
      <style:table-row-properties style:row-height="0.2173in" fo:break-before="auto" style:use-optimal-row-height="false"/>
    </style:style>
    <style:style style:name="ro19" style:family="table-row">
      <style:table-row-properties style:row-height="0.1862in" fo:break-before="auto" style:use-optimal-row-height="false"/>
    </style:style>
    <style:style style:name="ro20" style:family="table-row">
      <style:table-row-properties style:row-height="0.2382in" fo:break-before="auto" style:use-optimal-row-height="false"/>
    </style:style>
    <style:style style:name="ro22" style:family="table-row">
      <style:table-row-properties style:row-height="0.2591in" fo:break-before="auto" style:use-optimal-row-height="false"/>
    </style:style>
    <style:style style:name="ro23" style:family="table-row">
      <style:table-row-properties style:row-height="0.3626in" fo:break-before="auto" style:use-optimal-row-height="false"/>
    </style:style>
    <style:style style:name="ro24" style:family="table-row">
      <style:table-row-properties style:row-height="0.352in" fo:break-before="auto" style:use-optimal-row-height="false"/>
    </style:style>
    <style:style style:name="ro25" style:family="table-row">
      <style:table-row-properties style:row-height="0.2071in" fo:break-before="auto" style:use-optimal-row-height="true"/>
    </style:style>
    <style:style style:name="ro26" style:family="table-row">
      <style:table-row-properties style:row-height="0.4555in" fo:break-before="auto" style:use-optimal-row-height="false"/>
    </style:style>
    <style:style style:name="ro27" style:family="table-row">
      <style:table-row-properties style:row-height="0.1957in" fo:break-before="auto" style:use-optimal-row-height="false"/>
    </style:style>
    <style:style style:name="ro30" style:family="table-row">
      <style:table-row-properties style:row-height="0.2083in" fo:break-before="auto" style:use-optimal-row-height="false"/>
    </style:style>
    <style:style style:name="ro31" style:family="table-row">
      <style:table-row-properties style:row-height="1.4193in" fo:break-before="auto" style:use-optimal-row-height="true"/>
    </style:style>
    <style:style style:name="ro33" style:family="table-row">
      <style:table-row-properties style:row-height="0.9535in" fo:break-before="auto" style:use-optimal-row-height="true"/>
    </style:style>
    <style:style style:name="ro34" style:family="table-row">
      <style:table-row-properties style:row-height="2.1555in" fo:break-before="auto" style:use-optimal-row-height="false"/>
    </style:style>
    <style:style style:name="ro35" style:family="table-row">
      <style:table-row-properties style:row-height="2.7465in" fo:break-before="auto" style:use-optimal-row-height="false"/>
    </style:style>
    <style:style style:name="ro36" style:family="table-row">
      <style:table-row-properties style:row-height="0.7665in" fo:break-before="auto" style:use-optimal-row-height="true"/>
    </style:style>
    <style:style style:name="ro37" style:family="table-row">
      <style:table-row-properties style:row-height="0.8909in" fo:break-before="auto" style:use-optimal-row-height="true"/>
    </style:style>
    <style:style style:name="ro38" style:family="table-row">
      <style:table-row-properties style:row-height="0.6008in" fo:break-before="auto" style:use-optimal-row-height="true"/>
    </style:style>
    <style:style style:name="ro39" style:family="table-row">
      <style:table-row-properties style:row-height="0.4555in" fo:break-before="auto" style:use-optimal-row-height="true"/>
    </style:style>
    <style:style style:name="ro40" style:family="table-row">
      <style:table-row-properties style:row-height="0.9118in" fo:break-before="auto" style:use-optimal-row-height="true"/>
    </style:style>
    <style:style style:name="ro41" style:family="table-row">
      <style:table-row-properties style:row-height="2.3528in" fo:break-before="auto" style:use-optimal-row-height="true"/>
    </style:style>
    <style:style style:name="ro42" style:family="table-row">
      <style:table-row-properties style:row-height="1.2638in" fo:break-before="auto" style:use-optimal-row-height="true"/>
    </style:style>
    <style:style style:name="ro43" style:family="table-row">
      <style:table-row-properties style:row-height="1.1091in" fo:break-before="auto" style:use-optimal-row-height="true"/>
    </style:style>
    <style:style style:name="ro44" style:family="table-row">
      <style:table-row-properties style:row-height="1.5752in" fo:break-before="auto" style:use-optimal-row-height="true"/>
    </style:style>
    <style:style style:name="ro45" style:family="table-row">
      <style:table-row-properties style:row-height="0.6217in" fo:break-before="auto" style:use-optimal-row-height="true"/>
    </style:style>
    <style:style style:name="ro47" style:family="table-row">
      <style:table-row-properties style:row-height="0.9118in" fo:break-before="auto" style:use-optimal-row-height="false"/>
    </style:style>
    <style:style style:name="ro48" style:family="table-row">
      <style:table-row-properties style:row-height="0.4764in" fo:break-before="auto" style:use-optimal-row-height="true"/>
    </style:style>
    <style:style style:name="ro49" style:family="table-row">
      <style:table-row-properties style:row-height="0.922in" fo:break-before="auto" style:use-optimal-row-height="true"/>
    </style:style>
    <style:style style:name="ro50" style:family="table-row">
      <style:table-row-properties style:row-height="1.0673in" fo:break-before="auto" style:use-optimal-row-height="true"/>
    </style:style>
    <style:style style:name="ro51" style:family="table-row">
      <style:table-row-properties style:row-height="1.8862in" fo:break-before="auto" style:use-optimal-row-height="true"/>
    </style:style>
    <style:style style:name="ro52" style:family="table-row">
      <style:table-row-properties style:row-height="1.1811in" fo:break-before="auto" style:use-optimal-row-height="true"/>
    </style:style>
    <style:style style:name="ro53" style:family="table-row">
      <style:table-row-properties style:row-height="0.310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117" style:family="table-cell" style:parent-style-name="Default">
      <style:table-cell-properties fo:wrap-option="wrap" fo:border="0.0008in solid #000000" style:vertical-align="top"/>
    </style:style>
    <style:style style:name="ce13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6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6" style:family="table-cell" style:parent-style-name="Default">
      <style:text-properties fo:font-weight="bold" style:font-weight-asian="bold" style:font-weight-complex="bold"/>
    </style:style>
    <style:style style:name="ce13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fo:font-weight="normal"/>
    </style:style>
    <style:style style:name="ce1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name-asian="Tahoma1"/>
    </style:style>
    <style:style style:name="ce140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/>
    </style:style>
    <style:style style:name="ce14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fo:font-weight="normal"/>
    </style:style>
    <style:style style:name="ce5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5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normal"/>
    </style:style>
    <style:style style:name="ce16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22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3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4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5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6" style:family="table-cell" style:parent-style-name="Default" style:data-style-name="N169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 style:data-style-name="N166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 style:data-style-name="N166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168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167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 style:data-style-name="N22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ext-properties style:font-name="Arial" fo:font-size="10pt" fo:font-weight="normal"/>
    </style:style>
    <style:style style:name="ce33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7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 style:data-style-name="N167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4" style:family="table-cell" style:parent-style-name="Default">
      <style:table-cell-properties style:glyph-orientation-vertical="0" fo:background-color="#e6e6e6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66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6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weight="bold"/>
    </style:style>
    <style:style style:name="ce69" style:family="table-cell" style:parent-style-name="Default">
      <style:text-properties style:font-name="Arial" fo:font-weight="bold"/>
    </style:style>
    <style:style style:name="ce70" style:family="table-cell" style:parent-style-name="Default">
      <style:text-properties fo:font-weight="bold"/>
    </style:style>
    <style:style style:name="ce7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/>
    </style:style>
    <style:style style:name="ce7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7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7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76" style:family="table-cell" style:parent-style-name="Default">
      <style:table-cell-properties fo:background-color="transparent"/>
      <style:text-properties style:font-name="Arial"/>
    </style:style>
    <style:style style:name="ce77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78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79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weight="bold"/>
    </style:style>
    <style:style style:name="ce80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81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82" style:family="table-cell" style:parent-style-name="Default">
      <style:text-properties fo:font-weight="bold" style:font-name-asian="Tahoma1" style:font-weight-asian="bold" style:font-weight-complex="bold"/>
    </style:style>
    <style:style style:name="ce83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8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8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86" style:family="table-cell" style:parent-style-name="Default">
      <style:table-cell-properties fo:background-color="transparent" fo:wrap-option="wrap" fo:border="0.0008in solid #000000" style:vertical-align="top"/>
      <style:text-properties style:font-name="Arial" fo:font-weight="bold"/>
    </style:style>
    <style:style style:name="ce8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88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font-weight="bold" style:font-name-asian="Tahoma1"/>
    </style:style>
    <style:style style:name="ce8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90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/>
    </style:style>
    <style:style style:name="ce91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 style:font-name-asian="Tahoma1"/>
    </style:style>
    <style:style style:name="ce9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93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 style:font-name-asian="Tahoma1" style:font-weight-asian="bold" style:font-weight-complex="bold"/>
    </style:style>
    <style:style style:name="ce94" style:family="table-cell" style:parent-style-name="Default">
      <style:table-cell-properties fo:background-color="transparent"/>
      <style:text-properties style:font-name="Arial" fo:font-weight="bold" style:font-name-asian="Tahoma1"/>
    </style:style>
    <style:style style:name="ce95" style:family="table-cell" style:parent-style-name="Default">
      <style:table-cell-properties fo:background-color="transparent"/>
      <style:text-properties style:font-name="Arial" fo:font-weight="bold" style:font-name-asian="Tahoma1" style:font-weight-asian="bold" style:font-weight-complex="bold"/>
    </style:style>
    <style:style style:name="ce96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97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1" style:font-weight-asian="bold" style:font-weight-complex="bold"/>
    </style:style>
    <style:style style:name="ce98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99" style:family="table-cell" style:parent-style-name="Default">
      <style:text-properties style:font-name="Arial" fo:font-weight="bold" style:font-name-asian="Tahoma1"/>
    </style:style>
    <style:style style:name="ce100" style:family="table-cell" style:parent-style-name="Default">
      <style:text-properties style:font-name="Arial" fo:font-weight="bold" style:font-weight-asian="bold" style:font-weight-complex="bold"/>
    </style:style>
    <style:style style:name="ce101" style:family="table-cell" style:parent-style-name="Default">
      <style:text-properties style:font-name="Arial"/>
    </style:style>
    <style:style style:name="ce102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105" style:family="table-cell" style:parent-style-name="Default">
      <style:table-cell-properties fo:border="0.0008in solid #000000"/>
      <style:text-properties style:font-name="Arial"/>
    </style:style>
    <style:style style:name="ce106" style:family="table-cell" style:parent-style-name="Default">
      <style:table-cell-properties fo:border="0.0008in solid #000000"/>
      <style:text-properties style:font-name="Arial" fo:font-weight="bold"/>
    </style:style>
    <style:style style:name="ce107" style:family="table-cell" style:parent-style-name="Default">
      <style:table-cell-properties fo:border="0.0008in solid #000000"/>
      <style:text-properties style:font-name="Arial" fo:font-weight="normal"/>
    </style:style>
    <style:style style:name="ce108" style:family="table-cell" style:parent-style-name="Default">
      <style:table-cell-properties fo:border="0.0008in solid #000000"/>
      <style:text-properties style:font-name="Arial" fo:font-weight="bold" style:font-weight-asian="bold" style:font-weight-complex="bold"/>
    </style:style>
    <style:style style:name="ce109" style:family="table-cell" style:parent-style-name="Default">
      <style:table-cell-properties fo:border="0.0008in solid #000000"/>
      <style:text-properties style:font-name="Arial" fo:font-weight="normal" style:font-weight-asian="normal" style:font-weight-complex="normal"/>
    </style:style>
    <style:style style:name="ce110" style:family="table-cell" style:parent-style-name="Default">
      <style:table-cell-properties fo:border="0.0008in solid #000000"/>
    </style:style>
    <style:style style:name="ce111" style:family="table-cell" style:parent-style-name="Default">
      <style:table-cell-properties fo:wrap-option="wrap" fo:border="0.0008in solid #000000"/>
      <style:text-properties style:font-name="Arial"/>
    </style:style>
    <style:style style:name="ce112" style:family="table-cell" style:parent-style-name="Default">
      <style:table-cell-properties fo:wrap-option="wrap"/>
    </style:style>
    <style:style style:name="ce113" style:family="table-cell" style:parent-style-name="Default">
      <style:table-cell-properties fo:background-color="transparent" fo:border="0.0008in solid #000000"/>
      <style:text-properties fo:color="#000000" style:font-name="Times New Roman"/>
    </style:style>
    <style:style style:name="ce114" style:family="table-cell" style:parent-style-name="Default">
      <style:text-properties style:font-name="Arial" fo:font-size="10pt"/>
    </style:style>
    <style:style style:name="ce11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8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9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20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1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22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4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6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7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9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30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31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32" style:family="table-cell" style:parent-style-name="Default">
      <style:table-cell-properties fo:wrap-option="wrap"/>
      <style:text-properties style:font-name="Arial" fo:font-size="10pt"/>
    </style:style>
    <style:style style:name="ce133" style:family="table-cell" style:parent-style-name="Default">
      <style:table-cell-properties fo:wrap-option="wrap" style:vertical-align="top"/>
    </style:style>
    <style:style style:name="ce143" style:family="table-cell" style:parent-style-name="Default">
      <style:table-cell-properties fo:wrap-option="wrap" style:vertical-align="top"/>
      <style:text-properties style:font-name="Arial" fo:font-size="10pt"/>
    </style:style>
    <style:style style:name="ce14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9pt" fo:font-weight="normal" style:font-name-asian="ＭＳ Ｐゴシック" style:font-size-asian="9pt" style:font-name-complex="Arial2" style:font-size-complex="9pt"/>
    </style:style>
    <style:style style:name="ce14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fo:font-size="10pt" fo:font-weight="normal" style:font-name-asian="Lucida Sans Unicode" style:font-size-asian="10pt" style:font-name-complex="Tahoma2" style:font-size-complex="10pt"/>
    </style:style>
    <style:style style:name="ce14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7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1" style:font-size-asian="10pt"/>
    </style:style>
    <style:style style:name="ce148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4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5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52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3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5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5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57" style:family="table-cell" style:parent-style-name="Default"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size="10pt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color="#000000" fo:font-size="9pt" style:font-name-asian="ＭＳ Ｐゴシック" style:font-size-asian="9pt" style:font-name-complex="Arial2" style:font-size-complex="9pt"/>
    </style:style>
    <style:style style:name="T4" style:family="text">
      <style:text-properties fo:font-weight="normal"/>
    </style:style>
    <style:style style:name="T5" style:family="text">
      <style:text-properties fo:color="#000000" fo:font-size="9pt" fo:font-weight="normal" style:font-name-asian="ＭＳ Ｐゴシック" style:font-size-asian="9pt" style:font-name-complex="Arial2" style:font-size-complex="9pt"/>
    </style:style>
    <style:style style:name="T6" style:family="text">
      <style:text-properties fo:color="#000000" fo:font-size="9pt" fo:font-weight="bold" style:font-name-asian="ＭＳ Ｐゴシック" style:font-size-asian="9pt" style:font-name-complex="Arial2" style:font-size-complex="9pt"/>
    </style:style>
    <style:style style:name="T7" style:family="text">
      <style:text-properties fo:font-weight="bold"/>
    </style:style>
    <style:style style:name="T8" style:family="text">
      <style:text-properties fo:font-size="10pt" style:font-name-asian="Lucida Sans Unicode" style:font-size-asian="10pt" style:font-name-complex="Tahoma2" style:font-size-complex="10pt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7" table:default-cell-style-name="ce16"/>
        <table:table-column table:style-name="co9" table:default-cell-style-name="Default"/>
        <table:table-column table:style-name="co10" table:default-cell-style-name="Default"/>
        <table:table-column table:style-name="co11" table:default-cell-style-name="ce16"/>
        <table:table-column table:style-name="co12" table:default-cell-style-name="ce52"/>
        <table:table-column table:style-name="co13" table:default-cell-style-name="ce16"/>
        <table:table-column table:style-name="co14" table:default-cell-style-name="ce16"/>
        <table:table-column table:style-name="co7" table:number-columns-repeated="248" table:default-cell-style-name="ce16"/>
        <table:table-column table:style-name="co7" table:default-cell-style-name="Default"/>
        <table:table-row table:style-name="ro11">
          <table:table-cell>
            <draw:frame table:end-cell-address="Cover.C6" table:end-x="0.0138in" table:end-y="0.1555in" draw:z-index="0" draw:name="Graphics 3" draw:style-name="gr1" draw:text-style-name="P1" svg:width="2.3114in" svg:height="1.126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20" table:number-columns-repeated="2"/>
          <table:table-cell/>
          <table:table-cell table:style-name="ce16" table:number-columns-spanned="3" table:number-rows-spanned="1"/>
          <table:covered-table-cell table:number-columns-repeated="2"/>
          <table:table-cell table:number-columns-repeated="249"/>
        </table:table-row>
        <table:table-row table:style-name="ro11" table:number-rows-repeated="3">
          <table:table-cell table:style-name="ce17"/>
          <table:table-cell table:number-columns-repeated="2"/>
          <table:table-cell table:style-name="ce17" table:number-columns-repeated="3"/>
          <table:table-cell table:number-columns-repeated="250"/>
        </table:table-row>
        <table:table-row table:style-name="ro12">
          <table:table-cell table:style-name="ce17"/>
          <table:table-cell table:number-columns-repeated="2"/>
          <table:table-cell table:style-name="ce17" table:number-columns-repeated="3"/>
          <table:table-cell table:number-columns-repeated="250"/>
        </table:table-row>
        <table:table-row table:style-name="ro13">
          <table:table-cell table:style-name="ce17"/>
          <table:table-cell table:style-name="ce21" office:value-type="string">
            <text:p>CS SNIFF TEST </text:p>
          </table:table-cell>
          <table:table-cell table:style-name="ce17" table:number-columns-repeated="4"/>
          <table:table-cell table:number-columns-repeated="250"/>
        </table:table-row>
        <table:table-row table:style-name="ro11">
          <table:table-cell table:style-name="ce17"/>
          <table:table-cell table:style-name="ce22" office:value-type="string">
            <text:p>Version:</text:p>
          </table:table-cell>
          <table:table-cell table:style-name="ce30" office:value-type="float" office:value="1">
            <text:p>1.0</text:p>
          </table:table-cell>
          <table:table-cell table:style-name="ce42"/>
          <table:table-cell table:style-name="ce17" table:number-columns-repeated="2"/>
          <table:table-cell table:number-columns-repeated="250"/>
        </table:table-row>
        <table:table-row table:style-name="ro11">
          <table:table-cell table:style-name="ce17"/>
          <table:table-cell table:style-name="ce22" office:value-type="string">
            <text:p>Issue date:</text:p>
          </table:table-cell>
          <table:table-cell table:style-name="ce31"/>
          <table:table-cell table:style-name="ce42"/>
          <table:table-cell table:style-name="ce17" table:number-columns-repeated="2"/>
          <table:table-cell table:number-columns-repeated="250"/>
        </table:table-row>
        <table:table-row table:style-name="ro11">
          <table:table-cell table:style-name="ce17"/>
          <table:table-cell table:style-name="ce22" office:value-type="string">
            <text:p>Project Suite:</text:p>
          </table:table-cell>
          <table:table-cell table:style-name="ce32" office:value-type="string">
            <text:p>Collaboration Suites</text:p>
          </table:table-cell>
          <table:table-cell table:style-name="ce42"/>
          <table:table-cell table:style-name="ce17" table:number-columns-repeated="2"/>
          <table:table-cell table:number-columns-repeated="250"/>
        </table:table-row>
        <table:table-row table:style-name="ro11">
          <table:table-cell table:style-name="ce17"/>
          <table:table-cell table:style-name="ce22" office:value-type="string">
            <text:p>Project Name:</text:p>
          </table:table-cell>
          <table:table-cell table:style-name="ce33" office:value-type="string">
            <text:p>CS</text:p>
          </table:table-cell>
          <table:table-cell table:style-name="ce42"/>
          <table:table-cell table:style-name="ce17" table:number-columns-repeated="2"/>
          <table:table-cell table:number-columns-repeated="250"/>
        </table:table-row>
        <table:table-row table:style-name="ro11">
          <table:table-cell table:style-name="ce17"/>
          <table:table-cell table:style-name="ce22" office:value-type="string">
            <text:p>Total Cases:</text:p>
          </table:table-cell>
          <table:table-cell table:style-name="ce34" table:formula="of:=SUM([SniffTest.C4:SniffTest.C4])" office:value-type="float" office:value="68">
            <text:p>68</text:p>
          </table:table-cell>
          <table:table-cell table:style-name="ce43"/>
          <table:table-cell table:style-name="ce17" table:number-columns-repeated="2"/>
          <table:table-cell table:number-columns-repeated="250"/>
        </table:table-row>
        <table:table-row table:style-name="ro11" table:number-rows-repeated="3">
          <table:table-cell table:style-name="ce17"/>
          <table:table-cell table:style-name="ce23"/>
          <table:table-cell table:style-name="ce35"/>
          <table:table-cell table:style-name="ce44"/>
          <table:table-cell table:style-name="ce17" table:number-columns-repeated="2"/>
          <table:table-cell table:number-columns-repeated="250"/>
        </table:table-row>
        <table:table-row table:style-name="ro11">
          <table:table-cell/>
          <table:table-cell table:style-name="ce23"/>
          <table:table-cell table:style-name="ce35"/>
          <table:table-cell table:style-name="Default" table:number-columns-repeated="4"/>
          <table:table-cell table:number-columns-repeated="249"/>
        </table:table-row>
        <table:table-row table:style-name="ro11" table:number-rows-repeated="3">
          <table:table-cell table:style-name="ce18"/>
          <table:table-cell table:number-columns-repeated="2"/>
          <table:table-cell table:style-name="Default" table:number-columns-repeated="4"/>
          <table:table-cell table:style-name="ce18" table:number-columns-repeated="248"/>
          <table:table-cell/>
        </table:table-row>
        <table:table-row table:style-name="ro14">
          <table:table-cell table:style-name="ce19"/>
          <table:table-cell table:style-name="ce24" office:value-type="string">
            <text:p>Record of change:</text:p>
          </table:table-cell>
          <table:table-cell table:style-name="ce16"/>
          <table:table-cell/>
          <table:table-cell table:style-name="ce16"/>
          <table:table-cell table:number-columns-repeated="2"/>
          <table:table-cell table:style-name="ce19" table:number-columns-repeated="248"/>
          <table:table-cell/>
        </table:table-row>
        <table:table-row table:style-name="ro15">
          <table:table-cell table:style-name="ce19"/>
          <table:table-cell table:style-name="ce25" office:value-type="string">
            <text:p>Effective Date</text:p>
          </table:table-cell>
          <table:table-cell table:style-name="ce36" office:value-type="string">
            <text:p>Version</text:p>
          </table:table-cell>
          <table:table-cell table:style-name="ce36" office:value-type="string">
            <text:p>Change description</text:p>
          </table:table-cell>
          <table:table-cell table:style-name="ce36" office:value-type="string">
            <text:p>Originator</text:p>
          </table:table-cell>
          <table:table-cell table:style-name="ce54" office:value-type="string">
            <text:p>Reviewer/</text:p>
            <text:p>Approver</text:p>
          </table:table-cell>
          <table:table-cell table:style-name="ce58" office:value-type="string">
            <text:p>Reference</text:p>
          </table:table-cell>
          <table:table-cell table:style-name="ce19" table:number-columns-repeated="248"/>
          <table:table-cell/>
        </table:table-row>
        <table:table-row table:style-name="ro11">
          <table:table-cell table:style-name="ce19"/>
          <table:table-cell table:style-name="ce26" office:value-type="date" office:date-value="2010-08-12">
            <text:p>12-Aug-2010</text:p>
          </table:table-cell>
          <table:table-cell table:style-name="ce37" office:value-type="string">
            <text:p>1.0</text:p>
          </table:table-cell>
          <table:table-cell table:style-name="ce46" office:value-type="string">
            <text:p>Update SniffTest with new format</text:p>
          </table:table-cell>
          <table:table-cell office:value-type="string">
            <text:p>Cong.Nguyen</text:p>
          </table:table-cell>
          <table:table-cell table:style-name="ce52"/>
          <table:table-cell table:style-name="ce59"/>
          <table:table-cell table:style-name="ce18"/>
          <table:table-cell table:style-name="ce19" table:number-columns-repeated="247"/>
          <table:table-cell/>
        </table:table-row>
        <table:table-row table:style-name="ro11">
          <table:table-cell table:style-name="ce18"/>
          <table:table-cell table:style-name="ce26"/>
          <table:table-cell table:style-name="ce37"/>
          <table:table-cell table:style-name="ce48"/>
          <table:table-cell/>
          <table:table-cell table:style-name="ce52"/>
          <table:table-cell table:style-name="ce59"/>
          <table:table-cell table:style-name="ce18" table:number-columns-repeated="248"/>
          <table:table-cell/>
        </table:table-row>
        <table:table-row table:style-name="ro11">
          <table:table-cell table:style-name="ce18"/>
          <table:table-cell table:style-name="ce27"/>
          <table:table-cell table:style-name="ce37"/>
          <table:table-cell table:style-name="ce48"/>
          <table:table-cell/>
          <table:table-cell table:style-name="ce52"/>
          <table:table-cell table:style-name="ce60"/>
          <table:table-cell table:style-name="ce18" table:number-columns-repeated="248"/>
          <table:table-cell/>
        </table:table-row>
        <table:table-row table:style-name="ro11">
          <table:table-cell table:style-name="ce18"/>
          <table:table-cell table:style-name="ce27"/>
          <table:table-cell table:style-name="ce37"/>
          <table:table-cell table:style-name="ce49"/>
          <table:table-cell/>
          <table:table-cell table:style-name="ce52"/>
          <table:table-cell table:style-name="ce60"/>
          <table:table-cell table:style-name="ce18" table:number-columns-repeated="248"/>
          <table:table-cell/>
        </table:table-row>
        <table:table-row table:style-name="ro11">
          <table:table-cell table:style-name="ce18"/>
          <table:table-cell table:style-name="ce27"/>
          <table:table-cell table:style-name="ce37"/>
          <table:table-cell table:style-name="ce48"/>
          <table:table-cell/>
          <table:table-cell table:style-name="ce52"/>
          <table:table-cell table:style-name="ce60"/>
          <table:table-cell table:style-name="ce18" table:number-columns-repeated="248"/>
          <table:table-cell/>
        </table:table-row>
        <table:table-row table:style-name="ro11">
          <table:table-cell table:style-name="ce18"/>
          <table:table-cell table:style-name="ce27"/>
          <table:table-cell table:style-name="ce37"/>
          <table:table-cell table:style-name="ce49"/>
          <table:table-cell/>
          <table:table-cell table:style-name="ce52"/>
          <table:table-cell table:style-name="ce61"/>
          <table:table-cell table:style-name="ce18" table:number-columns-repeated="248"/>
          <table:table-cell/>
        </table:table-row>
        <table:table-row table:style-name="ro11">
          <table:table-cell table:style-name="ce18"/>
          <table:table-cell table:style-name="ce27"/>
          <table:table-cell table:style-name="ce37"/>
          <table:table-cell table:style-name="ce49"/>
          <table:table-cell/>
          <table:table-cell table:style-name="ce52"/>
          <table:table-cell table:style-name="ce60"/>
          <table:table-cell table:style-name="ce18" table:number-columns-repeated="248"/>
          <table:table-cell/>
        </table:table-row>
        <table:table-row table:style-name="ro11">
          <table:table-cell table:style-name="ce18"/>
          <table:table-cell table:style-name="ce27"/>
          <table:table-cell table:style-name="ce38"/>
          <table:table-cell table:style-name="ce49"/>
          <table:table-cell/>
          <table:table-cell table:style-name="ce52"/>
          <table:table-cell table:style-name="ce60"/>
          <table:table-cell table:style-name="ce18" table:number-columns-repeated="248"/>
          <table:table-cell/>
        </table:table-row>
        <table:table-row table:style-name="ro11">
          <table:table-cell table:style-name="ce18"/>
          <table:table-cell table:style-name="ce27"/>
          <table:table-cell table:style-name="ce38"/>
          <table:table-cell table:style-name="ce49"/>
          <table:table-cell/>
          <table:table-cell table:style-name="ce52"/>
          <table:table-cell table:style-name="ce60"/>
          <table:table-cell/>
          <table:table-cell table:style-name="ce18" table:number-columns-repeated="247"/>
          <table:table-cell/>
        </table:table-row>
        <table:table-row table:style-name="ro11">
          <table:table-cell/>
          <table:table-cell table:style-name="ce27"/>
          <table:table-cell table:style-name="ce39"/>
          <table:table-cell table:style-name="ce50"/>
          <table:table-cell/>
          <table:table-cell table:style-name="ce52"/>
          <table:table-cell table:style-name="ce60"/>
          <table:table-cell table:number-columns-repeated="249"/>
        </table:table-row>
        <table:table-row table:style-name="ro11">
          <table:table-cell/>
          <table:table-cell table:style-name="ce27"/>
          <table:table-cell table:style-name="ce40"/>
          <table:table-cell table:style-name="ce37"/>
          <table:table-cell/>
          <table:table-cell table:style-name="ce53"/>
          <table:table-cell table:style-name="ce60"/>
          <table:table-cell table:number-columns-repeated="249"/>
        </table:table-row>
        <table:table-row table:style-name="ro11">
          <table:table-cell/>
          <table:table-cell table:style-name="ce27"/>
          <table:table-cell table:style-name="ce39"/>
          <table:table-cell table:style-name="ce50"/>
          <table:table-cell/>
          <table:table-cell table:style-name="ce53"/>
          <table:table-cell table:style-name="ce60"/>
          <table:table-cell table:number-columns-repeated="249"/>
        </table:table-row>
        <table:table-row table:style-name="ro11">
          <table:table-cell/>
          <table:table-cell table:style-name="ce28"/>
          <table:table-cell table:style-name="ce39"/>
          <table:table-cell table:style-name="ce51"/>
          <table:table-cell/>
          <table:table-cell table:style-name="ce57"/>
          <table:table-cell table:style-name="ce62"/>
          <table:table-cell table:number-columns-repeated="249"/>
        </table:table-row>
        <table:table-row table:style-name="ro11">
          <table:table-cell/>
          <table:table-cell table:style-name="ce28"/>
          <table:table-cell table:style-name="ce39"/>
          <table:table-cell table:style-name="ce52"/>
          <table:table-cell/>
          <table:table-cell table:style-name="ce52" table:number-columns-repeated="2"/>
          <table:table-cell table:number-columns-repeated="249"/>
        </table:table-row>
        <table:table-row table:style-name="ro11">
          <table:table-cell/>
          <table:table-cell table:style-name="ce28"/>
          <table:table-cell table:style-name="ce39"/>
          <table:table-cell table:style-name="ce52"/>
          <table:table-cell/>
          <table:table-cell table:style-name="ce52" table:number-columns-repeated="2"/>
          <table:table-cell table:style-name="Default"/>
          <table:table-cell table:number-columns-repeated="248"/>
        </table:table-row>
        <table:table-row table:style-name="ro11">
          <table:table-cell/>
          <table:table-cell table:style-name="ce29"/>
          <table:table-cell table:style-name="ce41"/>
          <table:table-cell table:style-name="ce53"/>
          <table:table-cell table:style-name="ce41"/>
          <table:table-cell table:style-name="ce53" table:number-columns-repeated="2"/>
          <table:table-cell table:number-columns-repeated="249"/>
        </table:table-row>
        <table:table-row table:style-name="ro11" table:number-rows-repeated="2">
          <table:table-cell/>
          <table:table-cell table:style-name="ce16" table:number-columns-repeated="2"/>
          <table:table-cell/>
          <table:table-cell table:style-name="ce16"/>
          <table:table-cell table:number-columns-repeated="251"/>
        </table:table-row>
        <table:table-row table:style-name="ro11" table:number-rows-repeated="9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1" table:number-rows-repeated="10">
          <table:table-cell/>
          <table:table-cell table:style-name="ce16" table:number-columns-repeated="2"/>
          <table:table-cell/>
          <table:table-cell table:style-name="ce16"/>
          <table:table-cell table:number-columns-repeated="251"/>
        </table:table-row>
        <table:table-row table:style-name="ro11">
          <table:table-cell/>
          <table:table-cell table:style-name="ce16" table:number-columns-repeated="2"/>
          <table:table-cell/>
          <table:table-cell table:style-name="ce16"/>
          <table:table-cell table:number-columns-repeated="251"/>
        </table:table-row>
      </table:table>
      <table:table table:name="Check_List" table:style-name="ta1" table:print="false">
        <office:forms form:automatic-focus="false" form:apply-design-mode="false"/>
        <table:table-column table:style-name="co15" table:default-cell-style-name="ce65"/>
        <table:table-column table:style-name="co16" table:default-cell-style-name="ce67"/>
        <table:table-column table:style-name="co8" table:number-columns-repeated="2" table:default-cell-style-name="ce105"/>
        <table:table-column table:style-name="co17" table:default-cell-style-name="Default"/>
        <table:table-column table:style-name="co8" table:number-columns-repeated="250" table:default-cell-style-name="Default"/>
        <table:table-row table:style-name="ro16">
          <table:table-cell table:style-name="ce63" office:value-type="string" table:number-columns-spanned="2" table:number-rows-spanned="1">
            <text:p>SniffTest Check List</text:p>
            <text:p><text:span text:style-name="T1">Based on Product version:</text:span></text:p>
          </table:table-cell>
          <table:covered-table-cell table:style-name="ce71"/>
          <table:table-cell table:style-name="ce102"/>
          <table:table-cell table:style-name="ce102" office:value-type="string">
            <text:p>Affect</text:p>
          </table:table-cell>
          <table:table-cell table:number-columns-repeated="251"/>
        </table:table-row>
        <table:table-row table:style-name="ro17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table-cell table:style-name="ce103" office:value-type="string">
            <text:p>Priority</text:p>
          </table:table-cell>
          <table:table-cell table:style-name="ce103" office:value-type="string">
            <text:p>Affect</text:p>
          </table:table-cell>
          <table:table-cell table:number-columns-repeated="251"/>
        </table:table-row>
        <table:table-row table:style-name="ro9">
          <table:table-cell table:style-name="ce64" office:value-type="string" table:number-columns-spanned="2" table:number-rows-spanned="1">
            <text:p>Sniff Test</text:p>
          </table:table-cell>
          <table:covered-table-cell table:style-name="Default"/>
          <table:table-cell table:style-name="Default"/>
          <table:table-cell table:style-name="ce110"/>
          <table:table-cell table:number-columns-repeated="251"/>
        </table:table-row>
        <table:table-row table:style-name="ro10">
          <table:table-cell table:style-name="ce47" office:value-type="string">
            <text:p>SNF_CS_01</text:p>
          </table:table-cell>
          <table:table-cell table:style-name="ce55" office:value-type="string">
            <text:p>Manage Group (Add/Edit/Delete)</text:p>
          </table:table-cell>
          <table:table-cell table:style-name="ce104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02</text:p>
          </table:table-cell>
          <table:table-cell table:style-name="ce55" office:value-type="string">
            <text:p>Manage Personal Calendar(Add/Edit/Delete)</text:p>
          </table:table-cell>
          <table:table-cell table:style-name="ce104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03</text:p>
          </table:table-cell>
          <table:table-cell table:style-name="ce55" office:value-type="string">
            <text:p>Manage Public Calendar(Add/Edit/Delete)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04</text:p>
          </table:table-cell>
          <table:table-cell table:style-name="ce55" office:value-type="string">
            <text:p>Share calendar</text:p>
          </table:table-cell>
          <table:table-cell table:style-name="ce104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05</text:p>
          </table:table-cell>
          <table:table-cell table:style-name="ce55" office:value-type="string">
            <text:p>Manage Categories</text:p>
          </table:table-cell>
          <table:table-cell table:style-name="ce104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06</text:p>
          </table:table-cell>
          <table:table-cell table:style-name="ce55" office:value-type="string">
            <text:p>Manage Event</text:p>
          </table:table-cell>
          <table:table-cell table:style-name="ce104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07</text:p>
          </table:table-cell>
          <table:table-cell table:style-name="ce55" office:value-type="string">
            <text:p>Manage Task</text:p>
          </table:table-cell>
          <table:table-cell table:style-name="ce104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08</text:p>
          </table:table-cell>
          <table:table-cell table:style-name="ce55" office:value-type="string">
            <text:p>Check highlight mini calendar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09</text:p>
          </table:table-cell>
          <table:table-cell table:style-name="ce55" office:value-type="string">
            <text:p>Check pop-up reminder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10</text:p>
          </table:table-cell>
          <table:table-cell table:style-name="ce55" office:value-type="string">
            <text:p>Check email reminder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11</text:p>
          </table:table-cell>
          <table:table-cell table:style-name="ce55" office:value-type="string">
            <text:p>Add events for shared calendar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12</text:p>
          </table:table-cell>
          <table:table-cell table:style-name="ce55" office:value-type="string">
            <text:p>Add tasks for shared calendar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13</text:p>
          </table:table-cell>
          <table:table-cell table:style-name="ce55" office:value-type="string">
            <text:p>Add events for public calendar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14</text:p>
          </table:table-cell>
          <table:table-cell table:style-name="ce55" office:value-type="string">
            <text:p>Add tasks for public calendar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15</text:p>
          </table:table-cell>
          <table:table-cell table:style-name="ce55" office:value-type="string">
            <text:p>Check displaying added task/event in all views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16</text:p>
          </table:table-cell>
          <table:table-cell table:style-name="ce55" office:value-type="string">
            <text:p>Drag-drop task/event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17</text:p>
          </table:table-cell>
          <table:table-cell table:style-name="ce55" office:value-type="string">
            <text:p>Re-size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18</text:p>
          </table:table-cell>
          <table:table-cell table:style-name="ce56" office:value-type="string">
            <text:p>View task/event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19</text:p>
          </table:table-cell>
          <table:table-cell table:style-name="ce55" office:value-type="string">
            <text:p>Import calendar</text:p>
          </table:table-cell>
          <table:table-cell table:style-name="ce104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20</text:p>
          </table:table-cell>
          <table:table-cell table:style-name="ce55" office:value-type="string">
            <text:p>Export calendar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21</text:p>
          </table:table-cell>
          <table:table-cell table:style-name="ce55" office:value-type="string">
            <text:p>Quick search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22</text:p>
          </table:table-cell>
          <table:table-cell table:style-name="ce55" office:value-type="string">
            <text:p>Advanced search(simple case)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23</text:p>
          </table:table-cell>
          <table:table-cell table:style-name="ce55" office:value-type="string">
            <text:p>Manage Mail Account(Add/Edit/Delete)</text:p>
          </table:table-cell>
          <table:table-cell table:style-name="ce104" office:value-type="string">
            <text:p>Medium</text:p>
          </table:table-cell>
          <table:table-cell table:number-columns-repeated="252"/>
        </table:table-row>
        <table:table-row table:style-name="ro18">
          <table:table-cell table:style-name="ce47" office:value-type="string">
            <text:p>SNF_CS_24</text:p>
          </table:table-cell>
          <table:table-cell table:style-name="ce55" office:value-type="string">
            <text:p>Check mail</text:p>
            <text:p/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25</text:p>
          </table:table-cell>
          <table:table-cell table:style-name="ce55" office:value-type="string">
            <text:p>Compose mail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26</text:p>
          </table:table-cell>
          <table:table-cell table:style-name="ce55" office:value-type="string">
            <text:p>Draft mail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27</text:p>
          </table:table-cell>
          <table:table-cell table:style-name="ce55" office:value-type="string">
            <text:p>Reply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28</text:p>
          </table:table-cell>
          <table:table-cell table:style-name="ce55" office:value-type="string">
            <text:p>Forward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29</text:p>
          </table:table-cell>
          <table:table-cell table:style-name="ce55" office:value-type="string">
            <text:p>Attachment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30</text:p>
          </table:table-cell>
          <table:table-cell table:style-name="ce55" office:value-type="string">
            <text:p>Drag-drop mail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31</text:p>
          </table:table-cell>
          <table:table-cell table:style-name="ce55" office:value-type="string">
            <text:p>Manage a message in right click menu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32</text:p>
          </table:table-cell>
          <table:table-cell table:style-name="ce55" office:value-type="string">
            <text:p>Manage a folder(Add/Edit/Delete)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33</text:p>
          </table:table-cell>
          <table:table-cell table:style-name="ce55" office:value-type="string">
            <text:p>Manage a tag(Add/Edit/Delete)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34</text:p>
          </table:table-cell>
          <table:table-cell table:style-name="ce55" office:value-type="string">
            <text:p>More Actions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35</text:p>
          </table:table-cell>
          <table:table-cell table:style-name="ce55" office:value-type="string">
            <text:p>Filter messages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36</text:p>
          </table:table-cell>
          <table:table-cell table:style-name="ce55" office:value-type="string">
            <text:p>Mange Filters(Add/Edit/Delete)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37</text:p>
          </table:table-cell>
          <table:table-cell table:style-name="ce55" office:value-type="string">
            <text:p>Quick search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38</text:p>
          </table:table-cell>
          <table:table-cell table:style-name="ce55" office:value-type="string">
            <text:p>Advanced search 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39</text:p>
          </table:table-cell>
          <table:table-cell table:style-name="ce55" office:value-type="string">
            <text:p>Add event in Mail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40</text:p>
          </table:table-cell>
          <table:table-cell table:style-name="ce55" office:value-type="string">
            <text:p>Manage Contact in Mail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9">
          <table:table-cell table:style-name="ce47" office:value-type="string">
            <text:p>SNF_CS_41</text:p>
          </table:table-cell>
          <table:table-cell table:style-name="ce55" office:value-type="string">
            <text:p>Manage Address book</text:p>
            <text:p/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42</text:p>
          </table:table-cell>
          <table:table-cell table:style-name="ce55" office:value-type="string">
            <text:p>Share address book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43</text:p>
          </table:table-cell>
          <table:table-cell table:style-name="ce55" office:value-type="string">
            <text:p>Manage Contact(Add/Edit/Delete/Move)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44</text:p>
          </table:table-cell>
          <table:table-cell table:style-name="ce55" office:value-type="string">
            <text:p>Print contact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45</text:p>
          </table:table-cell>
          <table:table-cell table:style-name="ce55" office:value-type="string">
            <text:p>Copy/Paste Contact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46</text:p>
          </table:table-cell>
          <table:table-cell table:style-name="ce55" office:value-type="string">
            <text:p>Share contact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47</text:p>
          </table:table-cell>
          <table:table-cell table:style-name="ce55" office:value-type="string">
            <text:p>Switch views 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48</text:p>
          </table:table-cell>
          <table:table-cell table:style-name="ce55" office:value-type="string">
            <text:p>Tag on specific contact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49</text:p>
          </table:table-cell>
          <table:table-cell table:style-name="ce55" office:value-type="string">
            <text:p>Send Email contact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50</text:p>
          </table:table-cell>
          <table:table-cell table:style-name="ce55" office:value-type="string">
            <text:p>Import Address book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51</text:p>
          </table:table-cell>
          <table:table-cell table:style-name="ce55" office:value-type="string">
            <text:p>Export Address book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52</text:p>
          </table:table-cell>
          <table:table-cell table:style-name="ce55" office:value-type="string">
            <text:p>Quick search 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20">
          <table:table-cell table:style-name="ce47" office:value-type="string">
            <text:p>SNF_CS_53</text:p>
          </table:table-cell>
          <table:table-cell table:style-name="ce55" office:value-type="string">
            <text:p>Advanced search(simple case)</text:p>
          </table:table-cell>
          <table:table-cell table:style-name="ce104" office:value-type="string">
            <text:p>High</text:p>
          </table:table-cell>
          <table:table-cell table:style-name="ce111"/>
          <table:table-cell table:style-name="ce112" table:number-columns-repeated="251"/>
        </table:table-row>
        <table:table-row table:style-name="ro9">
          <table:table-cell table:style-name="ce47" office:value-type="string">
            <text:p>SNF_CS_54</text:p>
          </table:table-cell>
          <table:table-cell table:style-name="ce55" office:value-type="string">
            <text:p>Create new room</text:p>
          </table:table-cell>
          <table:table-cell table:style-name="ce104" office:value-type="string">
            <text:p>High</text:p>
          </table:table-cell>
          <table:table-cell table:style-name="ce111"/>
          <table:table-cell table:style-name="ce112" table:number-columns-repeated="251"/>
        </table:table-row>
        <table:table-row table:style-name="ro22">
          <table:table-cell table:style-name="ce47" office:value-type="string">
            <text:p>SNF_CS_55</text:p>
          </table:table-cell>
          <table:table-cell table:style-name="ce55" office:value-type="string">
            <text:p>Invite</text:p>
          </table:table-cell>
          <table:table-cell table:style-name="ce104" office:value-type="string">
            <text:p>High</text:p>
          </table:table-cell>
          <table:table-cell table:style-name="ce111"/>
          <table:table-cell table:style-name="ce112" table:number-columns-repeated="251"/>
        </table:table-row>
        <table:table-row table:style-name="ro23">
          <table:table-cell table:style-name="ce47" office:value-type="string">
            <text:p>SNF_CS_56</text:p>
          </table:table-cell>
          <table:table-cell table:style-name="ce55" office:value-type="string">
            <text:p>Configure</text:p>
          </table:table-cell>
          <table:table-cell table:style-name="ce104" office:value-type="string">
            <text:p>High</text:p>
          </table:table-cell>
          <table:table-cell table:style-name="ce66"/>
          <table:table-cell table:number-columns-repeated="251"/>
        </table:table-row>
        <table:table-row table:style-name="ro10">
          <table:table-cell table:style-name="ce47" office:value-type="string">
            <text:p>SNF_CS_57</text:p>
          </table:table-cell>
          <table:table-cell table:style-name="ce55" office:value-type="string">
            <text:p>Send message in chat room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58</text:p>
          </table:table-cell>
          <table:table-cell table:style-name="ce55" office:value-type="string">
            <text:p>Leave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59</text:p>
          </table:table-cell>
          <table:table-cell table:style-name="ce55" office:value-type="string">
            <text:p>Join room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60</text:p>
          </table:table-cell>
          <table:table-cell table:style-name="ce55" office:value-type="string">
            <text:p>Show sent messages in period of time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61</text:p>
          </table:table-cell>
          <table:table-cell table:style-name="ce55" office:value-type="string">
            <text:p>Add contact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62</text:p>
          </table:table-cell>
          <table:table-cell table:style-name="ce55" office:value-type="string">
            <text:p>Add private chat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63</text:p>
          </table:table-cell>
          <table:table-cell table:style-name="ce55" office:value-type="string">
            <text:p>Send message in private chat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64</text:p>
          </table:table-cell>
          <table:table-cell table:style-name="ce55" office:value-type="string">
            <text:p>Send file in private chat</text:p>
          </table:table-cell>
          <table:table-cell table:style-name="ce104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65</text:p>
          </table:table-cell>
          <table:table-cell table:style-name="ce55" office:value-type="string">
            <text:p>Export private chat history</text:p>
          </table:table-cell>
          <table:table-cell table:style-name="ce104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66</text:p>
          </table:table-cell>
          <table:table-cell table:style-name="ce55" office:value-type="string">
            <text:p>Remove contact</text:p>
          </table:table-cell>
          <table:table-cell table:style-name="ce104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67</text:p>
          </table:table-cell>
          <table:table-cell table:style-name="ce55" office:value-type="string">
            <text:p>Show sent messages in period of time</text:p>
          </table:table-cell>
          <table:table-cell table:style-name="ce104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68</text:p>
          </table:table-cell>
          <table:table-cell table:style-name="ce55" office:value-type="string">
            <text:p>User status</text:p>
          </table:table-cell>
          <table:table-cell table:style-name="ce104" office:value-type="string">
            <text:p>Medium</text:p>
          </table:table-cell>
          <table:table-cell table:number-columns-repeated="252"/>
        </table:table-row>
        <table:table-row table:style-name="ro10" table:number-rows-repeated="4">
          <table:table-cell table:number-columns-repeated="255"/>
        </table:table-row>
        <table:table-row table:style-name="ro10">
          <table:table-cell/>
          <table:table-cell table:style-name="ce72"/>
          <table:table-cell table:number-columns-repeated="253"/>
        </table:table-row>
        <table:table-row table:style-name="ro10">
          <table:table-cell table:number-columns-repeated="2"/>
          <table:table-cell table:style-name="ce106"/>
          <table:table-cell table:number-columns-repeated="252"/>
        </table:table-row>
        <table:table-row table:style-name="ro10">
          <table:table-cell/>
          <table:table-cell table:style-name="ce72"/>
          <table:table-cell table:number-columns-repeated="253"/>
        </table:table-row>
        <table:table-row table:style-name="ro10" table:number-rows-repeated="2">
          <table:table-cell table:number-columns-repeated="255"/>
        </table:table-row>
        <table:table-row table:style-name="ro10">
          <table:table-cell table:number-columns-repeated="2"/>
          <table:table-cell table:style-name="ce106"/>
          <table:table-cell table:number-columns-repeated="252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"/>
          <table:table-cell table:style-name="ce106"/>
          <table:table-cell table:number-columns-repeated="252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"/>
          <table:table-cell table:style-name="ce106"/>
          <table:table-cell table:number-columns-repeated="252"/>
        </table:table-row>
        <table:table-row table:style-name="ro10" table:number-rows-repeated="2">
          <table:table-cell table:number-columns-repeated="255"/>
        </table:table-row>
        <table:table-row table:style-name="ro10">
          <table:table-cell/>
          <table:table-cell table:style-name="ce73"/>
          <table:table-cell table:number-columns-repeated="253"/>
        </table:table-row>
        <table:table-row table:style-name="ro10">
          <table:table-cell table:number-columns-repeated="2"/>
          <table:table-cell table:style-name="ce106"/>
          <table:table-cell table:number-columns-repeated="252"/>
        </table:table-row>
        <table:table-row table:style-name="ro10" table:number-rows-repeated="2">
          <table:table-cell table:number-columns-repeated="255"/>
        </table:table-row>
        <table:table-row table:style-name="ro10">
          <table:table-cell/>
          <table:table-cell>
            <draw:frame table:end-cell-address="Check_List.B93" table:end-x="0.6236in" table:end-y="0.0441in" draw:z-index="0" draw:name="http://jira.exoplatform.org/images/icons/link_out_bot.gif" draw:style-name="gr1" draw:text-style-name="P1" svg:width="0.622in" svg:height="0.0516in" svg:x="0.0016in" svg:y="0.1697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C93" table:end-x="0.4992in" table:end-y="0.0425in" draw:z-index="1" draw:name="http://jira.exoplatform.org/images/icons/link_out_bot.gif" draw:style-name="gr1" draw:text-style-name="P1" svg:width="0.5165in" svg:height="0.05in" svg:x="5.1087in" svg:y="0.1697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3"/>
        </table:table-row>
        <table:table-row table:style-name="ro10" table:number-rows-repeated="3">
          <table:table-cell table:number-columns-repeated="255"/>
        </table:table-row>
        <table:table-row table:style-name="ro10">
          <table:table-cell/>
          <table:table-cell table:style-name="ce74"/>
          <table:table-cell table:number-columns-repeated="253"/>
        </table:table-row>
        <table:table-row table:style-name="ro10">
          <table:table-cell table:number-columns-repeated="255"/>
        </table:table-row>
        <table:table-row table:style-name="ro10" table:number-rows-repeated="3">
          <table:table-cell/>
          <table:table-cell table:style-name="ce74"/>
          <table:table-cell table:number-columns-repeated="253"/>
        </table:table-row>
        <table:table-row table:style-name="ro10">
          <table:table-cell/>
          <table:table-cell table:style-name="ce74">
            <draw:frame table:end-cell-address="Check_List.B101" table:end-x="0.6236in" table:end-y="0.1039in" draw:z-index="2" draw:name="http://jira.exoplatform.org/images/icons/link_out_bot.gif" draw:style-name="gr1" draw:text-style-name="P1" svg:width="0.622in" svg:height="0.035in" svg:x="0.0016in" svg:y="0.0689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C101" table:end-x="0.4992in" table:end-y="0.1197in" draw:z-index="3" draw:name="http://jira.exoplatform.org/images/icons/link_out_bot.gif" draw:style-name="gr1" draw:text-style-name="P1" svg:width="0.5165in" svg:height="0.0508in" svg:x="5.1087in" svg:y="0.0689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3"/>
        </table:table-row>
        <table:table-row table:style-name="ro10" table:number-rows-repeated="2">
          <table:table-cell/>
          <table:table-cell table:style-name="ce74"/>
          <table:table-cell table:number-columns-repeated="253"/>
        </table:table-row>
        <table:table-row table:style-name="ro10">
          <table:table-cell/>
          <table:table-cell table:style-name="ce74"/>
          <table:table-cell table:style-name="ce106"/>
          <table:table-cell table:number-columns-repeated="252"/>
        </table:table-row>
        <table:table-row table:style-name="ro10">
          <table:table-cell/>
          <table:table-cell table:style-name="ce74"/>
          <table:table-cell table:number-columns-repeated="253"/>
        </table:table-row>
        <table:table-row table:style-name="ro10" table:number-rows-repeated="2">
          <table:table-cell table:number-columns-repeated="255"/>
        </table:table-row>
        <table:table-row table:style-name="ro10" table:number-rows-repeated="2">
          <table:table-cell/>
          <table:table-cell table:style-name="ce74"/>
          <table:table-cell table:style-name="ce106"/>
          <table:table-cell table:number-columns-repeated="252"/>
        </table:table-row>
        <table:table-row table:style-name="ro10" table:number-rows-repeated="4">
          <table:table-cell/>
          <table:table-cell table:style-name="ce74"/>
          <table:table-cell table:number-columns-repeated="253"/>
        </table:table-row>
        <table:table-row table:style-name="ro10">
          <table:table-cell/>
          <table:table-cell table:style-name="ce75"/>
          <table:table-cell table:style-name="ce106"/>
          <table:table-cell table:number-columns-repeated="252"/>
        </table:table-row>
        <table:table-row table:style-name="ro10">
          <table:table-cell/>
          <table:table-cell table:style-name="ce74"/>
          <table:table-cell table:number-columns-repeated="253"/>
        </table:table-row>
        <table:table-row table:style-name="ro10" table:number-rows-repeated="2">
          <table:table-cell/>
          <table:table-cell table:style-name="ce74"/>
          <table:table-cell table:style-name="ce106"/>
          <table:table-cell table:number-columns-repeated="252"/>
        </table:table-row>
        <table:table-row table:style-name="ro10" table:number-rows-repeated="3">
          <table:table-cell/>
          <table:table-cell table:style-name="ce74"/>
          <table:table-cell table:number-columns-repeated="253"/>
        </table:table-row>
        <table:table-row table:style-name="ro10" table:number-rows-repeated="2">
          <table:table-cell table:number-columns-repeated="255"/>
        </table:table-row>
        <table:table-row table:style-name="ro10">
          <table:table-cell/>
          <table:table-cell table:style-name="ce74"/>
          <table:table-cell table:number-columns-repeated="253"/>
        </table:table-row>
        <table:table-row table:style-name="ro10" table:number-rows-repeated="2">
          <table:table-cell/>
          <table:table-cell table:style-name="ce75"/>
          <table:table-cell table:number-columns-repeated="253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"/>
          <table:table-cell table:style-name="ce106"/>
          <table:table-cell table:number-columns-repeated="252"/>
        </table:table-row>
        <table:table-row table:style-name="ro10" table:number-rows-repeated="3">
          <table:table-cell table:number-columns-repeated="255"/>
        </table:table-row>
        <table:table-row table:style-name="ro10">
          <table:table-cell/>
          <table:table-cell table:style-name="ce74"/>
          <table:table-cell table:style-name="ce106"/>
          <table:table-cell table:number-columns-repeated="252"/>
        </table:table-row>
        <table:table-row table:style-name="ro10">
          <table:table-cell/>
          <table:table-cell table:style-name="ce74"/>
          <table:table-cell table:number-columns-repeated="253"/>
        </table:table-row>
        <table:table-row table:style-name="ro10">
          <table:table-cell/>
          <table:table-cell table:style-name="ce65"/>
          <table:table-cell table:style-name="ce106"/>
          <table:table-cell table:number-columns-repeated="252"/>
        </table:table-row>
        <table:table-row table:style-name="ro10" table:number-rows-repeated="4">
          <table:table-cell table:number-columns-repeated="255"/>
        </table:table-row>
        <table:table-row table:style-name="ro10">
          <table:table-cell/>
          <table:table-cell table:style-name="ce73"/>
          <table:table-cell table:number-columns-repeated="253"/>
        </table:table-row>
        <table:table-row table:style-name="ro10" table:number-rows-repeated="4">
          <table:table-cell table:number-columns-repeated="255"/>
        </table:table-row>
        <table:table-row table:style-name="ro10">
          <table:table-cell table:number-columns-repeated="2"/>
          <table:table-cell table:style-name="ce106"/>
          <table:table-cell table:number-columns-repeated="252"/>
        </table:table-row>
        <table:table-row table:style-name="ro10" table:number-rows-repeated="4">
          <table:table-cell table:number-columns-repeated="255"/>
        </table:table-row>
        <table:table-row table:style-name="ro10" table:number-rows-repeated="3">
          <table:table-cell table:number-columns-repeated="2"/>
          <table:table-cell table:style-name="ce106"/>
          <table:table-cell table:number-columns-repeated="252"/>
        </table:table-row>
        <table:table-row table:style-name="ro23">
          <table:table-cell table:style-name="ce66" table:number-columns-spanned="2" table:number-rows-spanned="1"/>
          <table:covered-table-cell table:style-name="ce76"/>
          <table:table-cell table:style-name="ce66" table:number-columns-repeated="2"/>
          <table:table-cell table:number-columns-repeated="251"/>
        </table:table-row>
        <table:table-row table:style-name="ro10">
          <table:table-cell table:style-name="ce67"/>
          <table:table-cell/>
          <table:table-cell table:style-name="ce106"/>
          <table:table-cell table:number-columns-repeated="252"/>
        </table:table-row>
        <table:table-row table:style-name="ro10" table:number-rows-repeated="5">
          <table:table-cell table:style-name="ce67"/>
          <table:table-cell table:number-columns-repeated="254"/>
        </table:table-row>
        <table:table-row table:style-name="ro10">
          <table:table-cell table:style-name="ce67"/>
          <table:table-cell/>
          <table:table-cell table:style-name="ce106"/>
          <table:table-cell table:number-columns-repeated="252"/>
        </table:table-row>
        <table:table-row table:style-name="ro10" table:number-rows-repeated="6">
          <table:table-cell table:style-name="ce67"/>
          <table:table-cell table:number-columns-repeated="254"/>
        </table:table-row>
        <table:table-row table:style-name="ro10" table:number-rows-repeated="2">
          <table:table-cell table:style-name="ce67"/>
          <table:table-cell/>
          <table:table-cell table:style-name="ce106"/>
          <table:table-cell table:number-columns-repeated="252"/>
        </table:table-row>
        <table:table-row table:style-name="ro10" table:number-rows-repeated="4">
          <table:table-cell table:style-name="ce67"/>
          <table:table-cell table:number-columns-repeated="254"/>
        </table:table-row>
        <table:table-row table:style-name="ro10">
          <table:table-cell table:style-name="ce67"/>
          <table:table-cell table:style-name="ce77"/>
          <table:table-cell table:number-columns-repeated="253"/>
        </table:table-row>
        <table:table-row table:style-name="ro10" table:number-rows-repeated="3">
          <table:table-cell table:style-name="ce67"/>
          <table:table-cell/>
          <table:table-cell table:style-name="ce106"/>
          <table:table-cell table:number-columns-repeated="252"/>
        </table:table-row>
        <table:table-row table:style-name="ro10" table:number-rows-repeated="12">
          <table:table-cell table:style-name="ce67"/>
          <table:table-cell table:number-columns-repeated="254"/>
        </table:table-row>
        <table:table-row table:style-name="ro10">
          <table:table-cell table:style-name="ce67"/>
          <table:table-cell table:style-name="ce78"/>
          <table:table-cell table:number-columns-repeated="253"/>
        </table:table-row>
        <table:table-row table:style-name="ro10" table:number-rows-repeated="2">
          <table:table-cell table:style-name="ce67"/>
          <table:table-cell table:number-columns-repeated="254"/>
        </table:table-row>
        <table:table-row table:style-name="ro10" table:number-rows-repeated="2">
          <table:table-cell table:style-name="ce67"/>
          <table:table-cell/>
          <table:table-cell table:style-name="ce106"/>
          <table:table-cell table:number-columns-repeated="252"/>
        </table:table-row>
        <table:table-row table:style-name="ro10" table:number-rows-repeated="4">
          <table:table-cell table:style-name="ce67"/>
          <table:table-cell table:style-name="ce78"/>
          <table:table-cell table:number-columns-repeated="253"/>
        </table:table-row>
        <table:table-row table:style-name="ro10" table:number-rows-repeated="2">
          <table:table-cell table:style-name="ce67"/>
          <table:table-cell table:style-name="ce79"/>
          <table:table-cell table:number-columns-repeated="253"/>
        </table:table-row>
        <table:table-row table:style-name="ro10">
          <table:table-cell table:style-name="ce67"/>
          <table:table-cell table:style-name="ce80"/>
          <table:table-cell table:number-columns-repeated="253"/>
        </table:table-row>
        <table:table-row table:style-name="ro10">
          <table:table-cell table:style-name="ce67"/>
          <table:table-cell table:style-name="ce78"/>
          <table:table-cell table:number-columns-repeated="253"/>
        </table:table-row>
        <table:table-row table:style-name="ro10">
          <table:table-cell table:style-name="ce67"/>
          <table:table-cell table:style-name="ce78"/>
          <table:table-cell table:style-name="ce106"/>
          <table:table-cell table:number-columns-repeated="252"/>
        </table:table-row>
        <table:table-row table:style-name="ro10" table:number-rows-repeated="2">
          <table:table-cell table:style-name="ce67"/>
          <table:table-cell table:style-name="ce78"/>
          <table:table-cell table:number-columns-repeated="253"/>
        </table:table-row>
        <table:table-row table:style-name="ro10">
          <table:table-cell table:style-name="ce67"/>
          <table:table-cell table:style-name="ce78"/>
          <table:table-cell table:style-name="ce106"/>
          <table:table-cell table:number-columns-repeated="252"/>
        </table:table-row>
        <table:table-row table:style-name="ro10">
          <table:table-cell table:style-name="ce67"/>
          <table:table-cell table:style-name="ce81"/>
          <table:table-cell table:style-name="ce106"/>
          <table:table-cell table:number-columns-repeated="252"/>
        </table:table-row>
        <table:table-row table:style-name="ro10">
          <table:table-cell table:style-name="ce67"/>
          <table:table-cell table:style-name="ce81"/>
          <table:table-cell table:style-name="ce107"/>
          <table:table-cell table:number-columns-repeated="252"/>
        </table:table-row>
        <table:table-row table:style-name="ro10">
          <table:table-cell table:style-name="ce67"/>
          <table:table-cell table:style-name="ce78"/>
          <table:table-cell table:style-name="ce106"/>
          <table:table-cell table:style-name="Default"/>
          <table:table-cell table:number-columns-repeated="251"/>
        </table:table-row>
        <table:table-row table:style-name="ro10">
          <table:table-cell table:style-name="ce67"/>
          <table:table-cell table:style-name="ce78"/>
          <table:table-cell table:style-name="ce107"/>
          <table:table-cell table:style-name="Default"/>
          <table:table-cell table:number-columns-repeated="251"/>
        </table:table-row>
        <table:table-row table:style-name="ro10">
          <table:table-cell table:style-name="ce67"/>
          <table:table-cell table:style-name="ce78"/>
          <table:table-cell table:style-name="ce106"/>
          <table:table-cell table:style-name="Default"/>
          <table:table-cell table:number-columns-repeated="251"/>
        </table:table-row>
        <table:table-row table:style-name="ro10" table:number-rows-repeated="2">
          <table:table-cell table:style-name="ce67"/>
          <table:table-cell table:style-name="ce78"/>
          <table:table-cell table:number-columns-repeated="253"/>
        </table:table-row>
        <table:table-row table:style-name="ro10">
          <table:table-cell table:style-name="ce67"/>
          <table:table-cell table:style-name="ce78"/>
          <table:table-cell table:style-name="ce108"/>
          <table:table-cell table:number-columns-repeated="252"/>
        </table:table-row>
        <table:table-row table:style-name="ro10">
          <table:table-cell table:style-name="ce67"/>
          <table:table-cell table:style-name="ce81"/>
          <table:table-cell table:number-columns-repeated="253"/>
        </table:table-row>
        <table:table-row table:style-name="ro10">
          <table:table-cell table:style-name="ce67"/>
          <table:table-cell table:style-name="ce82"/>
          <table:table-cell table:number-columns-repeated="253"/>
        </table:table-row>
        <table:table-row table:style-name="ro10" table:number-rows-repeated="8">
          <table:table-cell table:style-name="ce67"/>
          <table:table-cell table:style-name="ce78"/>
          <table:table-cell table:number-columns-repeated="253"/>
        </table:table-row>
        <table:table-row table:style-name="ro10">
          <table:table-cell table:style-name="ce67"/>
          <table:table-cell table:number-columns-repeated="254"/>
        </table:table-row>
        <table:table-row table:style-name="ro10">
          <table:table-cell table:style-name="ce67"/>
          <table:table-cell table:style-name="ce83"/>
          <table:table-cell table:number-columns-repeated="253"/>
        </table:table-row>
        <table:table-row table:style-name="ro10" table:number-rows-repeated="5">
          <table:table-cell table:style-name="ce67"/>
          <table:table-cell table:number-columns-repeated="254"/>
        </table:table-row>
        <table:table-row table:style-name="ro10">
          <table:table-cell table:style-name="ce67"/>
          <table:table-cell table:style-name="ce84"/>
          <table:table-cell table:style-name="ce108"/>
          <table:table-cell table:number-columns-repeated="252"/>
        </table:table-row>
        <table:table-row table:style-name="ro10">
          <table:table-cell table:style-name="ce67"/>
          <table:table-cell table:style-name="ce85"/>
          <table:table-cell table:style-name="ce109"/>
          <table:table-cell table:number-columns-repeated="252"/>
        </table:table-row>
        <table:table-row table:style-name="ro23">
          <table:table-cell table:style-name="ce66" table:number-columns-spanned="2" table:number-rows-spanned="1"/>
          <table:covered-table-cell table:style-name="ce76"/>
          <table:table-cell table:style-name="ce66" table:number-columns-repeated="2"/>
          <table:table-cell table:number-columns-repeated="251"/>
        </table:table-row>
        <table:table-row table:style-name="ro10">
          <table:table-cell table:style-name="ce68"/>
          <table:table-cell table:style-name="ce86"/>
          <table:table-cell table:style-name="ce106"/>
          <table:table-cell table:number-columns-repeated="252"/>
        </table:table-row>
        <table:table-row table:style-name="ro10">
          <table:table-cell table:style-name="ce68"/>
          <table:table-cell table:style-name="ce87"/>
          <table:table-cell table:style-name="ce106"/>
          <table:table-cell table:number-columns-repeated="252"/>
        </table:table-row>
        <table:table-row table:style-name="ro10">
          <table:table-cell table:style-name="ce68"/>
          <table:table-cell table:style-name="ce88"/>
          <table:table-cell table:number-columns-repeated="253"/>
        </table:table-row>
        <table:table-row table:style-name="ro10" table:number-rows-repeated="2">
          <table:table-cell table:style-name="ce68"/>
          <table:table-cell table:style-name="ce89"/>
          <table:table-cell table:number-columns-repeated="253"/>
        </table:table-row>
        <table:table-row table:style-name="ro10">
          <table:table-cell table:style-name="ce68"/>
          <table:table-cell table:style-name="ce90"/>
          <table:table-cell table:number-columns-repeated="253"/>
        </table:table-row>
        <table:table-row table:style-name="ro10" table:number-rows-repeated="2">
          <table:table-cell table:style-name="ce68"/>
          <table:table-cell table:style-name="ce91"/>
          <table:table-cell table:number-columns-repeated="253"/>
        </table:table-row>
        <table:table-row table:style-name="ro10">
          <table:table-cell table:style-name="ce68"/>
          <table:table-cell table:style-name="ce90"/>
          <table:table-cell table:number-columns-repeated="253"/>
        </table:table-row>
        <table:table-row table:style-name="ro10" table:number-rows-repeated="2">
          <table:table-cell table:style-name="ce68"/>
          <table:table-cell table:style-name="ce92"/>
          <table:table-cell table:number-columns-repeated="253"/>
        </table:table-row>
        <table:table-row table:style-name="ro10">
          <table:table-cell table:style-name="ce68"/>
          <table:table-cell table:style-name="ce91"/>
          <table:table-cell table:number-columns-repeated="253"/>
        </table:table-row>
        <table:table-row table:style-name="ro10" table:number-rows-repeated="3">
          <table:table-cell table:style-name="ce68"/>
          <table:table-cell table:style-name="ce93"/>
          <table:table-cell table:number-columns-repeated="253"/>
        </table:table-row>
        <table:table-row table:style-name="ro10">
          <table:table-cell table:style-name="ce68"/>
          <table:table-cell table:style-name="ce91"/>
          <table:table-cell table:number-columns-repeated="253"/>
        </table:table-row>
        <table:table-row table:style-name="ro24">
          <table:table-cell table:style-name="ce66" table:number-columns-spanned="2" table:number-rows-spanned="1"/>
          <table:covered-table-cell table:style-name="ce76"/>
          <table:table-cell table:style-name="ce66" table:number-columns-repeated="2"/>
          <table:table-cell table:number-columns-repeated="251"/>
        </table:table-row>
        <table:table-row table:style-name="ro10">
          <table:table-cell table:style-name="ce68"/>
          <table:table-cell table:number-columns-repeated="254"/>
        </table:table-row>
        <table:table-row table:style-name="ro10">
          <table:table-cell table:style-name="ce68"/>
          <table:table-cell/>
          <table:table-cell table:style-name="ce106"/>
          <table:table-cell table:number-columns-repeated="252"/>
        </table:table-row>
        <table:table-row table:style-name="ro10" table:number-rows-repeated="2">
          <table:table-cell table:style-name="ce68"/>
          <table:table-cell table:number-columns-repeated="254"/>
        </table:table-row>
        <table:table-row table:style-name="ro10">
          <table:table-cell table:style-name="ce68"/>
          <table:table-cell table:style-name="ce87"/>
          <table:table-cell table:number-columns-repeated="253"/>
        </table:table-row>
        <table:table-row table:style-name="ro10">
          <table:table-cell table:style-name="ce68"/>
          <table:table-cell table:style-name="ce94"/>
          <table:table-cell table:number-columns-repeated="253"/>
        </table:table-row>
        <table:table-row table:style-name="ro10">
          <table:table-cell table:style-name="ce68"/>
          <table:table-cell table:style-name="ce86"/>
          <table:table-cell table:number-columns-repeated="253"/>
        </table:table-row>
        <table:table-row table:style-name="ro10" table:number-rows-repeated="2">
          <table:table-cell table:style-name="ce68"/>
          <table:table-cell table:style-name="ce94"/>
          <table:table-cell/>
          <table:table-cell table:style-name="ce101"/>
          <table:table-cell table:number-columns-repeated="251"/>
        </table:table-row>
        <table:table-row table:style-name="ro10">
          <table:table-cell table:style-name="ce68"/>
          <table:table-cell table:style-name="ce95"/>
          <table:table-cell/>
          <table:table-cell table:style-name="ce101"/>
          <table:table-cell table:number-columns-repeated="251"/>
        </table:table-row>
        <table:table-row table:style-name="ro10">
          <table:table-cell table:style-name="ce68"/>
          <table:table-cell table:style-name="ce96"/>
          <table:table-cell/>
          <table:table-cell table:style-name="ce101"/>
          <table:table-cell table:number-columns-repeated="251"/>
        </table:table-row>
        <table:table-row table:style-name="ro10">
          <table:table-cell table:style-name="ce68"/>
          <table:table-cell table:style-name="ce94"/>
          <table:table-cell/>
          <table:table-cell table:style-name="ce101"/>
          <table:table-cell table:number-columns-repeated="251"/>
        </table:table-row>
        <table:table-row table:style-name="ro10">
          <table:table-cell table:style-name="ce68"/>
          <table:table-cell table:style-name="ce97"/>
          <table:table-cell/>
          <table:table-cell table:style-name="ce101"/>
          <table:table-cell table:number-columns-repeated="251"/>
        </table:table-row>
        <table:table-row table:style-name="ro10">
          <table:table-cell table:style-name="ce68"/>
          <table:table-cell table:style-name="ce94"/>
          <table:table-cell/>
          <table:table-cell table:style-name="ce101"/>
          <table:table-cell table:number-columns-repeated="251"/>
        </table:table-row>
        <table:table-row table:style-name="ro10" table:number-rows-repeated="3">
          <table:table-cell table:style-name="ce68"/>
          <table:table-cell table:style-name="ce98"/>
          <table:table-cell/>
          <table:table-cell table:style-name="ce101"/>
          <table:table-cell table:number-columns-repeated="251"/>
        </table:table-row>
        <table:table-row table:style-name="ro10">
          <table:table-cell table:style-name="ce68"/>
          <table:table-cell table:style-name="ce99"/>
          <table:table-cell/>
          <table:table-cell table:style-name="ce101"/>
          <table:table-cell table:number-columns-repeated="251"/>
        </table:table-row>
        <table:table-row table:style-name="ro10">
          <table:table-cell table:style-name="ce68"/>
          <table:table-cell table:style-name="ce100"/>
          <table:table-cell/>
          <table:table-cell table:style-name="ce101"/>
          <table:table-cell table:number-columns-repeated="251"/>
        </table:table-row>
        <table:table-row table:style-name="ro10" table:number-rows-repeated="5">
          <table:table-cell table:style-name="ce69"/>
          <table:table-cell table:style-name="ce101" table:number-columns-repeated="3"/>
          <table:table-cell table:style-name="ce113"/>
          <table:table-cell table:number-columns-repeated="250"/>
        </table:table-row>
        <table:table-row table:style-name="ro10" table:number-rows-repeated="9">
          <table:table-cell table:style-name="ce69"/>
          <table:table-cell table:style-name="ce101" table:number-columns-repeated="3"/>
          <table:table-cell table:number-columns-repeated="251"/>
        </table:table-row>
        <table:table-row table:style-name="ro10" table:number-rows-repeated="10">
          <table:table-cell table:style-name="ce70"/>
          <table:table-cell table:style-name="Default" table:number-columns-repeated="3"/>
          <table:table-cell table:number-columns-repeated="251"/>
        </table:table-row>
        <table:table-row table:style-name="ro10">
          <table:table-cell table:style-name="ce70"/>
          <table:table-cell table:style-name="Default" table:number-columns-repeated="3"/>
          <table:table-cell table:number-columns-repeated="251"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ce119"/>
        <table:table-column table:style-name="co18" table:default-cell-style-name="ce47"/>
        <table:table-column table:style-name="co24" table:default-cell-style-name="ce127"/>
        <table:table-column table:style-name="co25" table:default-cell-style-name="ce131"/>
        <table:table-column table:style-name="co26" table:default-cell-style-name="ce55"/>
        <table:table-column table:style-name="co25" table:default-cell-style-name="Default"/>
        <table:table-column table:style-name="co27" table:default-cell-style-name="ce55"/>
        <table:table-column table:style-name="co28" table:default-cell-style-name="ce55"/>
        <table:table-column table:style-name="co8" table:default-cell-style-name="ce104"/>
        <table:table-column table:style-name="co8" table:default-cell-style-name="ce147"/>
        <table:table-column table:style-name="co8" table:number-columns-repeated="5" table:default-cell-style-name="ce151"/>
        <table:table-column table:style-name="co29" table:default-cell-style-name="ce151"/>
        <table:table-column table:style-name="co8" table:number-columns-repeated="2" table:default-cell-style-name="ce147"/>
        <table:table-column table:style-name="co8" table:number-columns-repeated="238" table:default-cell-style-name="ce157"/>
        <table:table-row table:style-name="ro25">
          <table:table-cell table:style-name="ce114"/>
          <table:table-cell table:style-name="ce120" office:value-type="string">
            <text:p>TEST CASES</text:p>
          </table:table-cell>
          <table:table-cell table:style-name="ce124"/>
          <table:table-cell table:style-name="ce121" table:number-columns-repeated="2"/>
          <table:table-cell table:style-name="ce114"/>
          <table:table-cell table:style-name="ce132"/>
          <table:table-cell table:style-name="ce121" table:number-columns-repeated="3"/>
          <table:table-cell table:style-name="ce149" office:value-type="string">
            <text:p>Passed</text:p>
          </table:table-cell>
          <table:table-cell table:style-name="ce149" table:formula="of:=COUNTIF([.L$7:.L$1038];[.$K1])" office:value-type="float" office:value="0">
            <text:p>0</text:p>
          </table:table-cell>
          <table:table-cell table:style-name="ce149" table:formula="of:=COUNTIF([.M$7:.M$1038];[.$K1])" office:value-type="float" office:value="0">
            <text:p>0</text:p>
          </table:table-cell>
          <table:table-cell table:style-name="ce149" table:formula="of:=COUNTIF([.N$7:.N$1038];[.$K1])" office:value-type="float" office:value="0">
            <text:p>0</text:p>
          </table:table-cell>
          <table:table-cell table:style-name="ce149" table:formula="of:=COUNTIF([.O$7:.O$1038];[.$K1])" office:value-type="float" office:value="0">
            <text:p>0</text:p>
          </table:table-cell>
          <table:table-cell table:style-name="ce121" table:number-columns-repeated="2"/>
          <table:table-cell table:style-name="Default" table:number-columns-repeated="239"/>
        </table:table-row>
        <table:table-row table:style-name="ro25">
          <table:table-cell table:style-name="ce114"/>
          <table:table-cell table:style-name="ce121" table:number-columns-repeated="4"/>
          <table:table-cell table:style-name="ce114"/>
          <table:table-cell table:style-name="ce132"/>
          <table:table-cell table:style-name="ce121" table:number-columns-repeated="3"/>
          <table:table-cell table:style-name="ce149" office:value-type="string">
            <text:p>Failed</text:p>
          </table:table-cell>
          <table:table-cell table:style-name="ce149" table:formula="of:=COUNTIF([.L$7:.L$1038];[.$K2])" office:value-type="float" office:value="0">
            <text:p>0</text:p>
          </table:table-cell>
          <table:table-cell table:style-name="ce149" table:formula="of:=COUNTIF([.M$7:.M$1038];[.$K2])" office:value-type="float" office:value="0">
            <text:p>0</text:p>
          </table:table-cell>
          <table:table-cell table:style-name="ce149" table:formula="of:=COUNTIF([.N$7:.N$1038];[.$K2])" office:value-type="float" office:value="0">
            <text:p>0</text:p>
          </table:table-cell>
          <table:table-cell table:style-name="ce149" table:formula="of:=COUNTIF([.O$7:.O$1038];[.$K2])" office:value-type="float" office:value="0">
            <text:p>0</text:p>
          </table:table-cell>
          <table:table-cell table:style-name="ce121" table:number-columns-repeated="2"/>
          <table:table-cell table:style-name="Default" table:number-columns-repeated="239"/>
        </table:table-row>
        <table:table-row table:style-name="ro26">
          <table:table-cell table:style-name="ce114"/>
          <table:table-cell table:style-name="ce122" office:value-type="string">
            <text:p>Functions List<text:span text:style-name="T2">:</text:span></text:p>
          </table:table-cell>
          <table:table-cell table:style-name="ce125" office:value-type="string" table:number-columns-spanned="3" table:number-rows-spanned="1">
            <text:p>Sniff Test </text:p>
          </table:table-cell>
          <table:covered-table-cell table:style-name="ce128"/>
          <table:covered-table-cell table:style-name="ce125"/>
          <table:table-cell table:style-name="ce114"/>
          <table:table-cell table:style-name="ce132" office:value-type="string">
            <text:p><text:s/></text:p>
          </table:table-cell>
          <table:table-cell table:style-name="ce146"/>
          <table:table-cell table:style-name="ce114" table:number-columns-repeated="2"/>
          <table:table-cell table:style-name="ce149" office:value-type="string">
            <text:p>Blocked</text:p>
          </table:table-cell>
          <table:table-cell table:style-name="ce149" table:formula="of:=COUNTIF([.L$7:.L$1038];[.$K3])" office:value-type="float" office:value="0">
            <text:p>0</text:p>
          </table:table-cell>
          <table:table-cell table:style-name="ce149" table:formula="of:=COUNTIF([.M$7:.M$1038];[.$K3])" office:value-type="float" office:value="0">
            <text:p>0</text:p>
          </table:table-cell>
          <table:table-cell table:style-name="ce149" table:formula="of:=COUNTIF([.N$7:.N$1038];[.$K3])" office:value-type="float" office:value="0">
            <text:p>0</text:p>
          </table:table-cell>
          <table:table-cell table:style-name="ce149" table:formula="of:=COUNTIF([.O$7:.O$1038];[.$K3])" office:value-type="float" office:value="0">
            <text:p>0</text:p>
          </table:table-cell>
          <table:table-cell table:style-name="ce152"/>
          <table:table-cell table:style-name="ce146"/>
          <table:table-cell table:style-name="Default" table:number-columns-repeated="239"/>
        </table:table-row>
        <table:table-row table:style-name="ro27">
          <table:table-cell table:style-name="ce114"/>
          <table:table-cell table:style-name="ce122" office:value-type="string">
            <text:p>Total Main Cases:</text:p>
          </table:table-cell>
          <table:table-cell table:style-name="ce125" table:formula="of:=MAX([.A7:.A6699])" office:value-type="float" office:value="68" table:number-columns-spanned="3" table:number-rows-spanned="1">
            <text:p>68</text:p>
          </table:table-cell>
          <table:covered-table-cell table:style-name="ce129"/>
          <table:covered-table-cell table:style-name="ce132"/>
          <table:table-cell table:style-name="ce114"/>
          <table:table-cell table:style-name="ce132"/>
          <table:table-cell table:style-name="ce146"/>
          <table:table-cell table:style-name="ce114" table:number-columns-repeated="2"/>
          <table:table-cell table:style-name="ce150" office:value-type="string">
            <text:p>Untested</text:p>
          </table:table-cell>
          <table:table-cell table:style-name="ce149" table:formula="of:=COUNTIF([.L$7:.L$1038];[.$K4])" office:value-type="float" office:value="0">
            <text:p>0</text:p>
          </table:table-cell>
          <table:table-cell table:style-name="ce149" table:formula="of:=COUNTIF([.M$7:.M$1038];[.$K4])" office:value-type="float" office:value="0">
            <text:p>0</text:p>
          </table:table-cell>
          <table:table-cell table:style-name="ce149" table:formula="of:=COUNTIF([.N$7:.N$1038];[.$K4])" office:value-type="float" office:value="0">
            <text:p>0</text:p>
          </table:table-cell>
          <table:table-cell table:style-name="ce149" table:formula="of:=COUNTIF([.O$7:.O$1038];[.$K4])" office:value-type="float" office:value="0">
            <text:p>0</text:p>
          </table:table-cell>
          <table:table-cell table:style-name="ce153"/>
          <table:table-cell table:style-name="ce146"/>
          <table:table-cell table:style-name="Default" table:number-columns-repeated="239"/>
        </table:table-row>
        <table:table-row table:style-name="ro30">
          <table:table-cell table:style-name="ce114" table:number-columns-repeated="3"/>
          <table:table-cell table:style-name="ce130"/>
          <table:table-cell table:style-name="ce114" table:number-columns-repeated="2"/>
          <table:table-cell table:style-name="ce132"/>
          <table:table-cell table:style-name="ce146"/>
          <table:table-cell table:style-name="ce114" table:number-columns-repeated="2"/>
          <table:table-cell table:style-name="Default" office:value-type="string">
            <text:p>N/A</text:p>
          </table:table-cell>
          <table:table-cell table:style-name="ce149" table:formula="of:=COUNTIF([.L$7:.L$1038];[.$K5])" office:value-type="float" office:value="0">
            <text:p>0</text:p>
          </table:table-cell>
          <table:table-cell table:style-name="ce149" table:formula="of:=COUNTIF([.M$7:.M$1038];[.$K5])" office:value-type="float" office:value="0">
            <text:p>0</text:p>
          </table:table-cell>
          <table:table-cell table:style-name="ce149" table:formula="of:=COUNTIF([.N$7:.N$1038];[.$K5])" office:value-type="float" office:value="0">
            <text:p>0</text:p>
          </table:table-cell>
          <table:table-cell table:style-name="ce149" table:formula="of:=COUNTIF([.O$7:.O$1038];[.$K5])" office:value-type="float" office:value="0">
            <text:p>0</text:p>
          </table:table-cell>
          <table:table-cell table:style-name="ce153"/>
          <table:table-cell table:style-name="ce146"/>
          <table:table-cell table:style-name="Default" table:number-columns-repeated="239"/>
        </table:table-row>
        <table:table-row table:style-name="ro21">
          <table:table-cell table:style-name="ce115" office:value-type="string">
            <text:p>Case No</text:p>
          </table:table-cell>
          <table:table-cell table:style-name="ce123" office:value-type="string">
            <text:p>Related function</text:p>
          </table:table-cell>
          <table:table-cell table:style-name="ce123" office:value-type="string">
            <text:p>Case ID</text:p>
          </table:table-cell>
          <table:table-cell table:style-name="ce123" office:value-type="string">
            <text:p>Path</text:p>
          </table:table-cell>
          <table:table-cell table:style-name="ce123" office:value-type="string">
            <text:p>Case Description</text:p>
          </table:table-cell>
          <table:table-cell table:style-name="ce123" office:value-type="string">
            <text:p>Step Description</text:p>
          </table:table-cell>
          <table:table-cell table:style-name="ce123" office:value-type="string">
            <text:p>Steps to produce</text:p>
          </table:table-cell>
          <table:table-cell table:style-name="ce123" office:value-type="string">
            <text:p>Expected Output</text:p>
          </table:table-cell>
          <table:table-cell table:style-name="ce123" office:value-type="string">
            <text:p>Priority</text:p>
          </table:table-cell>
          <table:table-cell table:style-name="ce123" office:value-type="string">
            <text:p>Affect</text:p>
          </table:table-cell>
          <table:table-cell table:style-name="ce123" table:number-columns-repeated="5"/>
          <table:table-cell table:style-name="ce154" office:value-type="string">
            <text:p>Comment</text:p>
          </table:table-cell>
          <table:table-cell table:style-name="ce155" office:value-type="string">
            <text:p>Comment</text:p>
          </table:table-cell>
          <table:table-cell table:style-name="ce156" table:number-columns-repeated="2"/>
          <table:table-cell table:style-name="Default" table:number-columns-repeated="237"/>
        </table:table-row>
        <table:table-row table:style-name="ro31">
          <table:table-cell table:style-name="ce118" office:value-type="float" office:value="1">
            <text:p>001</text:p>
          </table:table-cell>
          <table:table-cell office:value-type="string">
            <text:p>SNF_CS_01</text:p>
          </table:table-cell>
          <table:table-cell table:style-name="ce126" office:value-type="float" office:value="1">
            <text:p>001</text:p>
          </table:table-cell>
          <table:table-cell office:value-type="string">
            <text:p>CS\Calendar\Manage <text:s/>Group</text:p>
          </table:table-cell>
          <table:table-cell office:value-type="string">
            <text:p>Manage Group (Add/Edit/Delete)</text:p>
          </table:table-cell>
          <table:table-cell table:style-name="ce55" office:value-type="string">
            <text:p>Step 1: Add/Edit/Delete a group</text:p>
          </table:table-cell>
          <table:table-cell table:style-name="ce144" office:value-type="string">
            <text:p><text:span text:style-name="T3">- Click on the calendar actions icon and </text:span><text:span text:style-name="T3">select <text:s/>Add Group</text:span></text:p>
            <text:p><text:span text:style-name="T3">- Right click on an existing group and </text:span><text:span text:style-name="T3">select Edit</text:span></text:p>
            <text:p><text:span text:style-name="T3">- Right click on an existing group and </text:span><text:span text:style-name="T3">select Delete</text:span></text:p>
          </table:table-cell>
          <table:table-cell office:value-type="string">
            <text:p>-The group is added successfully and displayed in the Calendar Group table. </text:p>
            <text:p>- The group is updated with the change value</text:p>
            <text:p>- The group is removed from the Calendar Group table and the left panel.</text:p>
            <text:p/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CS_02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office:value-type="string">
            <text:p>CS\Calendar\Manage <text:s/>Personal Calendar</text:p>
          </table:table-cell>
          <table:table-cell office:value-type="string">
            <text:p>Manage Personal Calendar(Add/Edit/Delete)</text:p>
          </table:table-cell>
          <table:table-cell table:style-name="ce55" office:value-type="string">
            <text:p>Step 1: Add/Edit/Delete a personal calendar</text:p>
          </table:table-cell>
          <table:table-cell table:style-name="ce144" office:value-type="string">
            <text:p><text:span text:style-name="T3">- Click on the calendar actions icon and </text:span><text:span text:style-name="T3">select <text:s/>Add Calendar</text:span></text:p>
            <text:p><text:span text:style-name="T3">- Right click on an existing calendar and </text:span><text:span text:style-name="T3">select Edit</text:span></text:p>
            <text:p><text:span text:style-name="T3">- Right click on an existing calendar and </text:span><text:span text:style-name="T3">select Remove</text:span></text:p>
          </table:table-cell>
          <table:table-cell office:value-type="string">
            <text:p>- The calendar is added into to personal selected group</text:p>
            <text:p>- The calendar is updated with the change value</text:p>
            <text:p>- The group is removed from the its group </text:p>
          </table:table-cell>
          <table:table-cell office:value-type="string">
            <text:p>Medium</text:p>
          </table:table-cell>
          <table:table-cell table:style-name="ce148"/>
          <table:table-cell table:number-columns-repeated="6"/>
          <table:table-cell table:style-name="ce148" table:number-columns-repeated="2"/>
          <table:table-cell table:number-columns-repeated="238"/>
        </table:table-row>
        <table:table-row table:style-name="ro34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CS_03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3">
            <text:p>003</text:p>
          </table:table-cell>
          <table:table-cell office:value-type="string">
            <text:p>CS\Calendar\Manage <text:s/>Public Calendar</text:p>
          </table:table-cell>
          <table:table-cell office:value-type="string">
            <text:p>Manage Public Calendar(Add/Edit/Delete)</text:p>
          </table:table-cell>
          <table:table-cell table:style-name="ce55" office:value-type="string">
            <text:p>Step 1: Add/Edit/Delete a public calendar</text:p>
          </table:table-cell>
          <table:table-cell office:value-type="string">
            <text:p><text:span text:style-name="T4">- Add a public calendar</text:span></text:p>
            <text:p>+ Open Add Calendar form</text:p>
            <text:p><text:span text:style-name="T5">+ Input Display Name <text:s/></text:span></text:p>
            <text:p><text:span text:style-name="T5">+ In Groups tab, choose group(s) and </text:span><text:span text:style-name="T5">select User name</text:span></text:p>
            <text:p><text:span text:style-name="T5">+ Click </text:span><text:span text:style-name="T6">Save</text:span></text:p>
            <text:p><text:span text:style-name="T5">- Edit a public calendar by right click on </text:span><text:span text:style-name="T5">an existing public calendar and select Edit</text:span></text:p>
            <text:p><text:span text:style-name="T5">- Delete a public calendar by right click on </text:span><text:span text:style-name="T5">an existing calendar and select Remove</text:span></text:p>
          </table:table-cell>
          <table:table-cell office:value-type="string">
            <text:p>- The public calendars are added normally and displayed at the group it belongs to.</text:p>
            <text:p>- The public calendars are updated normally.</text:p>
            <text:p>- The public calendar are removed from the public group.</text:p>
          </table:table-cell>
          <table:table-cell office:value-type="string">
            <text:p>High</text:p>
          </table:table-cell>
          <table:table-cell table:style-name="ce148"/>
          <table:table-cell table:number-columns-repeated="6"/>
          <table:table-cell table:style-name="ce148" table:number-columns-repeated="2"/>
          <table:table-cell table:number-columns-repeated="238"/>
        </table:table-row>
        <table:table-row table:style-name="ro33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CS_04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4">
            <text:p>004</text:p>
          </table:table-cell>
          <table:table-cell office:value-type="string">
            <text:p>CS\Calendar\Share a <text:s/>calendar</text:p>
          </table:table-cell>
          <table:table-cell office:value-type="string">
            <text:p>Share calendar</text:p>
          </table:table-cell>
          <table:table-cell table:style-name="ce116" office:value-type="string">
            <text:p>Step 1: Share a calendar</text:p>
          </table:table-cell>
          <table:table-cell office:value-type="string">
            <text:p>- Right click on an existed calendar and select Share </text:p>
            <text:p>- Select user or group and assign <text:s/>to view and edit permission to some users/group</text:p>
            <text:p/>
          </table:table-cell>
          <table:table-cell office:value-type="string">
            <text:p>- The calendar is shared successfully.</text:p>
            <text:p>- In the shared user view, they can see and do action as they are shared.</text:p>
            <text:p/>
          </table:table-cell>
          <table:table-cell office:value-type="string">
            <text:p>Medium</text:p>
          </table:table-cell>
          <table:table-cell table:style-name="ce148"/>
          <table:table-cell table:number-columns-repeated="6"/>
          <table:table-cell table:style-name="ce148" table:number-columns-repeated="2"/>
          <table:table-cell table:number-columns-repeated="238"/>
        </table:table-row>
        <table:table-row table:style-name="ro35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CS_05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5">
            <text:p>005</text:p>
          </table:table-cell>
          <table:table-cell office:value-type="string">
            <text:p>CS\Calendar\Manage Category</text:p>
          </table:table-cell>
          <table:table-cell office:value-type="string">
            <text:p>Manage Categories</text:p>
          </table:table-cell>
          <table:table-cell table:style-name="ce55" office:value-type="string">
            <text:p>Step 1: Add/Edit/Delete a category</text:p>
          </table:table-cell>
          <table:table-cell office:value-type="string">
            <text:p>- Add a category </text:p>
            <text:p>+ Click on the Event Categories Management icon</text:p>
            <text:p>+ Input Event Category and Description</text:p>
            <text:p>+ Save</text:p>
            <text:p>- Edit a category</text:p>
            <text:p>+ Click on Event Category Management</text:p>
            <text:p>+ Click Edit icon of an existing category</text:p>
            <text:p>- Delete a category</text:p>
            <text:p>+ Click on Event Category Management</text:p>
            <text:p>+ Click Delete icon of an existing category</text:p>
          </table:table-cell>
          <table:table-cell office:value-type="string">
            <text:p>- The event category is added successfully</text:p>
            <text:p>- The event category is updated successfully</text:p>
            <text:p>- The event category is delete successfully</text:p>
          </table:table-cell>
          <table:table-cell office:value-type="string">
            <text:p>Medium</text:p>
          </table:table-cell>
          <table:table-cell table:style-name="ce148"/>
          <table:table-cell table:number-columns-repeated="6"/>
          <table:table-cell table:style-name="ce148" table:number-columns-repeated="2"/>
          <table:table-cell table:number-columns-repeated="238"/>
        </table:table-row>
        <table:table-row table:style-name="ro33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CS_06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6">
            <text:p>006</text:p>
          </table:table-cell>
          <table:table-cell office:value-type="string">
            <text:p>CS\Calendar\Manage Event</text:p>
          </table:table-cell>
          <table:table-cell office:value-type="string">
            <text:p>Manage Event</text:p>
          </table:table-cell>
          <table:table-cell table:style-name="ce55" office:value-type="string">
            <text:p>Step 1: Add/Edit/Delete an event</text:p>
          </table:table-cell>
          <table:table-cell table:style-name="ce144" office:value-type="string">
            <text:p><text:span text:style-name="T5">- Add an event by right click or click on </text:span><text:span text:style-name="T5">Event button</text:span></text:p>
            <text:p><text:span text:style-name="T5">- Edit an event by right click on a existing </text:span><text:span text:style-name="T5">event and select Edit</text:span></text:p>
            <text:p><text:span text:style-name="T5">- Delete an event right click on an existing </text:span><text:span text:style-name="T5">event and select Delete</text:span></text:p>
          </table:table-cell>
          <table:table-cell office:value-type="string">
            <text:p>- The events are added into the selected calendar</text:p>
            <text:p>- The events are edited normally with change value</text:p>
            <text:p>- The events are removed normally.</text:p>
          </table:table-cell>
          <table:table-cell office:value-type="string">
            <text:p>Medium</text:p>
          </table:table-cell>
          <table:table-cell table:style-name="ce148"/>
          <table:table-cell table:number-columns-repeated="6"/>
          <table:table-cell table:style-name="ce148" table:number-columns-repeated="2"/>
          <table:table-cell table:number-columns-repeated="238"/>
        </table:table-row>
        <table:table-row table:style-name="ro33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CS_07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7">
            <text:p>007</text:p>
          </table:table-cell>
          <table:table-cell office:value-type="string">
            <text:p>CS\Calendar\Manage Task</text:p>
          </table:table-cell>
          <table:table-cell office:value-type="string">
            <text:p>Manage Task</text:p>
          </table:table-cell>
          <table:table-cell table:style-name="ce55" office:value-type="string">
            <text:p>Step 1: Add/Edit/Delete a task</text:p>
          </table:table-cell>
          <table:table-cell table:style-name="ce144" office:value-type="string">
            <text:p><text:span text:style-name="T5">- Add an event by right click or click on </text:span><text:span text:style-name="T5">Task button</text:span></text:p>
            <text:p><text:span text:style-name="T5">- Edit an event by right click on a existing </text:span><text:span text:style-name="T5">task and select Edit</text:span></text:p>
            <text:p><text:span text:style-name="T5">- Delete a task right click on an existing </text:span><text:span text:style-name="T5">task and select Delete</text:span></text:p>
          </table:table-cell>
          <table:table-cell office:value-type="string">
            <text:p>- The tasks are added into the selected calendar</text:p>
            <text:p>- The tasks are edited normally with change value</text:p>
            <text:p>- The tasks are removed normally.</text:p>
          </table:table-cell>
          <table:table-cell office:value-type="string">
            <text:p>Medium</text:p>
          </table:table-cell>
          <table:table-cell table:style-name="ce148"/>
          <table:table-cell table:number-columns-repeated="6"/>
          <table:table-cell table:style-name="ce148" table:number-columns-repeated="2"/>
          <table:table-cell table:number-columns-repeated="238"/>
        </table:table-row>
        <table:table-row table:style-name="ro36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CS_08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8">
            <text:p>008</text:p>
          </table:table-cell>
          <table:table-cell office:value-type="string">
            <text:p>CS\Calendar\Check highlight in mini calendar</text:p>
          </table:table-cell>
          <table:table-cell office:value-type="string">
            <text:p>Check highlight mini calendar</text:p>
          </table:table-cell>
          <table:table-cell table:style-name="ce55" office:value-type="string">
            <text:p>Step 1: <text:s/>Check highlight in the mini calendar</text:p>
          </table:table-cell>
          <table:table-cell office:value-type="string">
            <text:p>- Add event/task</text:p>
            <text:p>- Take a look at mini calendar</text:p>
          </table:table-cell>
          <table:table-cell office:value-type="string">
            <text:p>- The date has event/task is highlighted</text:p>
            <text:p><text:span text:style-name="T5">- Click on a day, all events and tasks of </text:span><text:span text:style-name="T5">that day are shown in working pane</text:span></text:p>
          </table:table-cell>
          <table:table-cell office:value-type="string">
            <text:p>High</text:p>
          </table:table-cell>
          <table:table-cell table:style-name="ce148"/>
          <table:table-cell table:number-columns-repeated="6"/>
          <table:table-cell table:style-name="ce148" table:number-columns-repeated="2"/>
          <table:table-cell table:number-columns-repeated="238"/>
        </table:table-row>
        <table:table-row table:style-name="ro37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CS_09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9">
            <text:p>009</text:p>
          </table:table-cell>
          <table:table-cell office:value-type="string">
            <text:p>CS\Calendar\Check pop up reminder</text:p>
          </table:table-cell>
          <table:table-cell office:value-type="string">
            <text:p>Check pop-up reminder</text:p>
          </table:table-cell>
          <table:table-cell table:style-name="ce55" office:value-type="string">
            <text:p>Step 1: Check pop up reminder of an event</text:p>
          </table:table-cell>
          <table:table-cell table:style-name="ce144" office:value-type="string">
            <text:p><text:span text:style-name="T5">- Add detail event </text:span></text:p>
            <text:p><text:span text:style-name="T5">- Input Event Summary </text:span></text:p>
            <text:p><text:span text:style-name="T5">- In Reminders tab, check Show a </text:span><text:span text:style-name="T5">notification popup</text:span></text:p>
            <text:p><text:span text:style-name="T5">- Choose the Repeat</text:span></text:p>
            <text:p><text:span text:style-name="T5">- Click </text:span><text:span text:style-name="T6">Save</text:span></text:p>
          </table:table-cell>
          <table:table-cell office:value-type="string">
            <text:p>- Event with pop up reminder is created successfully</text:p>
            <text:p>- Remind popup is shown at the right time</text:p>
          </table:table-cell>
          <table:table-cell office:value-type="string">
            <text:p>High</text:p>
          </table:table-cell>
          <table:table-cell table:number-columns-repeated="6"/>
          <table:table-cell table:style-name="ce84"/>
          <table:table-cell table:number-columns-repeated="240"/>
        </table:table-row>
        <table:table-row table:style-name="ro37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CS_10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0">
            <text:p>010</text:p>
          </table:table-cell>
          <table:table-cell office:value-type="string">
            <text:p>CS\Calendar\Check mail reminder</text:p>
          </table:table-cell>
          <table:table-cell office:value-type="string">
            <text:p>Check email reminder</text:p>
          </table:table-cell>
          <table:table-cell table:style-name="ce55" office:value-type="string">
            <text:p>Step 1: Check mail reminder of an event</text:p>
          </table:table-cell>
          <table:table-cell table:style-name="ce144" office:value-type="string">
            <text:p><text:span text:style-name="T5">In Add new event form:</text:span></text:p>
            <text:p><text:span text:style-name="T5">- Input Event Summary </text:span></text:p>
            <text:p><text:span text:style-name="T5">- In Reminders tab, check Reminders by </text:span><text:span text:style-name="T5">email</text:span></text:p>
            <text:p><text:span text:style-name="T5">- Choose the Repeat</text:span></text:p>
            <text:p><text:span text:style-name="T5">- Click </text:span><text:span text:style-name="T6">Save </text:span></text:p>
          </table:table-cell>
          <table:table-cell office:value-type="string">
            <text:p>- Event with pop up reminder is created successfully</text:p>
            <text:p>- Remind mail is sent at the right tim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7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CS_1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11">
            <text:p>011</text:p>
          </table:table-cell>
          <table:table-cell office:value-type="string">
            <text:p>CS\Calendar\Add events to a shared calendar</text:p>
          </table:table-cell>
          <table:table-cell office:value-type="string">
            <text:p>Add events for shared calendar</text:p>
          </table:table-cell>
          <table:table-cell table:style-name="ce116" office:value-type="string">
            <text:p>Step 1: Add an event to a shared calendar</text:p>
          </table:table-cell>
          <table:table-cell table:style-name="ce144" office:value-type="string">
            <text:p><text:span text:style-name="T5">- Create personal calendar</text:span></text:p>
            <text:p><text:span text:style-name="T5">- Share added calendar with edit right</text:span></text:p>
            <text:p><text:span text:style-name="T5">- Login by shared user</text:span></text:p>
            <text:p><text:span text:style-name="T5">- Right click on shared calendar and </text:span><text:span text:style-name="T5">select Add event</text:span></text:p>
            <text:p><text:span text:style-name="T5">- Input Event summary and click </text:span><text:span text:style-name="T6">Save</text:span></text:p>
          </table:table-cell>
          <table:table-cell office:value-type="string">
            <text:p>- The personal calendar is successfully</text:p>
            <text:p>- The shared user can see the share calendar and add event into it.</text:p>
          </table:table-cell>
          <table:table-cell office:value-type="string">
            <text:p>High</text:p>
          </table:table-cell>
          <table:table-cell table:style-name="ce148"/>
          <table:table-cell table:number-columns-repeated="6"/>
          <table:table-cell table:style-name="ce148" table:number-columns-repeated="2"/>
          <table:table-cell table:number-columns-repeated="238"/>
        </table:table-row>
        <table:table-row table:style-name="ro37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CS_1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12">
            <text:p>012</text:p>
          </table:table-cell>
          <table:table-cell office:value-type="string">
            <text:p>CS\Calendar\Add tasks to a shared calendar</text:p>
          </table:table-cell>
          <table:table-cell office:value-type="string">
            <text:p>Add tasks for shared calendar</text:p>
          </table:table-cell>
          <table:table-cell table:style-name="ce116" office:value-type="string">
            <text:p>Step 1: Add a task to a shared calendar</text:p>
          </table:table-cell>
          <table:table-cell table:style-name="ce144" office:value-type="string">
            <text:p><text:span text:style-name="T5">- Create personal calendar</text:span></text:p>
            <text:p><text:span text:style-name="T5">- Share added calendar with edit right</text:span></text:p>
            <text:p><text:span text:style-name="T5">- Login by shared user</text:span></text:p>
            <text:p><text:span text:style-name="T5">- Right click on shared calendar and </text:span><text:span text:style-name="T5">select Add task</text:span></text:p>
            <text:p><text:span text:style-name="T5">- Input Task summary and click </text:span><text:span text:style-name="T6">Save</text:span></text:p>
          </table:table-cell>
          <table:table-cell office:value-type="string">
            <text:p>- The personal calendar is successfully</text:p>
            <text:p>- The shared user can see the shared calendar and add task into it.</text:p>
          </table:table-cell>
          <table:table-cell office:value-type="string">
            <text:p>High</text:p>
          </table:table-cell>
          <table:table-cell table:style-name="ce148"/>
          <table:table-cell table:number-columns-repeated="6"/>
          <table:table-cell table:style-name="ce148" table:number-columns-repeated="2"/>
          <table:table-cell table:number-columns-repeated="238"/>
        </table:table-row>
        <table:table-row table:style-name="ro28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CS_13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13">
            <text:p>013</text:p>
          </table:table-cell>
          <table:table-cell office:value-type="string">
            <text:p>CS\Calendar\Add events to a public calendar</text:p>
          </table:table-cell>
          <table:table-cell office:value-type="string">
            <text:p>Add events for public calendar</text:p>
          </table:table-cell>
          <table:table-cell table:style-name="ce116" office:value-type="string">
            <text:p>Step 1: Add an event to a public calendar</text:p>
          </table:table-cell>
          <table:table-cell office:value-type="string">
            <text:p>- Login by user who has edit right on a public calendar</text:p>
            <text:p>- Add new event into the public calendar</text:p>
          </table:table-cell>
          <table:table-cell office:value-type="string">
            <text:p>- New event for that public calendar is added successfully</text:p>
            <text:p>- The other users in shared group can view the event in the public calendar</text:p>
          </table:table-cell>
          <table:table-cell office:value-type="string">
            <text:p>High</text:p>
          </table:table-cell>
          <table:table-cell table:style-name="ce148"/>
          <table:table-cell table:number-columns-repeated="6"/>
          <table:table-cell table:style-name="ce148" table:number-columns-repeated="2"/>
          <table:table-cell table:number-columns-repeated="238"/>
        </table:table-row>
        <table:table-row table:style-name="ro28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CS_14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14">
            <text:p>014</text:p>
          </table:table-cell>
          <table:table-cell office:value-type="string">
            <text:p>CS\Calendar\Add tasks to a public calendar</text:p>
          </table:table-cell>
          <table:table-cell office:value-type="string">
            <text:p>Add tasks for public calendar</text:p>
          </table:table-cell>
          <table:table-cell table:style-name="ce116" office:value-type="string">
            <text:p>Step 1: Add a task to a public calendar</text:p>
          </table:table-cell>
          <table:table-cell office:value-type="string">
            <text:p>- Login by user who has edit right on a public calendar</text:p>
            <text:p>- Add new task into the public calendar</text:p>
          </table:table-cell>
          <table:table-cell office:value-type="string">
            <text:p>- New task for that public calendar is added successfully</text:p>
            <text:p>- The other users in shared group can view the task in the public calenda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2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CS_15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15">
            <text:p>015</text:p>
          </table:table-cell>
          <table:table-cell office:value-type="string">
            <text:p>CS\Calendar\Check all the views</text:p>
          </table:table-cell>
          <table:table-cell office:value-type="string">
            <text:p>Check displaying added task/event in all views</text:p>
          </table:table-cell>
          <table:table-cell table:style-name="ce116" office:value-type="string">
            <text:p>Step 1: Check displaying off task and event.</text:p>
          </table:table-cell>
          <table:table-cell office:value-type="string">
            <text:p>- Add event/task</text:p>
            <text:p>- Click on Today, Day, Week, Month, Year, List, Work Week on the main bar</text:p>
          </table:table-cell>
          <table:table-cell office:value-type="string">
            <text:p>- All view are show properly.</text:p>
            <text:p>- Today, Week, Month view also show the added event/task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8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office:value-type="string">
            <text:p>SNF_CS_16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16">
            <text:p>016</text:p>
          </table:table-cell>
          <table:table-cell office:value-type="string">
            <text:p>CS\Calendar\Drag and drop</text:p>
          </table:table-cell>
          <table:table-cell office:value-type="string">
            <text:p>Drag-drop task/event</text:p>
          </table:table-cell>
          <table:table-cell table:style-name="ce116" office:value-type="string">
            <text:p>Step 1: Drag and drop task/event</text:p>
          </table:table-cell>
          <table:table-cell table:style-name="ce144" office:value-type="string">
            <text:p>- Choose View type from main bar (except Year view, List View)</text:p>
            <text:p>- Drag &amp; drop added task/event in working pane</text:p>
          </table:table-cell>
          <table:table-cell office:value-type="string">
            <text:p>Task/event is moved to new place in working pan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9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office:value-type="string">
            <text:p>SNF_CS_17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17">
            <text:p>017</text:p>
          </table:table-cell>
          <table:table-cell office:value-type="string">
            <text:p>CS\Calendar\Resize event/task</text:p>
          </table:table-cell>
          <table:table-cell office:value-type="string">
            <text:p>Re-size</text:p>
          </table:table-cell>
          <table:table-cell table:style-name="ce116" office:value-type="string">
            <text:p>Step 1: Resize an existing event/task</text:p>
          </table:table-cell>
          <table:table-cell table:style-name="ce144" office:value-type="string">
            <text:p><text:span text:style-name="T5">- Choose View type from list (except Year </text:span><text:span text:style-name="T5">view, List View)</text:span></text:p>
            <text:p><text:span text:style-name="T5">- Resize time of task/event</text:span></text:p>
          </table:table-cell>
          <table:table-cell office:value-type="string">
            <text:p>Time of task/event is changed depending on the size chang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2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office:value-type="string">
            <text:p>SNF_CS_18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18">
            <text:p>018</text:p>
          </table:table-cell>
          <table:table-cell office:value-type="string">
            <text:p>CS\Calendar\View</text:p>
          </table:table-cell>
          <table:table-cell table:style-name="ce56" office:value-type="string">
            <text:p>View task/event</text:p>
          </table:table-cell>
          <table:table-cell table:style-name="ce116" office:value-type="string">
            <text:p>Step 1: View task/event</text:p>
          </table:table-cell>
          <table:table-cell office:value-type="string">
            <text:p>- Add new a task/event</text:p>
            <text:p>- Right click on an exiting event/task and choose View</text:p>
          </table:table-cell>
          <table:table-cell office:value-type="string">
            <text:p>Event/task content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0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office:value-type="string">
            <text:p>SNF_CS_19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19">
            <text:p>019</text:p>
          </table:table-cell>
          <table:table-cell office:value-type="string">
            <text:p>CS\Calendar\Import</text:p>
          </table:table-cell>
          <table:table-cell office:value-type="string">
            <text:p>Import calendar</text:p>
          </table:table-cell>
          <table:table-cell table:style-name="ce55" office:value-type="string">
            <text:p>Step 1: Import Calendar</text:p>
          </table:table-cell>
          <table:table-cell office:value-type="string">
            <text:p>- Click on Calendar actions and select Import</text:p>
            <text:p><text:span text:style-name="T5">- Select format </text:span></text:p>
            <text:p><text:span text:style-name="T5">- Upload file</text:span></text:p>
            <text:p><text:span text:style-name="T5">- Choose calendar</text:span></text:p>
            <text:p><text:span text:style-name="T5">- Click </text:span><text:span text:style-name="T6">Save</text:span></text:p>
          </table:table-cell>
          <table:table-cell office:value-type="string">
            <text:p>Import successfully with:</text:p>
            <text:p>- Valid name</text:p>
            <text:p>- All events/task in the imported file</text:p>
            <text:p/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9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office:value-type="string">
            <text:p>SNF_CS_20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20">
            <text:p>020</text:p>
          </table:table-cell>
          <table:table-cell office:value-type="string">
            <text:p>CS\Calendar\Export</text:p>
          </table:table-cell>
          <table:table-cell office:value-type="string">
            <text:p>Export calendar</text:p>
          </table:table-cell>
          <table:table-cell table:style-name="ce116" office:value-type="string">
            <text:p>Step 1: Export Calendar</text:p>
          </table:table-cell>
          <table:table-cell table:style-name="ce144" office:value-type="string">
            <text:p><text:span text:style-name="T5">- Right click on existing calendar and </text:span><text:span text:style-name="T5">select Export</text:span></text:p>
            <text:p><text:span text:style-name="T5">- Click </text:span><text:span text:style-name="T6">Save</text:span></text:p>
          </table:table-cell>
          <table:table-cell office:value-type="string">
            <text:p>Export successfully with .ics fil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office:value-type="string">
            <text:p>SNF_CS_2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21">
            <text:p>021</text:p>
          </table:table-cell>
          <table:table-cell office:value-type="string">
            <text:p>CS\Calendar\Quick search</text:p>
          </table:table-cell>
          <table:table-cell office:value-type="string">
            <text:p>Quick search</text:p>
          </table:table-cell>
          <table:table-cell table:style-name="ce55" office:value-type="string">
            <text:p>Step 1: Quick search</text:p>
          </table:table-cell>
          <table:table-cell office:value-type="string">
            <text:p>- Input a normal text in search text box</text:p>
            <text:p>- Click Search icon</text:p>
          </table:table-cell>
          <table:table-cell office:value-type="string">
            <text:p>Return search result matching with search keyword with no error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2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office:value-type="string">
            <text:p>SNF_CS_2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22">
            <text:p>022</text:p>
          </table:table-cell>
          <table:table-cell office:value-type="string">
            <text:p>CS\Calendar\Advance search</text:p>
          </table:table-cell>
          <table:table-cell office:value-type="string">
            <text:p>Advanced search(simple case)</text:p>
          </table:table-cell>
          <table:table-cell table:style-name="ce55" office:value-type="string">
            <text:p>Step 1: Advanced search</text:p>
          </table:table-cell>
          <table:table-cell office:value-type="string">
            <text:p>- Click on Advance Search icon</text:p>
            <text:p>- Input search condition</text:p>
            <text:p>- Click <text:span text:style-name="T7">Search</text:span></text:p>
          </table:table-cell>
          <table:table-cell office:value-type="string">
            <text:p>Return search result matching with search keyword with no erro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3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office:value-type="string">
            <text:p>SNF_CS_23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23">
            <text:p>023</text:p>
          </table:table-cell>
          <table:table-cell office:value-type="string">
            <text:p>CS\Mail\Manage Account</text:p>
          </table:table-cell>
          <table:table-cell office:value-type="string">
            <text:p>Manage Mail Account(Add/Edit/Delete)</text:p>
          </table:table-cell>
          <table:table-cell table:style-name="ce55" office:value-type="string">
            <text:p>Step 1: Add/Edit/Delete an account</text:p>
          </table:table-cell>
          <table:table-cell office:value-type="string">
            <text:p>- Create 2 accounts (one IMAP , one POP3)</text:p>
            <text:p>- Edit the accounts</text:p>
            <text:p>- Delete the accounts</text:p>
          </table:table-cell>
          <table:table-cell office:value-type="string">
            <text:p>- The account is added with right input value</text:p>
            <text:p>- The account is updated with the change</text:p>
            <text:p>- The account is removed from the account lis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2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office:value-type="string">
            <text:p>SNF_CS_24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24">
            <text:p>024</text:p>
          </table:table-cell>
          <table:table-cell office:value-type="string">
            <text:p>CS\Mail\Check Mail</text:p>
          </table:table-cell>
          <table:table-cell office:value-type="string">
            <text:p>Check mail</text:p>
            <text:p/>
          </table:table-cell>
          <table:table-cell table:style-name="ce55" office:value-type="string">
            <text:p>Step 1: Check mail</text:p>
          </table:table-cell>
          <table:table-cell office:value-type="string">
            <text:p>After creating account mail</text:p>
            <text:p>- Click <text:span text:style-name="T7">Get mail </text:span>button on main bar</text:p>
          </table:table-cell>
          <table:table-cell office:value-type="string">
            <text:p>The messages in the server mail is gotten into the message list panel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office:value-type="string">
            <text:p>SNF_CS_25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25">
            <text:p>025</text:p>
          </table:table-cell>
          <table:table-cell office:value-type="string">
            <text:p>CS\Mail\Compose</text:p>
          </table:table-cell>
          <table:table-cell office:value-type="string">
            <text:p>Compose mail</text:p>
          </table:table-cell>
          <table:table-cell table:style-name="ce117" office:value-type="string">
            <text:p>Step 1: Compose a mail</text:p>
          </table:table-cell>
          <table:table-cell office:value-type="string">
            <text:p>After creating account mail</text:p>
            <text:p>- Click <text:span text:style-name="T7">Compose</text:span> button on tool bar</text:p>
            <text:p>- Input mail content</text:p>
            <text:p>- Send</text:p>
            <text:p>- Check the receiver's Inbox</text:p>
          </table:table-cell>
          <table:table-cell office:value-type="string">
            <text:p>- The sent message is saved in the Sent box of the sender</text:p>
            <text:p>- The message is sent to the receiver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9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office:value-type="string">
            <text:p>SNF_CS_26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26">
            <text:p>026</text:p>
          </table:table-cell>
          <table:table-cell office:value-type="string">
            <text:p>CS\Mail\Draft</text:p>
          </table:table-cell>
          <table:table-cell office:value-type="string">
            <text:p>Draft mail</text:p>
          </table:table-cell>
          <table:table-cell table:style-name="ce117" office:value-type="string">
            <text:p>Step 1: Draft a mail</text:p>
          </table:table-cell>
          <table:table-cell office:value-type="string">
            <text:p>After creating account mail</text:p>
            <text:p>- Click <text:span text:style-name="T7">Compose</text:span> button on tool bar</text:p>
            <text:p>- Input mail content</text:p>
            <text:p>- Save Draft</text:p>
          </table:table-cell>
          <table:table-cell office:value-type="string">
            <text:p>The message is saved as draft in the Draft fold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3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office:value-type="string">
            <text:p>SNF_CS_27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27">
            <text:p>027</text:p>
          </table:table-cell>
          <table:table-cell office:value-type="string">
            <text:p>CS\Mail\Reply</text:p>
          </table:table-cell>
          <table:table-cell office:value-type="string">
            <text:p>Reply</text:p>
          </table:table-cell>
          <table:table-cell table:style-name="ce117" office:value-type="string">
            <text:p>Step 1: Reply to the sender</text:p>
          </table:table-cell>
          <table:table-cell office:value-type="string">
            <text:p>After getting mails from server</text:p>
            <text:p>- Right click on one mail from list and choose <text:span text:style-name="T7">Reply to sender </text:span><text:span text:style-name="T4">option</text:span></text:p>
            <text:p><text:span text:style-name="T4">- Input required field</text:span></text:p>
            <text:p><text:span text:style-name="T4">- Click </text:span><text:span text:style-name="T7">Send mail</text:span></text:p>
            <text:p><text:span text:style-name="T7">-</text:span><text:span text:style-name="T4"> Check the receiver's Inbox</text:span></text:p>
          </table:table-cell>
          <table:table-cell office:value-type="string">
            <text:p>- The replied message is saved in the Sent box of the sender</text:p>
            <text:p>- The message is replied to the receiver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3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office:value-type="string">
            <text:p>SNF_CS_28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28">
            <text:p>028</text:p>
          </table:table-cell>
          <table:table-cell office:value-type="string">
            <text:p>CS\Mail\Forward</text:p>
          </table:table-cell>
          <table:table-cell office:value-type="string">
            <text:p>Forward</text:p>
          </table:table-cell>
          <table:table-cell table:style-name="ce117" office:value-type="string">
            <text:p>Step 1: Forward a mail</text:p>
          </table:table-cell>
          <table:table-cell office:value-type="string">
            <text:p>After getting mails from server</text:p>
            <text:p>- Right click on selected mail and choose <text:span text:style-name="T7">Forward </text:span><text:span text:style-name="T4">option</text:span></text:p>
            <text:p><text:span text:style-name="T4">- Input required fields</text:span></text:p>
            <text:p><text:span text:style-name="T4">- Click </text:span><text:span text:style-name="T7">Send mail</text:span></text:p>
            <text:p><text:span text:style-name="T7">-</text:span><text:span text:style-name="T4"> Check the receiver's Inbox</text:span></text:p>
          </table:table-cell>
          <table:table-cell office:value-type="string">
            <text:p>- The forward message is saved in the Sent box of the sender</text:p>
            <text:p>- The message is forward to the receiver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3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office:value-type="string">
            <text:p>SNF_CS_29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29">
            <text:p>029</text:p>
          </table:table-cell>
          <table:table-cell office:value-type="string">
            <text:p>CS\Mail\Attach</text:p>
          </table:table-cell>
          <table:table-cell office:value-type="string">
            <text:p>Attachment</text:p>
          </table:table-cell>
          <table:table-cell table:style-name="ce117" office:value-type="string">
            <text:p>Step 1: Send a mail with attachment</text:p>
          </table:table-cell>
          <table:table-cell office:value-type="string">
            <text:p>- Click on <text:span text:style-name="T7">Compose </text:span><text:span text:style-name="T4">button</text:span></text:p>
            <text:p><text:span text:style-name="T4">- Input required fields</text:span></text:p>
            <text:p>- Click attach file icon on the form</text:p>
            <text:p>- Perform to load attachment</text:p>
            <text:p><text:span text:style-name="T4">- Click </text:span><text:span text:style-name="T7">Send mail</text:span></text:p>
            <text:p><text:span text:style-name="T7">-</text:span><text:span text:style-name="T4"> Check the receiver's Inbox</text:span></text:p>
          </table:table-cell>
          <table:table-cell office:value-type="string">
            <text:p>- The files are attached successfully</text:p>
            <text:p>- The attachment message is sent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9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office:value-type="string">
            <text:p>SNF_CS_30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30">
            <text:p>030</text:p>
          </table:table-cell>
          <table:table-cell office:value-type="string">
            <text:p>CS\Mail\Drag and Drop</text:p>
          </table:table-cell>
          <table:table-cell office:value-type="string">
            <text:p>Drag-drop mail</text:p>
          </table:table-cell>
          <table:table-cell table:style-name="ce117" office:value-type="string">
            <text:p>Step 1: Move a mail by drag and drop</text:p>
          </table:table-cell>
          <table:table-cell office:value-type="string">
            <text:p>After getting mails from server</text:p>
            <text:p>- Choose some mails from list</text:p>
            <text:p>- Drag &amp; drop these mails to another folder</text:p>
          </table:table-cell>
          <table:table-cell office:value-type="string">
            <text:p>- The dragged and dropped mail s are moved to the destination fold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1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office:value-type="string">
            <text:p>SNF_CS_3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31">
            <text:p>031</text:p>
          </table:table-cell>
          <table:table-cell office:value-type="string">
            <text:p>CS\Mail\Manage Message</text:p>
          </table:table-cell>
          <table:table-cell office:value-type="string">
            <text:p>Manage a message in right click menu</text:p>
          </table:table-cell>
          <table:table-cell table:style-name="ce117" office:value-type="string">
            <text:p>Step 1: Do action in the right click menu</text:p>
          </table:table-cell>
          <table:table-cell office:value-type="string">
            <text:p>After checked some mails</text:p>
            <text:p>- Right click on a message</text:p>
            <text:p>- Try to perform action in the menu:</text:p>
            <text:p>+ Do Print function</text:p>
            <text:p>+ Check Reply form</text:p>
            <text:p>+ Check Reply to All form</text:p>
            <text:p>+ Check Forward form</text:p>
            <text:p>+ Check Filter message form</text:p>
            <text:p>+ Do Move to Folder function</text:p>
            <text:p>+ Do Tag function</text:p>
            <text:p>+ Do Delete function</text:p>
            <text:p>+ Do Add to contacts function</text:p>
            <text:p>+ Check Export form</text:p>
            <text:p/>
          </table:table-cell>
          <table:table-cell office:value-type="string">
            <text:p>- The message is displayed in print preview page.</text:p>
            <text:p>- The Reply form is shown. </text:p>
            <text:p>- The Reply to All form is shown.</text:p>
            <text:p>- The Forward form is shown</text:p>
            <text:p>- The Filter message form is shown.</text:p>
            <text:p>- The moved message is moved to the destination folder</text:p>
            <text:p>- The selected message is tagged</text:p>
            <text:p>- The selected message is deleted.</text:p>
            <text:p>- Add to contacts function works well</text:p>
            <text:p>- The Export form is shown.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office:value-type="string">
            <text:p>SNF_CS_3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32">
            <text:p>032</text:p>
          </table:table-cell>
          <table:table-cell office:value-type="string">
            <text:p>CS\Mail\Manage Folder</text:p>
          </table:table-cell>
          <table:table-cell office:value-type="string">
            <text:p>Manage a folder(Add/Edit/Delete)</text:p>
          </table:table-cell>
          <table:table-cell table:style-name="ce117" office:value-type="string">
            <text:p>Step 1: Add/Edit/Delete a folder</text:p>
          </table:table-cell>
          <table:table-cell office:value-type="string">
            <text:p><text:span text:style-name="T4">- Add new folder</text:span></text:p>
            <text:p><text:span text:style-name="T4">- Edit the folder by right click</text:span></text:p>
            <text:p><text:span text:style-name="T4">- Add sub folder</text:span></text:p>
            <text:p><text:span text:style-name="T4">- Remove the parent folder</text:span></text:p>
            <text:p><text:span text:style-name="T4"/></text:p>
          </table:table-cell>
          <table:table-cell office:value-type="string">
            <text:p>- The new folder/sub-folder are added successfully with valid name</text:p>
            <text:p>- The folder is edited/remov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2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office:value-type="string">
            <text:p>SNF_CS_33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33">
            <text:p>033</text:p>
          </table:table-cell>
          <table:table-cell office:value-type="string">
            <text:p>CS\Mail\Manage Tag</text:p>
          </table:table-cell>
          <table:table-cell office:value-type="string">
            <text:p>Manage a tag(Add/Edit/Delete)</text:p>
          </table:table-cell>
          <table:table-cell table:style-name="ce117" office:value-type="string">
            <text:p>Step 1: Add/Edit/Delete a tag</text:p>
          </table:table-cell>
          <table:table-cell office:value-type="string">
            <text:p><text:span text:style-name="T4">- Add new a tag</text:span></text:p>
            <text:p><text:span text:style-name="T4">- Add tag for some mails</text:span></text:p>
            <text:p><text:span text:style-name="T4">- Right-click on the tag &amp; perform </text:span><text:span text:style-name="T4">actions from menu: edit delete</text:span></text:p>
          </table:table-cell>
          <table:table-cell office:value-type="string">
            <text:p>- The new tag is added successfully.</text:p>
            <text:p>- The message is tagged and displayed in tag view</text:p>
            <text:p>- The tag is edited with new changes</text:p>
            <text:p>- The tag is removed.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1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office:value-type="string">
            <text:p>SNF_CS_34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34">
            <text:p>034</text:p>
          </table:table-cell>
          <table:table-cell office:value-type="string">
            <text:p>CS\Mail\More Actions</text:p>
          </table:table-cell>
          <table:table-cell office:value-type="string">
            <text:p>More Actions</text:p>
          </table:table-cell>
          <table:table-cell table:style-name="ce117" office:value-type="string">
            <text:p>Step 1: Do action in More Action menu</text:p>
          </table:table-cell>
          <table:table-cell office:value-type="string">
            <text:p>After checked some mails</text:p>
            <text:p>- Tick on a specific message</text:p>
            <text:p>- Click on More Actions button and do action in the menu in priority:</text:p>
            <text:p>+ Star message</text:p>
            <text:p>+ Unstar message</text:p>
            <text:p>+ Mark as read</text:p>
            <text:p>+ Mark as unread</text:p>
          </table:table-cell>
          <table:table-cell office:value-type="string">
            <text:p>- The selected message is set with yellow star</text:p>
            <text:p>- The selected message is removed yellow star</text:p>
            <text:p>- The read message is removed bold effect on the title</text:p>
            <text:p>- The unread message is set bold on the title.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3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office:value-type="string">
            <text:p>SNF_CS_35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35">
            <text:p>035</text:p>
          </table:table-cell>
          <table:table-cell office:value-type="string">
            <text:p>CS\Mail\Filter message</text:p>
          </table:table-cell>
          <table:table-cell office:value-type="string">
            <text:p>Filter messages</text:p>
          </table:table-cell>
          <table:table-cell table:style-name="ce117" office:value-type="string">
            <text:p>Step 1: Filter messages</text:p>
          </table:table-cell>
          <table:table-cell office:value-type="string">
            <text:p>After checked some mails</text:p>
            <text:p>- Tick on a message</text:p>
            <text:p>- Do actions in Filter menu:</text:p>
            <text:p>+ Filter Unread</text:p>
            <text:p>+ Filter Starred</text:p>
            <text:p>+ Filter With attachments</text:p>
            <text:p>+ Filter All</text:p>
          </table:table-cell>
          <table:table-cell office:value-type="string">
            <text:p>- Only the unread messages are shown.</text:p>
            <text:p>- Only the starred message are shown.</text:p>
            <text:p>- Only the messages with attachment are shown.</text:p>
            <text:p>- All messages are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3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office:value-type="string">
            <text:p>SNF_CS_36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36">
            <text:p>036</text:p>
          </table:table-cell>
          <table:table-cell office:value-type="string">
            <text:p>CS\Mail\Manage filter</text:p>
          </table:table-cell>
          <table:table-cell office:value-type="string">
            <text:p>Mange Filters(Add/Edit/Delete)</text:p>
          </table:table-cell>
          <table:table-cell table:style-name="ce117" office:value-type="string">
            <text:p>Step 1: Add/Edit/Delete a filter</text:p>
          </table:table-cell>
          <table:table-cell office:value-type="string">
            <text:p>Manage filter by click on Filter button on the main menu:</text:p>
            <text:p>- Add a filter</text:p>
            <text:p>- Edit a filter</text:p>
            <text:p>- Delete a filter</text:p>
          </table:table-cell>
          <table:table-cell office:value-type="string">
            <text:p>- The filter is created successfully and applied to the selected folder/tag</text:p>
            <text:p>- The filter is updated with the changes</text:p>
            <text:p>- The filter is deleted and no longer apply to the selected fold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9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office:value-type="string">
            <text:p>SNF_CS_37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37">
            <text:p>037</text:p>
          </table:table-cell>
          <table:table-cell office:value-type="string">
            <text:p>CS\Mail\Quick Search</text:p>
          </table:table-cell>
          <table:table-cell office:value-type="string">
            <text:p>Quick search</text:p>
          </table:table-cell>
          <table:table-cell table:style-name="ce55" office:value-type="string">
            <text:p>Step 1: Quick search <text:s/>mails</text:p>
          </table:table-cell>
          <table:table-cell office:value-type="string">
            <text:p>After checked some mails</text:p>
            <text:p>- Input keyword into the search text box of quick search</text:p>
            <text:p>- Click <text:span text:style-name="T7">Search </text:span><text:span text:style-name="T4"><text:s/>icon</text:span></text:p>
          </table:table-cell>
          <table:table-cell office:value-type="string">
            <text:p>Return search result matching with search keyword with no erro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9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office:value-type="string">
            <text:p>SNF_CS_38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38">
            <text:p>038</text:p>
          </table:table-cell>
          <table:table-cell office:value-type="string">
            <text:p>CS\Mail\Advance Search</text:p>
          </table:table-cell>
          <table:table-cell office:value-type="string">
            <text:p>Advanced search </text:p>
          </table:table-cell>
          <table:table-cell table:style-name="ce117" office:value-type="string">
            <text:p>Step 1: Advanced search mails</text:p>
          </table:table-cell>
          <table:table-cell office:value-type="string">
            <text:p>In Advanced search form</text:p>
            <text:p>- Click on the advance search icon</text:p>
            <text:p>- Input search condition</text:p>
            <text:p>- Click <text:span text:style-name="T7">Search</text:span></text:p>
          </table:table-cell>
          <table:table-cell office:value-type="string">
            <text:p>Return search result matching with search keyword with no error</text:p>
          </table:table-cell>
          <table:table-cell office:value-type="string">
            <text:p>High</text:p>
          </table:table-cell>
          <table:table-cell table:number-columns-repeated="6"/>
          <table:table-cell table:style-name="ce84"/>
          <table:table-cell table:number-columns-repeated="240"/>
        </table:table-row>
        <table:table-row table:style-name="ro28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office:value-type="string">
            <text:p>SNF_CS_39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39">
            <text:p>039</text:p>
          </table:table-cell>
          <table:table-cell office:value-type="string">
            <text:p>CS\Mail\Add event in Mail</text:p>
          </table:table-cell>
          <table:table-cell office:value-type="string">
            <text:p>Add event in Mail</text:p>
          </table:table-cell>
          <table:table-cell table:style-name="ce117" office:value-type="string">
            <text:p>Step 1: Add new event in Mail </text:p>
          </table:table-cell>
          <table:table-cell office:value-type="string">
            <text:p>- Click on New Event button on the main menu</text:p>
            <text:p>- Add a event</text:p>
            <text:p>- Go to calendar to check the added event</text:p>
          </table:table-cell>
          <table:table-cell office:value-type="string">
            <text:p>- The event is added successfully</text:p>
            <text:p>- Go to to the calender, the added event is existing.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office:value-type="string">
            <text:p>SNF_CS_40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40">
            <text:p>040</text:p>
          </table:table-cell>
          <table:table-cell office:value-type="string">
            <text:p>CS\Mail\Manage contact in Mail</text:p>
          </table:table-cell>
          <table:table-cell office:value-type="string">
            <text:p>Manage Contact in Mail</text:p>
          </table:table-cell>
          <table:table-cell table:style-name="ce117" office:value-type="string">
            <text:p>Step 1:Mange Contact in Mail</text:p>
          </table:table-cell>
          <table:table-cell office:value-type="string">
            <text:p>- Click on Contacts on the main bar</text:p>
            <text:p>- Add/edit/delete contacts </text:p>
          </table:table-cell>
          <table:table-cell office:value-type="string">
            <text:p>The contacts are added/edited/dele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office:value-type="string">
            <text:p>SNF_CS_4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41">
            <text:p>041</text:p>
          </table:table-cell>
          <table:table-cell office:value-type="string">
            <text:p>CS\Contact\Manage Address book</text:p>
          </table:table-cell>
          <table:table-cell office:value-type="string">
            <text:p>Manage Address book</text:p>
            <text:p/>
          </table:table-cell>
          <table:table-cell table:style-name="ce55" office:value-type="string">
            <text:p>Step 1: Add/Edit/Delete a address book</text:p>
          </table:table-cell>
          <table:table-cell office:value-type="string">
            <text:p>Click on the arrow icon of Address Book bar and :</text:p>
            <text:p>- Add a address book</text:p>
            <text:p>- Edit a address book</text:p>
            <text:p>- Delete a address book</text:p>
          </table:table-cell>
          <table:table-cell office:value-type="string">
            <text:p>The address book is added/edited and dele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office:value-type="string">
            <text:p>SNF_CS_4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42">
            <text:p>042</text:p>
          </table:table-cell>
          <table:table-cell office:value-type="string">
            <text:p>CS\Contact\Share</text:p>
          </table:table-cell>
          <table:table-cell office:value-type="string">
            <text:p>Share address book</text:p>
          </table:table-cell>
          <table:table-cell table:style-name="ce133" office:value-type="string">
            <text:p>Step 1: Share an existing address book</text:p>
          </table:table-cell>
          <table:table-cell table:style-name="ce144" office:value-type="string">
            <text:p><text:span text:style-name="T5">- Right click on an personal existing book </text:span><text:span text:style-name="T5">and select </text:span><text:span text:style-name="T6">Share</text:span></text:p>
            <text:p><text:span text:style-name="T5">- Input or select User or Group and click </text:span><text:span text:style-name="T6">Save</text:span></text:p>
          </table:table-cell>
          <table:table-cell office:value-type="string">
            <text:p>- The address book is shared successfully</text:p>
            <text:p>- The shared users can view the shared address book and its contact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4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office:value-type="string">
            <text:p>SNF_CS_43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43">
            <text:p>043</text:p>
          </table:table-cell>
          <table:table-cell office:value-type="string">
            <text:p>CS\Contact\Manage Contact</text:p>
          </table:table-cell>
          <table:table-cell office:value-type="string">
            <text:p>Manage Contact(Add/Edit/Delete/Move)</text:p>
          </table:table-cell>
          <table:table-cell table:style-name="ce117" office:value-type="string">
            <text:p>Step 1: 1:Add/Edit/Delete/Move contacts</text:p>
          </table:table-cell>
          <table:table-cell office:value-type="string">
            <text:p>- Add a contact by click on Contacts button</text:p>
            <text:p>- Edit a contact by right click on an exiting contact and select Edit</text:p>
            <text:p>- Delete a contact by right click on an existing contact and select Delete</text:p>
            <text:p>- Move Contact by right click or select the message and click on Move icon on the menu</text:p>
            <text:p/>
          </table:table-cell>
          <table:table-cell office:value-type="string">
            <text:p>- The contact is added/edited/deleted successfully.</text:p>
            <text:p>- The selected contact is moved to the destination address book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office:value-type="string">
            <text:p>SNF_CS_44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44">
            <text:p>044</text:p>
          </table:table-cell>
          <table:table-cell office:value-type="string">
            <text:p>CS\Contact\Prince</text:p>
          </table:table-cell>
          <table:table-cell office:value-type="string">
            <text:p>Print contact</text:p>
          </table:table-cell>
          <table:table-cell table:style-name="ce117" office:value-type="string">
            <text:p>Step 1: Print contacts</text:p>
          </table:table-cell>
          <table:table-cell office:value-type="string">
            <text:p>Right click on one contact or choose some and select <text:span text:style-name="T7">Print</text:span></text:p>
          </table:table-cell>
          <table:table-cell office:value-type="string">
            <text:p>Print preview form is show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5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office:value-type="string">
            <text:p>SNF_CS_45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45">
            <text:p>045</text:p>
          </table:table-cell>
          <table:table-cell office:value-type="string">
            <text:p>CS\Contact\Copy and paste</text:p>
          </table:table-cell>
          <table:table-cell office:value-type="string">
            <text:p>Copy/Paste a Contact</text:p>
          </table:table-cell>
          <table:table-cell table:style-name="ce117" office:value-type="string">
            <text:p>Step 1: Copy and paste a contact.</text:p>
          </table:table-cell>
          <table:table-cell office:value-type="string">
            <text:p>- Right click on one contact or choose some and select <text:span text:style-name="T7">Copy</text:span></text:p>
            <text:p><text:span text:style-name="T5">- Right click on another address book, </text:span><text:span text:style-name="T5">select <text:s/></text:span><text:span text:style-name="T6">Paste </text:span></text:p>
          </table:table-cell>
          <table:table-cell office:value-type="string">
            <text:p>The copied contact is pasted into the destination address book.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9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office:value-type="string">
            <text:p>SNF_CS_46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46">
            <text:p>046</text:p>
          </table:table-cell>
          <table:table-cell office:value-type="string">
            <text:p>CS\Contact\Share Contact</text:p>
          </table:table-cell>
          <table:table-cell office:value-type="string">
            <text:p>Share contact</text:p>
          </table:table-cell>
          <table:table-cell table:style-name="ce117" office:value-type="string">
            <text:p>Step 1:Share a contact</text:p>
          </table:table-cell>
          <table:table-cell table:style-name="ce144" office:value-type="string">
            <text:p><text:span text:style-name="T5">- Right click on this contact and select </text:span><text:span text:style-name="T6">Share</text:span></text:p>
            <text:p><text:span text:style-name="T5">- Input or select User or Group and click </text:span><text:span text:style-name="T6">Save</text:span></text:p>
          </table:table-cell>
          <table:table-cell office:value-type="string">
            <text:p>- The share contact action is done.</text:p>
            <text:p>- The shared users can view the shared contact.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office:value-type="string">
            <text:p>SNF_CS_47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47">
            <text:p>047</text:p>
          </table:table-cell>
          <table:table-cell office:value-type="string">
            <text:p>CS\Contact\Switch views</text:p>
          </table:table-cell>
          <table:table-cell office:value-type="string">
            <text:p>Switch views </text:p>
          </table:table-cell>
          <table:table-cell table:style-name="ce117" office:value-type="string">
            <text:p>Step 1: Switch view</text:p>
          </table:table-cell>
          <table:table-cell office:value-type="string">
            <text:p>- Click List or Vcard to view contact</text:p>
          </table:table-cell>
          <table:table-cell office:value-type="string">
            <text:p>Contact are shown properly in both 2 view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7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office:value-type="string">
            <text:p>SNF_CS_48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48">
            <text:p>048</text:p>
          </table:table-cell>
          <table:table-cell office:value-type="string">
            <text:p>CS\Contact\Tag </text:p>
          </table:table-cell>
          <table:table-cell office:value-type="string">
            <text:p>Tag on specific contact</text:p>
          </table:table-cell>
          <table:table-cell table:style-name="ce117" office:value-type="string">
            <text:p>Step 1: Tag a contact</text:p>
          </table:table-cell>
          <table:table-cell office:value-type="string">
            <text:p>- Right click on one contact from list or choose some </text:p>
            <text:p>- Choose Tag option on menu Or click tag icon in tool bar</text:p>
            <text:p><text:span text:style-name="T5">- Input Tag Name and click </text:span><text:span text:style-name="T6">Save</text:span></text:p>
          </table:table-cell>
          <table:table-cell office:value-type="string">
            <text:p>- The contact is tagged successfully with tag icon display</text:p>
            <text:p>- The tagged contact is displayed in its tag view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8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office:value-type="string">
            <text:p>SNF_CS_49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49">
            <text:p>049</text:p>
          </table:table-cell>
          <table:table-cell office:value-type="string">
            <text:p>CS\Contact\Send mail</text:p>
          </table:table-cell>
          <table:table-cell office:value-type="string">
            <text:p>Send Email contact</text:p>
          </table:table-cell>
          <table:table-cell table:style-name="ce117" office:value-type="string">
            <text:p>Step 1:Send mail to contact</text:p>
          </table:table-cell>
          <table:table-cell office:value-type="string">
            <text:p>- Right click on one contact from list and select Email</text:p>
            <text:p><text:span text:style-name="T5">- Click </text:span><text:span text:style-name="T6">Send </text:span><text:span text:style-name="T5">in send mail form</text:span></text:p>
          </table:table-cell>
          <table:table-cell office:value-type="string">
            <text:p>The messages is sent successfully to the receiv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9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office:value-type="string">
            <text:p>SNF_CS_50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50">
            <text:p>050</text:p>
          </table:table-cell>
          <table:table-cell office:value-type="string">
            <text:p>CS\Contact\Import</text:p>
          </table:table-cell>
          <table:table-cell office:value-type="string">
            <text:p>Import Address book</text:p>
          </table:table-cell>
          <table:table-cell table:style-name="ce117" office:value-type="string">
            <text:p>Step 1: Import an address book</text:p>
          </table:table-cell>
          <table:table-cell office:value-type="string">
            <text:p>- Right click on existed address book &amp; select <text:span text:style-name="T7">Import </text:span>or select <text:span text:style-name="T7">Import </text:span><text:span text:style-name="T4">in </text:span><text:span text:style-name="T4">tool bar</text:span></text:p>
            <text:p><text:span text:style-name="T5">- Choose address book to be destination</text:span></text:p>
            <text:p><text:span text:style-name="T5">- Select format</text:span></text:p>
            <text:p><text:span text:style-name="T5">- Upload valid file and click </text:span><text:span text:style-name="T6">Save</text:span></text:p>
          </table:table-cell>
          <table:table-cell office:value-type="string">
            <text:p>All the contact in the imported file are imported into the destination Address Book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0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office:value-type="string">
            <text:p>SNF_CS_51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51">
            <text:p>051</text:p>
          </table:table-cell>
          <table:table-cell office:value-type="string">
            <text:p>CS\Contact\Export</text:p>
          </table:table-cell>
          <table:table-cell office:value-type="string">
            <text:p>Export Address book</text:p>
          </table:table-cell>
          <table:table-cell table:style-name="ce116" office:value-type="string">
            <text:p>Step 1:Export an address book</text:p>
          </table:table-cell>
          <table:table-cell office:value-type="string">
            <text:p>- Right click on existed address book &amp; select <text:span text:style-name="T7">Export</text:span> or select <text:span text:style-name="T7">Export </text:span><text:span text:style-name="T4">in </text:span><text:span text:style-name="T4">tool bar</text:span></text:p>
            <text:p><text:span text:style-name="T5">- Select address book(s) </text:span></text:p>
            <text:p><text:span text:style-name="T5">- Input Name</text:span></text:p>
            <text:p><text:span text:style-name="T5">- Select format</text:span></text:p>
            <text:p><text:span text:style-name="T5">- Click </text:span><text:span text:style-name="T6"><text:s/>Export</text:span><text:span text:style-name="T5"> </text:span></text:p>
          </table:table-cell>
          <table:table-cell office:value-type="string">
            <text:p>The address book is exported with x-vcard format.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office:value-type="string">
            <text:p>SNF_CS_5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52">
            <text:p>052</text:p>
          </table:table-cell>
          <table:table-cell office:value-type="string">
            <text:p>CS\Contact\Quick Search</text:p>
          </table:table-cell>
          <table:table-cell office:value-type="string">
            <text:p>Quick search </text:p>
          </table:table-cell>
          <table:table-cell table:style-name="ce116" office:value-type="string">
            <text:p>Step 1: Quick Search contacts</text:p>
          </table:table-cell>
          <table:table-cell office:value-type="string">
            <text:p>Input a normal text and click <text:span text:style-name="T7">Search</text:span> icon</text:p>
          </table:table-cell>
          <table:table-cell office:value-type="string">
            <text:p>Return search result matching search keyword <text:s/>with no erro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office:value-type="string">
            <text:p>SNF_CS_53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53">
            <text:p>053</text:p>
          </table:table-cell>
          <table:table-cell office:value-type="string">
            <text:p>CS\Contact\Advanced Search</text:p>
          </table:table-cell>
          <table:table-cell office:value-type="string">
            <text:p>Advanced search(simple case)</text:p>
          </table:table-cell>
          <table:table-cell table:style-name="ce116" office:value-type="string">
            <text:p>Step 1: Advanced Search contacts</text:p>
          </table:table-cell>
          <table:table-cell table:style-name="ce144" office:value-type="string">
            <text:p><text:span text:style-name="T5">- Click on advance search icon</text:span></text:p>
            <text:p><text:span text:style-name="T5">- </text:span>Input search condition and click <text:span text:style-name="T7">Search</text:span></text:p>
          </table:table-cell>
          <table:table-cell office:value-type="string">
            <text:p>Return search result matching search keyword <text:s/>with no erro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2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office:value-type="string">
            <text:p>SNF_CS_54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54">
            <text:p>054</text:p>
          </table:table-cell>
          <table:table-cell office:value-type="string">
            <text:p>CS\Chat\Add Room</text:p>
          </table:table-cell>
          <table:table-cell office:value-type="string">
            <text:p>Create new room</text:p>
          </table:table-cell>
          <table:table-cell table:style-name="ce117" office:value-type="string">
            <text:p>Step 1: Add new room chat</text:p>
          </table:table-cell>
          <table:table-cell office:value-type="string">
            <text:p>- Click New Room in Action bar</text:p>
            <text:p>- Input valid value for room name</text:p>
            <text:p>- Click Save</text:p>
          </table:table-cell>
          <table:table-cell office:value-type="string">
            <text:p>New room is added, conversation window is open with configuration form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1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office:value-type="string">
            <text:p>SNF_CS_55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55">
            <text:p>055</text:p>
          </table:table-cell>
          <table:table-cell office:value-type="string">
            <text:p>CS\Chat\Invite</text:p>
          </table:table-cell>
          <table:table-cell office:value-type="string">
            <text:p>Invite</text:p>
          </table:table-cell>
          <table:table-cell table:style-name="ce117" office:value-type="string">
            <text:p>Step 1: Invite a friend into a room</text:p>
          </table:table-cell>
          <table:table-cell office:value-type="string">
            <text:p>- Add new room</text:p>
            <text:p>- Click Add in chat room</text:p>
            <text:p>- Choose user from list</text:p>
            <text:p>- Click Invite</text:p>
          </table:table-cell>
          <table:table-cell office:value-type="string">
            <text:p>- Invitation is sent to selected user(s) if he is in chat application</text:p>
            <text:p>- Selected user to invite is added in chat room contact's list (in the right pane of chat room) &amp; can send message to others in room if he accepts the invitation, otherwise he is not added in the room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9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office:value-type="string">
            <text:p>SNF_CS_56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56">
            <text:p>056</text:p>
          </table:table-cell>
          <table:table-cell office:value-type="string">
            <text:p>CS\Chat\Configure</text:p>
          </table:table-cell>
          <table:table-cell office:value-type="string">
            <text:p>Configure</text:p>
          </table:table-cell>
          <table:table-cell table:style-name="ce55" office:value-type="string">
            <text:p>Step 1:Configure a room</text:p>
          </table:table-cell>
          <table:table-cell office:value-type="string">
            <text:p>- Add new room</text:p>
            <text:p>- Change information in configuration form or click Config in added chat room</text:p>
            <text:p>- Click Save/Cancel</text:p>
          </table:table-cell>
          <table:table-cell office:value-type="string">
            <text:p>Change in the configuration is saved or no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9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office:value-type="string">
            <text:p>SNF_CS_57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57">
            <text:p>057</text:p>
          </table:table-cell>
          <table:table-cell office:value-type="string">
            <text:p>CS\Chat\Send message</text:p>
          </table:table-cell>
          <table:table-cell office:value-type="string">
            <text:p>Send message in chat room</text:p>
          </table:table-cell>
          <table:table-cell table:style-name="ce133" office:value-type="string">
            <text:p>Step 1: Send message in room</text:p>
          </table:table-cell>
          <table:table-cell office:value-type="string">
            <text:p>- Add new room</text:p>
            <text:p>- Invite others to join room</text:p>
            <text:p>- Room's participants send message together</text:p>
          </table:table-cell>
          <table:table-cell office:value-type="string">
            <text:p>Messages are sent &amp; receiv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office:value-type="string">
            <text:p>SNF_CS_58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58">
            <text:p>058</text:p>
          </table:table-cell>
          <table:table-cell office:value-type="string">
            <text:p>CS\Chat\Leave a room</text:p>
          </table:table-cell>
          <table:table-cell office:value-type="string">
            <text:p>Leave</text:p>
          </table:table-cell>
          <table:table-cell table:style-name="ce117" office:value-type="string">
            <text:p>Step 1: Leave a chat room</text:p>
          </table:table-cell>
          <table:table-cell office:value-type="string">
            <text:p>- Add new room</text:p>
            <text:p>- Click Leave in the chat room</text:p>
          </table:table-cell>
          <table:table-cell office:value-type="string">
            <text:p>The chat room is clos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3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office:value-type="string">
            <text:p>SNF_CS_59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59">
            <text:p>059</text:p>
          </table:table-cell>
          <table:table-cell office:value-type="string">
            <text:p>CS\Chat\Join a room</text:p>
          </table:table-cell>
          <table:table-cell office:value-type="string">
            <text:p>Join room</text:p>
          </table:table-cell>
          <table:table-cell table:style-name="ce117" office:value-type="string">
            <text:p>Step 1: Join a room</text:p>
          </table:table-cell>
          <table:table-cell office:value-type="string">
            <text:p>- Add some new rooms</text:p>
            <text:p>- Click Join room in Action bar</text:p>
          </table:table-cell>
          <table:table-cell office:value-type="string">
            <text:p>- Join room form list all existing rooms and 1 option to choose each</text:p>
            <text:p>- When user choose one from list &amp; click Join room, he is added in selected room and can send message to participant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7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office:value-type="string">
            <text:p>SNF_CS_60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60">
            <text:p>060</text:p>
          </table:table-cell>
          <table:table-cell office:value-type="string">
            <text:p>CS\Chat\Search</text:p>
          </table:table-cell>
          <table:table-cell office:value-type="string">
            <text:p>Search</text:p>
          </table:table-cell>
          <table:table-cell table:style-name="ce55" office:value-type="string">
            <text:p>Step 1: Show and Search page</text:p>
          </table:table-cell>
          <table:table-cell table:style-name="ce144" office:value-type="string">
            <text:p>- Add new room</text:p>
            <text:p>- Send message between participants</text:p>
            <text:p>- Close the room</text:p>
            <text:p>- Join room again: in the same day or in 1 week or in 30days click <text:s/>Today <text:s/>| <text:s/>This week <text:s/>| <text:s/>Last 30 days <text:s/>| <text:s/>Beginning</text:p>
          </table:table-cell>
          <table:table-cell office:value-type="string">
            <text:p>Sent messages at corresponding time will be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1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61">
            <text:p>061</text:p>
          </table:table-cell>
          <table:table-cell office:value-type="string">
            <text:p>SNF_CS_61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61">
            <text:p>061</text:p>
          </table:table-cell>
          <table:table-cell office:value-type="string">
            <text:p>CS\Chat\Add contact</text:p>
          </table:table-cell>
          <table:table-cell office:value-type="string">
            <text:p>Add contact</text:p>
          </table:table-cell>
          <table:table-cell table:style-name="ce117" office:value-type="string">
            <text:p>Step 1: Add/edit/delete a contact</text:p>
          </table:table-cell>
          <table:table-cell office:value-type="string">
            <text:p>- Login by 2 users in different browsers</text:p>
            <text:p>- User A clicks Add Contact in Action bar</text:p>
            <text:p>- Choose user B from Add contact form and click Add</text:p>
          </table:table-cell>
          <table:table-cell office:value-type="string">
            <text:p>- Add contact form lists all existing users</text:p>
            <text:p>- User B is added in A's personal contact list on the left with offline status</text:p>
            <text:p>- A request message is sent to user B to ask if he wants to allow A to add &amp; see his status</text:p>
            <text:p>- When B accepts the request, both A &amp; B are added in personal contacts list of each other with the real statu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1">
          <table:table-cell table:formula="of:=IF(VALUE(MID([.F68];6;FIND(&quot;:&quot;;[.F68];1)-FIND(&quot; &quot;;[.F68];1)-1))&gt;VALUE(MID([.F67];6;FIND(&quot;:&quot;;[.F67];1)-FIND(&quot; &quot;;[.F67];1)-1));&quot;&quot;;MAX([.A$7:.A67])+1)" office:value-type="float" office:value="62">
            <text:p>062</text:p>
          </table:table-cell>
          <table:table-cell office:value-type="string">
            <text:p>SNF_CS_6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62">
            <text:p>062</text:p>
          </table:table-cell>
          <table:table-cell office:value-type="string">
            <text:p>CS\Chat\Add private chat</text:p>
          </table:table-cell>
          <table:table-cell office:value-type="string">
            <text:p>Add private chat</text:p>
          </table:table-cell>
          <table:table-cell table:style-name="ce117" office:value-type="string">
            <text:p>Step 1: Private chat</text:p>
          </table:table-cell>
          <table:table-cell office:value-type="string">
            <text:p>- Login by 2 users in different browsers</text:p>
            <text:p>- User A clicks Add Contact in Action bar</text:p>
            <text:p>- Choose user B from Add contact form and click Add</text:p>
            <text:p>- User B accepts the sent request</text:p>
            <text:p>- User A right-click on user B's name in the personal contacts list and choose Send message</text:p>
          </table:table-cell>
          <table:table-cell office:value-type="string">
            <text:p>A private chat room between A &amp; B is show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3">
          <table:table-cell table:formula="of:=IF(VALUE(MID([.F69];6;FIND(&quot;:&quot;;[.F69];1)-FIND(&quot; &quot;;[.F69];1)-1))&gt;VALUE(MID([.F68];6;FIND(&quot;:&quot;;[.F68];1)-FIND(&quot; &quot;;[.F68];1)-1));&quot;&quot;;MAX([.A$7:.A68])+1)" office:value-type="float" office:value="63">
            <text:p>063</text:p>
          </table:table-cell>
          <table:table-cell office:value-type="string">
            <text:p>SNF_CS_63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63">
            <text:p>063</text:p>
          </table:table-cell>
          <table:table-cell office:value-type="string">
            <text:p>CS\Chat\Send private message</text:p>
          </table:table-cell>
          <table:table-cell office:value-type="string">
            <text:p>Send message in private chat</text:p>
          </table:table-cell>
          <table:table-cell table:style-name="ce117" office:value-type="string">
            <text:p>Step 1: Send message in private chat</text:p>
          </table:table-cell>
          <table:table-cell office:value-type="string">
            <text:p>- Login by 2 users in different browsers </text:p>
            <text:p>- User A add user B into personal contacts list</text:p>
            <text:p>- User A right-click on user B's name in the personal contacts list and choose Send message</text:p>
            <text:p>- Input message &amp; hit enter to send</text:p>
          </table:table-cell>
          <table:table-cell office:value-type="string">
            <text:p>User A &amp; B can send &amp; receive message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3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64">
            <text:p>064</text:p>
          </table:table-cell>
          <table:table-cell office:value-type="string">
            <text:p>SNF_CS_64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64">
            <text:p>064</text:p>
          </table:table-cell>
          <table:table-cell office:value-type="string">
            <text:p>CS\Chat\Send file</text:p>
          </table:table-cell>
          <table:table-cell office:value-type="string">
            <text:p>Send file in private chat</text:p>
          </table:table-cell>
          <table:table-cell table:style-name="ce116" office:value-type="string">
            <text:p>Step 1: Send file</text:p>
          </table:table-cell>
          <table:table-cell office:value-type="string">
            <text:p>- Login by 2 users in different browsers </text:p>
            <text:p>- User A add user B into personal contacts list</text:p>
            <text:p>- User A right-click on user B's name in the personal contacts list and choose Send message</text:p>
            <text:p>- Click Send file in the private room</text:p>
          </table:table-cell>
          <table:table-cell office:value-type="string">
            <text:p>- A form is shown for user to choose file that is going to be sent</text:p>
            <text:p>- Selected file will be send to user B</text:p>
            <text:p>- User B can accept/deny the sent file</text:p>
          </table:table-cell>
          <table:table-cell office:value-type="string">
            <text:p>Medium</text:p>
          </table:table-cell>
          <table:table-cell/>
          <table:table-cell table:style-name="Default"/>
          <table:table-cell table:number-columns-repeated="4"/>
          <table:table-cell table:style-name="ce84"/>
          <table:table-cell table:number-columns-repeated="240"/>
        </table:table-row>
        <table:table-row table:style-name="ro31">
          <table:table-cell table:formula="of:=IF(VALUE(MID([.F71];6;FIND(&quot;:&quot;;[.F71];1)-FIND(&quot; &quot;;[.F71];1)-1))&gt;VALUE(MID([.F70];6;FIND(&quot;:&quot;;[.F70];1)-FIND(&quot; &quot;;[.F70];1)-1));&quot;&quot;;MAX([.A$7:.A70])+1)" office:value-type="float" office:value="65">
            <text:p>065</text:p>
          </table:table-cell>
          <table:table-cell office:value-type="string">
            <text:p>SNF_CS_65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65">
            <text:p>065</text:p>
          </table:table-cell>
          <table:table-cell office:value-type="string">
            <text:p>CS\Chat\Export </text:p>
          </table:table-cell>
          <table:table-cell office:value-type="string">
            <text:p>Export private chat history</text:p>
          </table:table-cell>
          <table:table-cell table:style-name="ce116" office:value-type="string">
            <text:p>Step 1: Export a private chat</text:p>
          </table:table-cell>
          <table:table-cell table:style-name="ce145" office:value-type="string">
            <text:p><text:span text:style-name="T8">- Login by 2 users in different </text:span><text:span text:style-name="T8">browsers </text:span></text:p>
            <text:p><text:span text:style-name="T8">- User A adds user B into personal </text:span><text:span text:style-name="T8">contacts list</text:span></text:p>
            <text:p><text:span text:style-name="T8">- User A right-click on user B's name </text:span><text:span text:style-name="T8">in the personal contacts list and </text:span><text:span text:style-name="T8">choose Send message</text:span></text:p>
            <text:p><text:span text:style-name="T8">- A &amp; B send message together</text:span></text:p>
            <text:p><text:span text:style-name="T8">- One of 2 users click Export History </text:span><text:span text:style-name="T8">in the private room</text:span></text:p>
          </table:table-cell>
          <table:table-cell office:value-type="string">
            <text:p>All sent messages between 2 users are exported in a file (except information relates to sent file)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>
          <table:table-cell table:formula="of:=IF(VALUE(MID([.F72];6;FIND(&quot;:&quot;;[.F72];1)-FIND(&quot; &quot;;[.F72];1)-1))&gt;VALUE(MID([.F71];6;FIND(&quot;:&quot;;[.F71];1)-FIND(&quot; &quot;;[.F71];1)-1));&quot;&quot;;MAX([.A$7:.A71])+1)" office:value-type="float" office:value="66">
            <text:p>066</text:p>
          </table:table-cell>
          <table:table-cell office:value-type="string">
            <text:p>SNF_CS_66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66">
            <text:p>066</text:p>
          </table:table-cell>
          <table:table-cell office:value-type="string">
            <text:p>CS\Chat\Remove contact</text:p>
          </table:table-cell>
          <table:table-cell office:value-type="string">
            <text:p>Remove contact</text:p>
          </table:table-cell>
          <table:table-cell table:style-name="ce116" office:value-type="string">
            <text:p>Step 1: Remove contact</text:p>
          </table:table-cell>
          <table:table-cell office:value-type="string">
            <text:p>- User A adds user B into his personal contacts list</text:p>
            <text:p>- Right click on added contact from list on your left and select Remove</text:p>
          </table:table-cell>
          <table:table-cell office:value-type="string">
            <text:p>Both user A &amp; B are removed from personal contacts list of each others</text:p>
          </table:table-cell>
          <table:table-cell office:value-type="string">
            <text:p>Medium</text:p>
          </table:table-cell>
          <table:table-cell table:number-columns-repeated="6"/>
          <table:table-cell table:style-name="ce84"/>
          <table:table-cell table:number-columns-repeated="240"/>
        </table:table-row>
        <table:table-row table:style-name="ro52">
          <table:table-cell table:formula="of:=IF(VALUE(MID([.F73];6;FIND(&quot;:&quot;;[.F73];1)-FIND(&quot; &quot;;[.F73];1)-1))&gt;VALUE(MID([.F72];6;FIND(&quot;:&quot;;[.F72];1)-FIND(&quot; &quot;;[.F72];1)-1));&quot;&quot;;MAX([.A$7:.A72])+1)" office:value-type="float" office:value="67">
            <text:p>067</text:p>
          </table:table-cell>
          <table:table-cell office:value-type="string">
            <text:p>SNF_CS_67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67">
            <text:p>067</text:p>
          </table:table-cell>
          <table:table-cell office:value-type="string">
            <text:p>CS\Chat\Message in period</text:p>
          </table:table-cell>
          <table:table-cell office:value-type="string">
            <text:p>Show sent messages in period of time</text:p>
          </table:table-cell>
          <table:table-cell table:style-name="ce116" office:value-type="string">
            <text:p>Step 1:Show sent messages in period of time</text:p>
          </table:table-cell>
          <table:table-cell table:style-name="ce144" office:value-type="string">
            <text:p>- Add contact</text:p>
            <text:p>- Show private chat form with added contact</text:p>
            <text:p>- Send message between participants</text:p>
            <text:p>- Close the room</text:p>
            <text:p>- Join private room again: In the same day or in 1 week or in 30days click <text:s/>Today <text:s/>| <text:s/>This week <text:s/>| <text:s/>Last 30 days <text:s/>| <text:s/>Beginning</text:p>
          </table:table-cell>
          <table:table-cell office:value-type="string">
            <text:p>Sent messages at corresponding time will be display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53">
          <table:table-cell table:formula="of:=IF(VALUE(MID([.F74];6;FIND(&quot;:&quot;;[.F74];1)-FIND(&quot; &quot;;[.F74];1)-1))&gt;VALUE(MID([.F73];6;FIND(&quot;:&quot;;[.F73];1)-FIND(&quot; &quot;;[.F73];1)-1));&quot;&quot;;MAX([.A$7:.A73])+1)" office:value-type="float" office:value="68">
            <text:p>068</text:p>
          </table:table-cell>
          <table:table-cell office:value-type="string">
            <text:p>SNF_CS_68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68">
            <text:p>068</text:p>
          </table:table-cell>
          <table:table-cell office:value-type="string">
            <text:p>CS\Chat\User status</text:p>
          </table:table-cell>
          <table:table-cell office:value-type="string">
            <text:p>User status</text:p>
          </table:table-cell>
          <table:table-cell office:value-type="string">
            <text:p>Step 1:Check User Status</text:p>
          </table:table-cell>
          <table:table-cell table:style-name="ce144" office:value-type="string">
            <text:p>- Login in Chat application</text:p>
            <text:p>- Change status</text:p>
          </table:table-cell>
          <table:table-cell office:value-type="string">
            <text:p>Icon for your status is changed</text:p>
          </table:table-cell>
          <table:table-cell office:value-type="string">
            <text:p>Medium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43"/>
        </table:table-row>
        <table:table-row table:style-name="ro53" table:number-rows-repeated="31">
          <table:table-cell table:style-name="Default" table:number-columns-repeated="5"/>
          <table:table-cell/>
          <table:table-cell table:style-name="Default" table:number-columns-repeated="250"/>
        </table:table-row>
        <table:table-row table:style-name="ro53">
          <table:table-cell table:style-name="ce114" table:number-columns-repeated="3"/>
          <table:table-cell table:style-name="ce130"/>
          <table:table-cell table:style-name="ce114"/>
          <table:table-cell table:style-name="ce143" table:number-columns-repeated="3"/>
          <table:table-cell table:style-name="ce114" table:number-columns-repeated="248"/>
        </table:table-row>
        <table:table-row table:style-name="ro53" table:number-rows-repeated="10">
          <table:table-cell table:style-name="ce114" table:number-columns-repeated="3"/>
          <table:table-cell table:style-name="ce130"/>
          <table:table-cell table:style-name="ce114" table:number-columns-repeated="252"/>
        </table:table-row>
        <table:table-row table:style-name="ro53">
          <table:table-cell table:style-name="ce114" table:number-columns-repeated="3"/>
          <table:table-cell table:style-name="ce130"/>
          <table:table-cell table:style-name="ce114" table:number-columns-repeated="252"/>
        </table:table-row>
      </table:table>
      <table:table table:name="Summary_Report" table:style-name="ta1" table:print="false">
        <table:table-column table:style-name="co19" table:default-cell-style-name="ce47"/>
        <table:table-column table:style-name="co20" table:default-cell-style-name="ce55"/>
        <table:table-column table:style-name="co21" table:default-cell-style-name="ce55"/>
        <table:table-column table:style-name="co22" table:default-cell-style-name="ce55"/>
        <table:table-column table:style-name="co23" table:default-cell-style-name="ce55"/>
        <table:table-column table:style-name="co8" table:default-cell-style-name="ce140"/>
        <table:table-column table:style-name="co8" table:number-columns-repeated="243" table:default-cell-style-name="Default"/>
        <table:table-row table:style-name="ro9">
          <table:table-cell table:style-name="ce134" office:value-type="string" table:number-columns-spanned="5" table:number-rows-spanned="2">
            <text:p>CS SniffTest List</text:p>
          </table:table-cell>
          <table:covered-table-cell table:style-name="ce137"/>
          <table:covered-table-cell table:style-name="ce137"/>
          <table:covered-table-cell table:style-name="ce137"/>
          <table:covered-table-cell table:style-name="ce137"/>
          <table:table-cell table:style-name="ce45" office:value-type="string" table:number-columns-spanned="1" table:number-rows-spanned="3">
            <text:p>Cases</text:p>
          </table:table-cell>
          <table:table-cell table:number-columns-repeated="243"/>
        </table:table-row>
        <table:table-row table:style-name="ro9">
          <table:covered-table-cell table:style-name="ce135"/>
          <table:covered-table-cell table:style-name="ce137"/>
          <table:covered-table-cell table:style-name="ce137"/>
          <table:covered-table-cell table:style-name="ce137"/>
          <table:covered-table-cell table:style-name="ce137"/>
          <table:covered-table-cell table:style-name="ce45" office:value-type="string">
            <text:p>Cases</text:p>
          </table:covered-table-cell>
          <table:table-cell table:number-columns-repeated="243"/>
        </table:table-row>
        <table:table-row table:style-name="ro46">
          <table:table-cell table:style-name="ce45" office:value-type="string">
            <text:p>ID</text:p>
          </table:table-cell>
          <table:table-cell table:style-name="ce45" office:value-type="string">
            <text:p>Portlet</text:p>
          </table:table-cell>
          <table:table-cell table:style-name="ce45" office:value-type="string">
            <text:p>Functional Group</text:p>
          </table:table-cell>
          <table:table-cell table:style-name="ce45" office:value-type="string">
            <text:p>Functionality</text:p>
          </table:table-cell>
          <table:table-cell table:style-name="ce45" office:value-type="string">
            <text:p>Functionality summary</text:p>
          </table:table-cell>
          <table:covered-table-cell table:style-name="ce45" office:value-type="string">
            <text:p>Cases</text:p>
          </table:covered-table-cell>
          <table:table-cell table:number-columns-repeated="243"/>
        </table:table-row>
        <table:table-row table:style-name="ro32">
          <table:table-cell office:value-type="string">
            <text:p>SNF_CS_01</text:p>
          </table:table-cell>
          <table:table-cell office:value-type="string">
            <text:p>Calendar</text:p>
          </table:table-cell>
          <table:table-cell table:number-columns-repeated="2" office:value-type="string">
            <text:p>Manage Group (Add/Edit/Delete)</text:p>
          </table:table-cell>
          <table:table-cell office:value-type="string">
            <text:p>- The group is added/edited/deleted successfully</text:p>
          </table:table-cell>
          <table:table-cell table:formula="of:=SUMPRODUCT(([SniffTest.B$7:SniffTest.B$971]=[.$A4])*([SniffTest.A$7:SniffTest.A$971]&lt;&gt;&quot;&quot;))" office:value-type="float" office:value="1">
            <text:p>1</text:p>
          </table:table-cell>
          <table:table-cell/>
          <table:table-cell table:style-name="ce142" table:number-columns-repeated="242"/>
        </table:table-row>
        <table:table-row table:style-name="ro29">
          <table:table-cell office:value-type="string">
            <text:p>SNF_CS_02</text:p>
          </table:table-cell>
          <table:table-cell office:value-type="string">
            <text:p>Calendar</text:p>
          </table:table-cell>
          <table:table-cell table:number-columns-repeated="2" office:value-type="string">
            <text:p>Manage Personal Calendar(Add/Edit/Delete)</text:p>
          </table:table-cell>
          <table:table-cell office:value-type="string">
            <text:p>- The personal calendar is added/edited/deleted successfully</text:p>
          </table:table-cell>
          <table:table-cell table:formula="of:=SUMPRODUCT(([SniffTest.B$7:SniffTest.B$971]=[.$A5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32">
          <table:table-cell office:value-type="string">
            <text:p>SNF_CS_03</text:p>
          </table:table-cell>
          <table:table-cell office:value-type="string">
            <text:p>Calendar</text:p>
          </table:table-cell>
          <table:table-cell table:number-columns-repeated="2" office:value-type="string">
            <text:p>Manage Public Calendar(Add/Edit/Delete)</text:p>
          </table:table-cell>
          <table:table-cell office:value-type="string">
            <text:p>- The public calendar is added/edited/deleted successfully</text:p>
          </table:table-cell>
          <table:table-cell table:formula="of:=SUMPRODUCT(([SniffTest.B$7:SniffTest.B$971]=[.$A6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10">
          <table:table-cell office:value-type="string">
            <text:p>SNF_CS_04</text:p>
          </table:table-cell>
          <table:table-cell office:value-type="string">
            <text:p>Calendar</text:p>
          </table:table-cell>
          <table:table-cell table:number-columns-repeated="2" office:value-type="string">
            <text:p>Share calendar</text:p>
          </table:table-cell>
          <table:table-cell table:style-name="ce138" office:value-type="string">
            <text:p>- The calendar is shared successfully</text:p>
          </table:table-cell>
          <table:table-cell table:formula="of:=SUMPRODUCT(([SniffTest.B$7:SniffTest.B$971]=[.$A7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21">
          <table:table-cell office:value-type="string">
            <text:p>SNF_CS_05</text:p>
          </table:table-cell>
          <table:table-cell office:value-type="string">
            <text:p>Calendar</text:p>
          </table:table-cell>
          <table:table-cell table:number-columns-repeated="2" office:value-type="string">
            <text:p>Manage Categories</text:p>
          </table:table-cell>
          <table:table-cell table:style-name="ce138" office:value-type="string">
            <text:p>- The category is added/edited/deleted successfully</text:p>
          </table:table-cell>
          <table:table-cell table:formula="of:=SUMPRODUCT(([SniffTest.B$7:SniffTest.B$971]=[.$A8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21">
          <table:table-cell office:value-type="string">
            <text:p>SNF_CS_06</text:p>
          </table:table-cell>
          <table:table-cell office:value-type="string">
            <text:p>Calendar</text:p>
          </table:table-cell>
          <table:table-cell table:number-columns-repeated="2" office:value-type="string">
            <text:p>Manage Event</text:p>
          </table:table-cell>
          <table:table-cell office:value-type="string">
            <text:p>- The event is added/edited/deleted successfully</text:p>
          </table:table-cell>
          <table:table-cell table:formula="of:=SUMPRODUCT(([SniffTest.B$7:SniffTest.B$971]=[.$A9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21">
          <table:table-cell office:value-type="string">
            <text:p>SNF_CS_07</text:p>
          </table:table-cell>
          <table:table-cell office:value-type="string">
            <text:p>Calendar</text:p>
          </table:table-cell>
          <table:table-cell table:number-columns-repeated="2" office:value-type="string">
            <text:p>Manage Task</text:p>
          </table:table-cell>
          <table:table-cell office:value-type="string">
            <text:p>- The task is added/edited/deleted successfully</text:p>
          </table:table-cell>
          <table:table-cell table:formula="of:=SUMPRODUCT(([SniffTest.B$7:SniffTest.B$971]=[.$A10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21">
          <table:table-cell office:value-type="string">
            <text:p>SNF_CS_08</text:p>
          </table:table-cell>
          <table:table-cell office:value-type="string">
            <text:p>Calendar</text:p>
          </table:table-cell>
          <table:table-cell table:number-columns-repeated="2" office:value-type="string">
            <text:p>Check highlight mini calendar</text:p>
          </table:table-cell>
          <table:table-cell office:value-type="string">
            <text:p>- The mini calendar is highlight properly</text:p>
          </table:table-cell>
          <table:table-cell table:formula="of:=SUMPRODUCT(([SniffTest.B$7:SniffTest.B$971]=[.$A11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21">
          <table:table-cell office:value-type="string">
            <text:p>SNF_CS_09</text:p>
          </table:table-cell>
          <table:table-cell office:value-type="string">
            <text:p>Calendar</text:p>
          </table:table-cell>
          <table:table-cell table:number-columns-repeated="2" office:value-type="string">
            <text:p>Check pop-up reminder</text:p>
          </table:table-cell>
          <table:table-cell office:value-type="string">
            <text:p>- A pop up is notified on time.</text:p>
          </table:table-cell>
          <table:table-cell table:formula="of:=SUMPRODUCT(([SniffTest.B$7:SniffTest.B$971]=[.$A12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21">
          <table:table-cell office:value-type="string">
            <text:p>SNF_CS_10</text:p>
          </table:table-cell>
          <table:table-cell office:value-type="string">
            <text:p>Calendar</text:p>
          </table:table-cell>
          <table:table-cell table:number-columns-repeated="2" office:value-type="string">
            <text:p>Check email reminder</text:p>
          </table:table-cell>
          <table:table-cell office:value-type="string">
            <text:p>- A reminder by mail is notified on time.</text:p>
          </table:table-cell>
          <table:table-cell table:formula="of:=SUMPRODUCT(([SniffTest.B$7:SniffTest.B$971]=[.$A13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32">
          <table:table-cell office:value-type="string">
            <text:p>SNF_CS_11</text:p>
          </table:table-cell>
          <table:table-cell office:value-type="string">
            <text:p>Calendar</text:p>
          </table:table-cell>
          <table:table-cell table:number-columns-repeated="2" office:value-type="string">
            <text:p>Add events for shared calendar</text:p>
          </table:table-cell>
          <table:table-cell office:value-type="string">
            <text:p>- The event is added successfully.</text:p>
          </table:table-cell>
          <table:table-cell table:formula="of:=SUMPRODUCT(([SniffTest.B$7:SniffTest.B$971]=[.$A14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32">
          <table:table-cell office:value-type="string">
            <text:p>SNF_CS_12</text:p>
          </table:table-cell>
          <table:table-cell office:value-type="string">
            <text:p>Calendar</text:p>
          </table:table-cell>
          <table:table-cell table:number-columns-repeated="2" office:value-type="string">
            <text:p>Add tasks for shared calendar</text:p>
          </table:table-cell>
          <table:table-cell office:value-type="string">
            <text:p>- The task is added successfully.</text:p>
          </table:table-cell>
          <table:table-cell table:formula="of:=SUMPRODUCT(([SniffTest.B$7:SniffTest.B$971]=[.$A15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21">
          <table:table-cell office:value-type="string">
            <text:p>SNF_CS_13</text:p>
          </table:table-cell>
          <table:table-cell office:value-type="string">
            <text:p>Calendar</text:p>
          </table:table-cell>
          <table:table-cell table:number-columns-repeated="2" office:value-type="string">
            <text:p>Add events for public calendar</text:p>
          </table:table-cell>
          <table:table-cell office:value-type="string">
            <text:p>- The event is added successfully.</text:p>
          </table:table-cell>
          <table:table-cell table:formula="of:=SUMPRODUCT(([SniffTest.B$7:SniffTest.B$971]=[.$A16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21">
          <table:table-cell office:value-type="string">
            <text:p>SNF_CS_14</text:p>
          </table:table-cell>
          <table:table-cell office:value-type="string">
            <text:p>Calendar</text:p>
          </table:table-cell>
          <table:table-cell table:number-columns-repeated="2" office:value-type="string">
            <text:p>Add tasks for public calendar</text:p>
          </table:table-cell>
          <table:table-cell office:value-type="string">
            <text:p>- The task is added successfully.</text:p>
          </table:table-cell>
          <table:table-cell table:formula="of:=SUMPRODUCT(([SniffTest.B$7:SniffTest.B$971]=[.$A17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28">
          <table:table-cell office:value-type="string">
            <text:p>SNF_CS_15</text:p>
          </table:table-cell>
          <table:table-cell office:value-type="string">
            <text:p>Calendar</text:p>
          </table:table-cell>
          <table:table-cell table:number-columns-repeated="2" office:value-type="string">
            <text:p>Check displaying added task/event in all views</text:p>
          </table:table-cell>
          <table:table-cell office:value-type="string">
            <text:p>- All the views are shown properly</text:p>
          </table:table-cell>
          <table:table-cell table:formula="of:=SUMPRODUCT(([SniffTest.B$7:SniffTest.B$971]=[.$A18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21">
          <table:table-cell office:value-type="string">
            <text:p>SNF_CS_16</text:p>
          </table:table-cell>
          <table:table-cell office:value-type="string">
            <text:p>Calendar</text:p>
          </table:table-cell>
          <table:table-cell table:number-columns-repeated="2" office:value-type="string">
            <text:p>Drag-drop task/event</text:p>
          </table:table-cell>
          <table:table-cell office:value-type="string">
            <text:p>- Drag and drop function works well</text:p>
          </table:table-cell>
          <table:table-cell table:formula="of:=SUMPRODUCT(([SniffTest.B$7:SniffTest.B$971]=[.$A19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21">
          <table:table-cell office:value-type="string">
            <text:p>SNF_CS_17</text:p>
          </table:table-cell>
          <table:table-cell office:value-type="string">
            <text:p>Calendar</text:p>
          </table:table-cell>
          <table:table-cell table:number-columns-repeated="2" office:value-type="string">
            <text:p>Re-size</text:p>
          </table:table-cell>
          <table:table-cell office:value-type="string">
            <text:p>- Resize function work well</text:p>
            <text:p/>
          </table:table-cell>
          <table:table-cell table:formula="of:=SUMPRODUCT(([SniffTest.B$7:SniffTest.B$971]=[.$A20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21">
          <table:table-cell office:value-type="string">
            <text:p>SNF_CS_18</text:p>
          </table:table-cell>
          <table:table-cell office:value-type="string">
            <text:p>Calendar</text:p>
          </table:table-cell>
          <table:table-cell table:style-name="ce56" office:value-type="string">
            <text:p>View task/event</text:p>
          </table:table-cell>
          <table:table-cell table:style-name="ce56" office:value-type="string">
            <text:p>View task/event</text:p>
          </table:table-cell>
          <table:table-cell office:value-type="string">
            <text:p>- The detail of a task/event is shown.</text:p>
            <text:p/>
          </table:table-cell>
          <table:table-cell table:formula="of:=SUMPRODUCT(([SniffTest.B$7:SniffTest.B$971]=[.$A21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10">
          <table:table-cell office:value-type="string">
            <text:p>SNF_CS_19</text:p>
          </table:table-cell>
          <table:table-cell office:value-type="string">
            <text:p>Calendar</text:p>
          </table:table-cell>
          <table:table-cell table:number-columns-repeated="2" office:value-type="string">
            <text:p>Import calendar</text:p>
          </table:table-cell>
          <table:table-cell office:value-type="string">
            <text:p>- Import function works well</text:p>
          </table:table-cell>
          <table:table-cell table:formula="of:=SUMPRODUCT(([SniffTest.B$7:SniffTest.B$971]=[.$A22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21">
          <table:table-cell office:value-type="string">
            <text:p>SNF_CS_20</text:p>
          </table:table-cell>
          <table:table-cell office:value-type="string">
            <text:p>Calendar</text:p>
          </table:table-cell>
          <table:table-cell office:value-type="string">
            <text:p>Export calendar</text:p>
          </table:table-cell>
          <table:table-cell table:style-name="ce116" office:value-type="string">
            <text:p>Show or hide page </text:p>
          </table:table-cell>
          <table:table-cell office:value-type="string">
            <text:p>- Export function works well</text:p>
          </table:table-cell>
          <table:table-cell table:formula="of:=SUMPRODUCT(([SniffTest.B$7:SniffTest.B$971]=[.$A23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10">
          <table:table-cell office:value-type="string">
            <text:p>SNF_CS_21</text:p>
          </table:table-cell>
          <table:table-cell office:value-type="string">
            <text:p>Calendar</text:p>
          </table:table-cell>
          <table:table-cell table:number-columns-repeated="2" office:value-type="string">
            <text:p>Quick search</text:p>
          </table:table-cell>
          <table:table-cell office:value-type="string">
            <text:p>- Quick search function works well</text:p>
          </table:table-cell>
          <table:table-cell table:formula="of:=SUMPRODUCT(([SniffTest.B$7:SniffTest.B$971]=[.$A24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32">
          <table:table-cell office:value-type="string">
            <text:p>SNF_CS_22</text:p>
          </table:table-cell>
          <table:table-cell office:value-type="string">
            <text:p>Calendar</text:p>
          </table:table-cell>
          <table:table-cell table:number-columns-repeated="2" office:value-type="string">
            <text:p>Advanced search(simple case)</text:p>
          </table:table-cell>
          <table:table-cell office:value-type="string">
            <text:p>- Advanced search function works well</text:p>
          </table:table-cell>
          <table:table-cell table:formula="of:=SUMPRODUCT(([SniffTest.B$7:SniffTest.B$971]=[.$A25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32">
          <table:table-cell office:value-type="string">
            <text:p>SNF_CS_23</text:p>
          </table:table-cell>
          <table:table-cell office:value-type="string">
            <text:p>Mail</text:p>
          </table:table-cell>
          <table:table-cell table:number-columns-repeated="2" office:value-type="string">
            <text:p>Manage Mail Account(Add/Edit/Delete)</text:p>
          </table:table-cell>
          <table:table-cell office:value-type="string">
            <text:p>- The account is added/edited/deleted successfully</text:p>
          </table:table-cell>
          <table:table-cell table:formula="of:=SUMPRODUCT(([SniffTest.B$7:SniffTest.B$971]=[.$A26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21">
          <table:table-cell office:value-type="string">
            <text:p>SNF_CS_24</text:p>
          </table:table-cell>
          <table:table-cell office:value-type="string">
            <text:p>Mail</text:p>
          </table:table-cell>
          <table:table-cell office:value-type="string">
            <text:p>Check mail</text:p>
            <text:p/>
          </table:table-cell>
          <table:table-cell office:value-type="string">
            <text:p>Check mail</text:p>
            <text:p/>
          </table:table-cell>
          <table:table-cell office:value-type="string">
            <text:p>- The check mail function works properly</text:p>
          </table:table-cell>
          <table:table-cell table:formula="of:=SUMPRODUCT(([SniffTest.B$7:SniffTest.B$971]=[.$A27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21">
          <table:table-cell office:value-type="string">
            <text:p>SNF_CS_25</text:p>
          </table:table-cell>
          <table:table-cell office:value-type="string">
            <text:p>Mail</text:p>
          </table:table-cell>
          <table:table-cell table:number-columns-repeated="2" office:value-type="string">
            <text:p>Compose mail</text:p>
          </table:table-cell>
          <table:table-cell office:value-type="string">
            <text:p>- The mail is composed and sent successfully</text:p>
          </table:table-cell>
          <table:table-cell table:formula="of:=SUMPRODUCT(([SniffTest.B$7:SniffTest.B$971]=[.$A28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10">
          <table:table-cell office:value-type="string">
            <text:p>SNF_CS_26</text:p>
          </table:table-cell>
          <table:table-cell office:value-type="string">
            <text:p>Mail</text:p>
          </table:table-cell>
          <table:table-cell table:number-columns-repeated="2" office:value-type="string">
            <text:p>Draft mail</text:p>
          </table:table-cell>
          <table:table-cell office:value-type="string">
            <text:p>- The mail is set draft</text:p>
          </table:table-cell>
          <table:table-cell table:formula="of:=SUMPRODUCT(([SniffTest.B$7:SniffTest.B$971]=[.$A29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10">
          <table:table-cell office:value-type="string">
            <text:p>SNF_CS_27</text:p>
          </table:table-cell>
          <table:table-cell office:value-type="string">
            <text:p>Mail</text:p>
          </table:table-cell>
          <table:table-cell office:value-type="string">
            <text:p>Reply</text:p>
          </table:table-cell>
          <table:table-cell table:style-name="ce117" office:value-type="string">
            <text:p>Reply</text:p>
          </table:table-cell>
          <table:table-cell office:value-type="string">
            <text:p>- The mail can be replied successfully</text:p>
          </table:table-cell>
          <table:table-cell table:formula="of:=SUMPRODUCT(([SniffTest.B$7:SniffTest.B$971]=[.$A30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21">
          <table:table-cell office:value-type="string">
            <text:p>SNF_CS_28</text:p>
          </table:table-cell>
          <table:table-cell office:value-type="string">
            <text:p>Mail</text:p>
          </table:table-cell>
          <table:table-cell table:number-columns-repeated="2" office:value-type="string">
            <text:p>Forward</text:p>
          </table:table-cell>
          <table:table-cell office:value-type="string">
            <text:p>- The mail can be forwarded successfully</text:p>
          </table:table-cell>
          <table:table-cell table:formula="of:=SUMPRODUCT(([SniffTest.B$7:SniffTest.B$971]=[.$A31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21">
          <table:table-cell office:value-type="string">
            <text:p>SNF_CS_29</text:p>
          </table:table-cell>
          <table:table-cell office:value-type="string">
            <text:p>Mail</text:p>
          </table:table-cell>
          <table:table-cell table:number-columns-repeated="2" office:value-type="string">
            <text:p>Attachment</text:p>
          </table:table-cell>
          <table:table-cell office:value-type="string">
            <text:p>- The mail is sent successfully with attachment</text:p>
          </table:table-cell>
          <table:table-cell table:formula="of:=SUMPRODUCT(([SniffTest.B$7:SniffTest.B$971]=[.$A32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21">
          <table:table-cell office:value-type="string">
            <text:p>SNF_CS_30</text:p>
          </table:table-cell>
          <table:table-cell office:value-type="string">
            <text:p>Mail</text:p>
          </table:table-cell>
          <table:table-cell table:number-columns-repeated="2" office:value-type="string">
            <text:p>Drag-drop mail</text:p>
          </table:table-cell>
          <table:table-cell office:value-type="string">
            <text:p>- The drag and drop function works properly</text:p>
          </table:table-cell>
          <table:table-cell table:formula="of:=SUMPRODUCT(([SniffTest.B$7:SniffTest.B$971]=[.$A33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29">
          <table:table-cell office:value-type="string">
            <text:p>SNF_CS_31</text:p>
          </table:table-cell>
          <table:table-cell office:value-type="string">
            <text:p>Mail</text:p>
          </table:table-cell>
          <table:table-cell table:number-columns-repeated="2" office:value-type="string">
            <text:p>Manage a message in right click menu</text:p>
          </table:table-cell>
          <table:table-cell office:value-type="string">
            <text:p>- All actions in the right click menu work well</text:p>
          </table:table-cell>
          <table:table-cell table:formula="of:=SUMPRODUCT(([SniffTest.B$7:SniffTest.B$971]=[.$A34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32">
          <table:table-cell office:value-type="string">
            <text:p>SNF_CS_32</text:p>
          </table:table-cell>
          <table:table-cell office:value-type="string">
            <text:p>Mail</text:p>
          </table:table-cell>
          <table:table-cell table:number-columns-repeated="2" office:value-type="string">
            <text:p>Manage a folder(Add/Edit/Delete)</text:p>
          </table:table-cell>
          <table:table-cell office:value-type="string">
            <text:p>- The folder is added/edited/removed successfully</text:p>
          </table:table-cell>
          <table:table-cell table:formula="of:=SUMPRODUCT(([SniffTest.B$7:SniffTest.B$971]=[.$A35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32">
          <table:table-cell office:value-type="string">
            <text:p>SNF_CS_33</text:p>
          </table:table-cell>
          <table:table-cell office:value-type="string">
            <text:p>Mail</text:p>
          </table:table-cell>
          <table:table-cell table:number-columns-repeated="2" office:value-type="string">
            <text:p>Manage a tag(Add/Edit/Delete)</text:p>
          </table:table-cell>
          <table:table-cell office:value-type="string">
            <text:p>- The tag is added/edited/removed successfully</text:p>
          </table:table-cell>
          <table:table-cell table:formula="of:=SUMPRODUCT(([SniffTest.B$7:SniffTest.B$971]=[.$A36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21">
          <table:table-cell office:value-type="string">
            <text:p>SNF_CS_34</text:p>
          </table:table-cell>
          <table:table-cell office:value-type="string">
            <text:p>Mail</text:p>
          </table:table-cell>
          <table:table-cell table:number-columns-repeated="2" office:value-type="string">
            <text:p>More Actions</text:p>
          </table:table-cell>
          <table:table-cell office:value-type="string">
            <text:p>- All action in the more actions menu are done successfully</text:p>
          </table:table-cell>
          <table:table-cell table:formula="of:=SUMPRODUCT(([SniffTest.B$7:SniffTest.B$971]=[.$A3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CS_35</text:p>
          </table:table-cell>
          <table:table-cell office:value-type="string">
            <text:p>Mail</text:p>
          </table:table-cell>
          <table:table-cell table:number-columns-repeated="2" office:value-type="string">
            <text:p>Filter messages</text:p>
          </table:table-cell>
          <table:table-cell office:value-type="string">
            <text:p>- The message can be filtered successfully</text:p>
          </table:table-cell>
          <table:table-cell table:formula="of:=SUMPRODUCT(([SniffTest.B$7:SniffTest.B$971]=[.$A3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32">
          <table:table-cell office:value-type="string">
            <text:p>SNF_CS_36</text:p>
          </table:table-cell>
          <table:table-cell office:value-type="string">
            <text:p>Mail</text:p>
          </table:table-cell>
          <table:table-cell table:number-columns-repeated="2" office:value-type="string">
            <text:p>Mange Filters(Add/Edit/Delete)</text:p>
          </table:table-cell>
          <table:table-cell office:value-type="string">
            <text:p>- The filter is added/edited/deleted successfully</text:p>
          </table:table-cell>
          <table:table-cell table:formula="of:=SUMPRODUCT(([SniffTest.B$7:SniffTest.B$971]=[.$A3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0">
          <table:table-cell office:value-type="string">
            <text:p>SNF_CS_37</text:p>
          </table:table-cell>
          <table:table-cell office:value-type="string">
            <text:p>Mail</text:p>
          </table:table-cell>
          <table:table-cell table:number-columns-repeated="2" office:value-type="string">
            <text:p>Quick search</text:p>
          </table:table-cell>
          <table:table-cell office:value-type="string">
            <text:p>- The search result returns validly</text:p>
          </table:table-cell>
          <table:table-cell table:formula="of:=SUMPRODUCT(([SniffTest.B$7:SniffTest.B$971]=[.$A4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CS_38</text:p>
          </table:table-cell>
          <table:table-cell office:value-type="string">
            <text:p>Mail</text:p>
          </table:table-cell>
          <table:table-cell table:number-columns-repeated="2" office:value-type="string">
            <text:p>Advanced search </text:p>
          </table:table-cell>
          <table:table-cell office:value-type="string">
            <text:p>- The search result returns validly</text:p>
          </table:table-cell>
          <table:table-cell table:formula="of:=SUMPRODUCT(([SniffTest.B$7:SniffTest.B$971]=[.$A4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CS_39</text:p>
          </table:table-cell>
          <table:table-cell office:value-type="string">
            <text:p>Mail</text:p>
          </table:table-cell>
          <table:table-cell table:number-columns-repeated="2" office:value-type="string">
            <text:p>Add event in Mail</text:p>
          </table:table-cell>
          <table:table-cell office:value-type="string">
            <text:p>- The event is added successfully in Mail</text:p>
          </table:table-cell>
          <table:table-cell table:formula="of:=SUMPRODUCT(([SniffTest.B$7:SniffTest.B$971]=[.$A4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CS_40</text:p>
          </table:table-cell>
          <table:table-cell office:value-type="string">
            <text:p>Mail</text:p>
          </table:table-cell>
          <table:table-cell table:number-columns-repeated="2" office:value-type="string">
            <text:p>Manage Contact in Mail</text:p>
          </table:table-cell>
          <table:table-cell office:value-type="string">
            <text:p>- The contact is added/edited/deleted successfully in Mail</text:p>
          </table:table-cell>
          <table:table-cell table:formula="of:=SUMPRODUCT(([SniffTest.B$7:SniffTest.B$971]=[.$A4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32">
          <table:table-cell office:value-type="string">
            <text:p>SNF_CS_41</text:p>
          </table:table-cell>
          <table:table-cell office:value-type="string">
            <text:p>Contacts</text:p>
          </table:table-cell>
          <table:table-cell office:value-type="string">
            <text:p>Manage Address book</text:p>
            <text:p/>
          </table:table-cell>
          <table:table-cell office:value-type="string">
            <text:p>Manage Address book</text:p>
            <text:p/>
          </table:table-cell>
          <table:table-cell office:value-type="string">
            <text:p>- The address book is added/edited/deleted successfully</text:p>
          </table:table-cell>
          <table:table-cell table:formula="of:=SUMPRODUCT(([SniffTest.B$7:SniffTest.B$971]=[.$A4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CS_42</text:p>
          </table:table-cell>
          <table:table-cell office:value-type="string">
            <text:p>Contacts</text:p>
          </table:table-cell>
          <table:table-cell table:number-columns-repeated="2" office:value-type="string">
            <text:p>Share address book</text:p>
          </table:table-cell>
          <table:table-cell office:value-type="string">
            <text:p>- The address book is shared successfully</text:p>
          </table:table-cell>
          <table:table-cell table:formula="of:=SUMPRODUCT(([SniffTest.B$7:SniffTest.B$971]=[.$A4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CS_43</text:p>
          </table:table-cell>
          <table:table-cell office:value-type="string">
            <text:p>Contacts</text:p>
          </table:table-cell>
          <table:table-cell table:number-columns-repeated="2" office:value-type="string">
            <text:p>Manage Contact(Add/Edit/Delete/Move)</text:p>
          </table:table-cell>
          <table:table-cell office:value-type="string">
            <text:p>- The contact is added/edited/deleted successfully.</text:p>
          </table:table-cell>
          <table:table-cell table:formula="of:=SUMPRODUCT(([SniffTest.B$7:SniffTest.B$971]=[.$A4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0">
          <table:table-cell office:value-type="string">
            <text:p>SNF_CS_44</text:p>
          </table:table-cell>
          <table:table-cell office:value-type="string">
            <text:p>Contacts</text:p>
          </table:table-cell>
          <table:table-cell table:number-columns-repeated="2" office:value-type="string">
            <text:p>Print contact</text:p>
          </table:table-cell>
          <table:table-cell office:value-type="string">
            <text:p>- The contact is printed successfully</text:p>
          </table:table-cell>
          <table:table-cell table:formula="of:=SUMPRODUCT(([SniffTest.B$7:SniffTest.B$971]=[.$A4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CS_45</text:p>
          </table:table-cell>
          <table:table-cell office:value-type="string">
            <text:p>Contacts</text:p>
          </table:table-cell>
          <table:table-cell table:number-columns-repeated="2" office:value-type="string">
            <text:p>Copy/Paste a Contact</text:p>
          </table:table-cell>
          <table:table-cell office:value-type="string">
            <text:p>- The contact is copied/pasted successfully</text:p>
          </table:table-cell>
          <table:table-cell table:formula="of:=SUMPRODUCT(([SniffTest.B$7:SniffTest.B$971]=[.$A4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0">
          <table:table-cell office:value-type="string">
            <text:p>SNF_CS_46</text:p>
          </table:table-cell>
          <table:table-cell office:value-type="string">
            <text:p>Contacts</text:p>
          </table:table-cell>
          <table:table-cell table:number-columns-repeated="2" office:value-type="string">
            <text:p>Share contact</text:p>
          </table:table-cell>
          <table:table-cell office:value-type="string">
            <text:p>- The contact is shared successfully</text:p>
          </table:table-cell>
          <table:table-cell table:formula="of:=SUMPRODUCT(([SniffTest.B$7:SniffTest.B$971]=[.$A4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CS_47</text:p>
          </table:table-cell>
          <table:table-cell office:value-type="string">
            <text:p>Contacts</text:p>
          </table:table-cell>
          <table:table-cell table:number-columns-repeated="2" office:value-type="string">
            <text:p>Switch views </text:p>
          </table:table-cell>
          <table:table-cell office:value-type="string">
            <text:p>- The contacts can be viewed in different mode</text:p>
          </table:table-cell>
          <table:table-cell table:formula="of:=SUMPRODUCT(([SniffTest.B$7:SniffTest.B$971]=[.$A5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CS_48</text:p>
          </table:table-cell>
          <table:table-cell office:value-type="string">
            <text:p>Contacts</text:p>
          </table:table-cell>
          <table:table-cell table:number-columns-repeated="2" office:value-type="string">
            <text:p>Tag on specific contact</text:p>
          </table:table-cell>
          <table:table-cell office:value-type="string">
            <text:p>- The tag function works well</text:p>
          </table:table-cell>
          <table:table-cell table:formula="of:=SUMPRODUCT(([SniffTest.B$7:SniffTest.B$971]=[.$A5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CS_49</text:p>
          </table:table-cell>
          <table:table-cell office:value-type="string">
            <text:p>Contacts</text:p>
          </table:table-cell>
          <table:table-cell table:number-columns-repeated="2" office:value-type="string">
            <text:p>Send Email contact</text:p>
          </table:table-cell>
          <table:table-cell office:value-type="string">
            <text:p>- Send email to specific contact successfully</text:p>
          </table:table-cell>
          <table:table-cell table:formula="of:=SUMPRODUCT(([SniffTest.B$7:SniffTest.B$971]=[.$A5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CS_50</text:p>
          </table:table-cell>
          <table:table-cell office:value-type="string">
            <text:p>Contacts</text:p>
          </table:table-cell>
          <table:table-cell table:number-columns-repeated="2" office:value-type="string">
            <text:p>Import Address book</text:p>
          </table:table-cell>
          <table:table-cell office:value-type="string">
            <text:p>- Import function works well</text:p>
          </table:table-cell>
          <table:table-cell table:formula="of:=SUMPRODUCT(([SniffTest.B$7:SniffTest.B$971]=[.$A5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CS_51</text:p>
          </table:table-cell>
          <table:table-cell office:value-type="string">
            <text:p>Contacts</text:p>
          </table:table-cell>
          <table:table-cell table:number-columns-repeated="2" office:value-type="string">
            <text:p>Export Address book</text:p>
          </table:table-cell>
          <table:table-cell office:value-type="string">
            <text:p>- Export function works well</text:p>
          </table:table-cell>
          <table:table-cell table:formula="of:=SUMPRODUCT(([SniffTest.B$7:SniffTest.B$971]=[.$A5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0">
          <table:table-cell office:value-type="string">
            <text:p>SNF_CS_52</text:p>
          </table:table-cell>
          <table:table-cell office:value-type="string">
            <text:p>Contacts</text:p>
          </table:table-cell>
          <table:table-cell table:number-columns-repeated="2" office:value-type="string">
            <text:p>Quick search </text:p>
          </table:table-cell>
          <table:table-cell office:value-type="string">
            <text:p>- The search result returns validly</text:p>
          </table:table-cell>
          <table:table-cell table:formula="of:=SUMPRODUCT(([SniffTest.B$7:SniffTest.B$971]=[.$A5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32">
          <table:table-cell office:value-type="string">
            <text:p>SNF_CS_53</text:p>
          </table:table-cell>
          <table:table-cell office:value-type="string">
            <text:p>Contacts</text:p>
          </table:table-cell>
          <table:table-cell table:number-columns-repeated="2" office:value-type="string">
            <text:p>Advanced search(simple case)</text:p>
          </table:table-cell>
          <table:table-cell office:value-type="string">
            <text:p>- The search result returns validly</text:p>
          </table:table-cell>
          <table:table-cell table:formula="of:=SUMPRODUCT(([SniffTest.B$7:SniffTest.B$971]=[.$A5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CS_54</text:p>
          </table:table-cell>
          <table:table-cell table:style-name="ce117" office:value-type="string">
            <text:p>Chat</text:p>
          </table:table-cell>
          <table:table-cell table:number-columns-repeated="2" office:value-type="string">
            <text:p>Create new room</text:p>
          </table:table-cell>
          <table:table-cell office:value-type="string">
            <text:p>- The room is created successfully</text:p>
          </table:table-cell>
          <table:table-cell table:formula="of:=SUMPRODUCT(([SniffTest.B$7:SniffTest.B$971]=[.$A5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CS_55</text:p>
          </table:table-cell>
          <table:table-cell table:style-name="ce117" office:value-type="string">
            <text:p>Chat</text:p>
          </table:table-cell>
          <table:table-cell table:number-columns-repeated="2" office:value-type="string">
            <text:p>Invite</text:p>
          </table:table-cell>
          <table:table-cell office:value-type="string">
            <text:p>- Invite people for chat room works well</text:p>
          </table:table-cell>
          <table:table-cell table:formula="of:=SUMPRODUCT(([SniffTest.B$7:SniffTest.B$971]=[.$A5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CS_56</text:p>
          </table:table-cell>
          <table:table-cell table:style-name="ce117" office:value-type="string">
            <text:p>Chat</text:p>
          </table:table-cell>
          <table:table-cell table:number-columns-repeated="2" office:value-type="string">
            <text:p>Configure</text:p>
          </table:table-cell>
          <table:table-cell office:value-type="string">
            <text:p>- The room chat is configured successfully.</text:p>
          </table:table-cell>
          <table:table-cell table:formula="of:=SUMPRODUCT(([SniffTest.B$7:SniffTest.B$971]=[.$A5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CS_57</text:p>
          </table:table-cell>
          <table:table-cell table:style-name="ce117" office:value-type="string">
            <text:p>Chat</text:p>
          </table:table-cell>
          <table:table-cell table:number-columns-repeated="2" office:value-type="string">
            <text:p>Send message in chat room</text:p>
          </table:table-cell>
          <table:table-cell office:value-type="string">
            <text:p>- The message is sent normally in chat room</text:p>
          </table:table-cell>
          <table:table-cell table:formula="of:=SUMPRODUCT(([SniffTest.B$7:SniffTest.B$971]=[.$A6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CS_58</text:p>
          </table:table-cell>
          <table:table-cell table:style-name="ce117" office:value-type="string">
            <text:p>Chat</text:p>
          </table:table-cell>
          <table:table-cell table:number-columns-repeated="2" office:value-type="string">
            <text:p>Leave</text:p>
          </table:table-cell>
          <table:table-cell office:value-type="string">
            <text:p>- The user can leave the room chat normally</text:p>
          </table:table-cell>
          <table:table-cell table:formula="of:=SUMPRODUCT(([SniffTest.B$7:SniffTest.B$971]=[.$A6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CS_59</text:p>
          </table:table-cell>
          <table:table-cell table:style-name="ce117" office:value-type="string">
            <text:p>Chat</text:p>
          </table:table-cell>
          <table:table-cell table:number-columns-repeated="2" office:value-type="string">
            <text:p>Join room</text:p>
          </table:table-cell>
          <table:table-cell office:value-type="string">
            <text:p>- The user can join a room chat normally</text:p>
          </table:table-cell>
          <table:table-cell table:formula="of:=SUMPRODUCT(([SniffTest.B$7:SniffTest.B$971]=[.$A6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0">
          <table:table-cell office:value-type="string">
            <text:p>SNF_CS_60</text:p>
          </table:table-cell>
          <table:table-cell table:style-name="ce117" office:value-type="string">
            <text:p>Chat</text:p>
          </table:table-cell>
          <table:table-cell table:number-columns-repeated="2" office:value-type="string">
            <text:p>Search</text:p>
          </table:table-cell>
          <table:table-cell table:style-name="ce139" office:value-type="string">
            <text:p>- Search function works well</text:p>
          </table:table-cell>
          <table:table-cell table:formula="of:=SUMPRODUCT(([SniffTest.B$7:SniffTest.B$971]=[.$A6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0">
          <table:table-cell office:value-type="string">
            <text:p>SNF_CS_61</text:p>
          </table:table-cell>
          <table:table-cell table:style-name="ce117" office:value-type="string">
            <text:p>Chat</text:p>
          </table:table-cell>
          <table:table-cell table:number-columns-repeated="2" office:value-type="string">
            <text:p>Add contact</text:p>
          </table:table-cell>
          <table:table-cell office:value-type="string">
            <text:p>- Add contact function works well</text:p>
          </table:table-cell>
          <table:table-cell table:formula="of:=SUMPRODUCT(([SniffTest.B$7:SniffTest.B$971]=[.$A6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CS_62</text:p>
          </table:table-cell>
          <table:table-cell table:style-name="ce117" office:value-type="string">
            <text:p>Chat</text:p>
          </table:table-cell>
          <table:table-cell table:number-columns-repeated="2" office:value-type="string">
            <text:p>Add private chat</text:p>
          </table:table-cell>
          <table:table-cell office:value-type="string">
            <text:p>- The private chat can be added</text:p>
          </table:table-cell>
          <table:table-cell table:formula="of:=SUMPRODUCT(([SniffTest.B$7:SniffTest.B$971]=[.$A6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CS_63</text:p>
          </table:table-cell>
          <table:table-cell table:style-name="ce117" office:value-type="string">
            <text:p>Chat</text:p>
          </table:table-cell>
          <table:table-cell table:number-columns-repeated="2" office:value-type="string">
            <text:p>Send message in private chat</text:p>
          </table:table-cell>
          <table:table-cell office:value-type="string">
            <text:p>- The message is sent normally.</text:p>
          </table:table-cell>
          <table:table-cell table:formula="of:=SUMPRODUCT(([SniffTest.B$7:SniffTest.B$971]=[.$A6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CS_64</text:p>
          </table:table-cell>
          <table:table-cell table:style-name="ce117" office:value-type="string">
            <text:p>Chat</text:p>
          </table:table-cell>
          <table:table-cell table:number-columns-repeated="2" office:value-type="string">
            <text:p>Send file in private chat</text:p>
          </table:table-cell>
          <table:table-cell office:value-type="string">
            <text:p>- The sent file can be sent and received normally</text:p>
          </table:table-cell>
          <table:table-cell table:formula="of:=SUMPRODUCT(([SniffTest.B$7:SniffTest.B$971]=[.$A6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CS_65</text:p>
          </table:table-cell>
          <table:table-cell table:style-name="ce117" office:value-type="string">
            <text:p>Chat</text:p>
          </table:table-cell>
          <table:table-cell table:number-columns-repeated="2" office:value-type="string">
            <text:p>Export private chat history</text:p>
          </table:table-cell>
          <table:table-cell office:value-type="string">
            <text:p>- The export function work well</text:p>
          </table:table-cell>
          <table:table-cell table:formula="of:=SUMPRODUCT(([SniffTest.B$7:SniffTest.B$971]=[.$A6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CS_66</text:p>
          </table:table-cell>
          <table:table-cell table:style-name="ce117" office:value-type="string">
            <text:p>Chat</text:p>
          </table:table-cell>
          <table:table-cell table:number-columns-repeated="2" office:value-type="string">
            <text:p>Remove contact</text:p>
          </table:table-cell>
          <table:table-cell office:value-type="string">
            <text:p>- The contact is removed normally.</text:p>
          </table:table-cell>
          <table:table-cell table:formula="of:=SUMPRODUCT(([SniffTest.B$7:SniffTest.B$971]=[.$A6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32">
          <table:table-cell office:value-type="string">
            <text:p>SNF_CS_67</text:p>
          </table:table-cell>
          <table:table-cell table:style-name="ce117" office:value-type="string">
            <text:p>Chat</text:p>
          </table:table-cell>
          <table:table-cell table:number-columns-repeated="2" office:value-type="string">
            <text:p>Show sent messages in period of time</text:p>
          </table:table-cell>
          <table:table-cell office:value-type="string">
            <text:p>- The message is shown in period of time</text:p>
          </table:table-cell>
          <table:table-cell table:formula="of:=SUMPRODUCT(([SniffTest.B$7:SniffTest.B$971]=[.$A7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0">
          <table:table-cell office:value-type="string">
            <text:p>SNF_CS_68</text:p>
          </table:table-cell>
          <table:table-cell table:style-name="ce117" office:value-type="string">
            <text:p>Chat</text:p>
          </table:table-cell>
          <table:table-cell table:number-columns-repeated="2" office:value-type="string">
            <text:p>User status</text:p>
          </table:table-cell>
          <table:table-cell table:style-name="Default" office:value-type="string">
            <text:p>- The user status is shown normally</text:p>
          </table:table-cell>
          <table:table-cell table:formula="of:=SUMPRODUCT(([SniffTest.B$7:SniffTest.B$971]=[.$A7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6">
          <table:table-cell table:style-name="ce136" office:value-type="string" table:number-columns-spanned="5" table:number-rows-spanned="1">
            <text:p>TOTAL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ce141" table:formula="of:=SUM([.F4:.F71])" office:value-type="float" office:value="68">
            <text:p>68</text:p>
          </table:table-cell>
          <table:table-cell table:number-columns-repeated="243"/>
        </table:table-row>
      </table:table>
      <table:named-expressions>
        <table:named-range table:name="creat_new_account" table:base-cell-address="$SniffTest.$E$13" table:cell-range-address="$SniffTest.$E$7"/>
        <table:named-expression table:name="Add_gadget_into_container" table:base-cell-address="$Cover.$E$64" table:expression="$#REF!.$E$#REF!"/>
        <table:named-expression table:name="import_application" table:base-cell-address="$Cover.$E$105" table:expression="$#REF!.$E$9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06">12/06/2010</text:date>, <text:time>10:37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Minh Nguyen</meta:initial-creator>
    <meta:creation-date>2009-02-26T17:47:58</meta:creation-date>
    <dc:creator>exoplatform </dc:creator>
    <dc:date>2010-12-06T10:37:41</dc:date>
    <dc:language>en-US</dc:language>
    <meta:editing-cycles>805</meta:editing-cycles>
    <meta:editing-duration>PT284H25M20S</meta:editing-duration>
    <meta:document-statistic meta:table-count="4" meta:cell-count="1306" meta:object-count="5"/>
    <meta:user-defined meta:name="Info 1"/>
    <meta:user-defined meta:name="Info 2"/>
    <meta:user-defined meta:name="Info 3"/>
    <meta:user-defined meta:name="Info 4"/>
  </office:meta>
</office:document-meta>
</file>